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62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208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Linienspitzen_20_14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Linienspitzen_20_17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Linienspitzen_20_19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Linienspitzen_20_21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Linienspitzen_20_22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Linienspitzen_20_24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Linienspitzen_20_25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Linienspitzen_20_26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Linienspitzen_20_27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Linienspitzen_20_28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Linienspitzen_20_29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Linienspitzen_20_30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Linienspitzen_20_31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Linienspitzen_20_32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Linienspitzen_20_33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Linienspitzen_20_35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Linienspitzen_20_36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000000" draw:marker-end="Linienspitzen_20_37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0000" draw:marker-end="Linienspitzen_20_38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Linienspitzen_20_39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Linienspitzen_20_40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Linienspitzen_20_41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Linienspitzen_20_42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Linienspitzen_20_43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Linienspitzen_20_44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00000" draw:marker-end="Linienspitzen_20_45" draw:marker-end-width="0.3cm" draw:fill="none" draw:textarea-vertical-align="middle" loext:decorative="false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798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color="#000000" draw:marker-end="Linienspitzen_20_46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000000" draw:marker-end="Linienspitzen_20_47" draw:marker-end-width="0.3cm" draw:fill="none" draw:textarea-vertical-align="middle" loext:decorative="false"/>
    </style:style>
    <style:style style:name="gr36" style:family="graphic" style:parent-style-name="objectwithoutfill">
      <style:graphic-properties svg:stroke-color="#000000" draw:marker-end="Linienspitzen_20_48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000000" draw:marker-end="Linienspitzen_20_49" draw:marker-end-width="0.3cm" draw:fill="none" draw:textarea-vertical-align="middle" loext:decorative="false"/>
    </style:style>
    <style:style style:name="gr38" style:family="graphic" style:parent-style-name="objectwithoutfill">
      <style:graphic-properties svg:stroke-color="#000000" draw:marker-end="Linienspitzen_20_50" draw:marker-end-width="0.3cm" draw:fill="none" draw:textarea-vertical-align="middle" loext:decorative="false"/>
    </style:style>
    <style:style style:name="gr39" style:family="graphic" style:parent-style-name="objectwithoutfill">
      <style:graphic-properties svg:stroke-color="#000000" draw:marker-end="Linienspitzen_20_51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000000" draw:marker-end="Linienspitzen_20_52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Linienspitzen_20_53" draw:marker-end-width="0.3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Linienspitzen_20_54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000000" draw:marker-end="Linienspitzen_20_55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000000" draw:marker-end="Linienspitzen_20_56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000000" draw:marker-end="Linienspitzen_20_57" draw:marker-end-width="0.3cm" draw:fill="none" draw:textarea-vertical-align="middle" loext:decorative="false"/>
    </style:style>
    <style:style style:name="gr46" style:family="graphic" style:parent-style-name="objectwithoutfill">
      <style:graphic-properties svg:stroke-color="#000000" draw:marker-end="Linienspitzen_20_58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Linienspitzen_20_59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Linienspitzen_20_60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Linienspitzen_20_61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Linienspitzen_20_62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Linienspitzen_20_63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Linienspitzen_20_64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000000" draw:marker-end="Linienspitzen_20_66" draw:marker-end-width="0.3cm" draw:fill="none" draw:textarea-vertical-align="middle" loext:decorative="false"/>
    </style:style>
    <style:style style:name="gr54" style:family="graphic" style:parent-style-name="objectwithoutfill">
      <style:graphic-properties svg:stroke-color="#000000" draw:marker-end="Linienspitzen_20_67" draw:marker-end-width="0.3cm" draw:fill="none" draw:textarea-vertical-align="middle" loext:decorative="false"/>
    </style:style>
    <style:style style:name="gr55" style:family="graphic" style:parent-style-name="objectwithoutfill">
      <style:graphic-properties svg:stroke-color="#000000" draw:marker-end="Linienspitzen_20_68" draw:marker-end-width="0.3cm" draw:fill="none" draw:textarea-vertical-align="middle" loext:decorative="false"/>
    </style:style>
    <style:style style:name="gr56" style:family="graphic" style:parent-style-name="objectwithoutfill">
      <style:graphic-properties svg:stroke-color="#000000" draw:marker-end="Linienspitzen_20_69" draw:marker-end-width="0.3cm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Linienspitzen_20_70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Linienspitzen_20_71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Linienspitzen_20_72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Linienspitzen_20_73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end="Linienspitzen_20_74" draw:marker-end-width="0.3cm" draw:fill="none" draw:textarea-vertical-align="middle" loext:decorative="false"/>
    </style:style>
    <style:style style:name="gr6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562cm" fo:wrap-option="wrap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end="Linienspitzen_20_75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Linienspitzen_20_76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Linienspitzen_20_77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Linienspitzen_20_78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Linienspitzen_20_79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Linienspitzen_20_80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Linienspitzen_20_81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Linienspitzen_20_82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Linienspitzen_20_83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Linienspitzen_20_84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Linienspitzen_20_85" draw:marker-end-width="0.3cm" draw:fill="none" draw:textarea-vertical-align="middle" loext:decorative="false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78" style:family="graphic" style:parent-style-name="objectwithoutfill">
      <style:graphic-properties svg:stroke-color="#000000" draw:marker-end="Linienspitzen_20_86" draw:marker-end-width="0.3cm" draw:fill="none" draw:textarea-vertical-align="middle" loext:decorative="false"/>
    </style:style>
    <style:style style:name="gr79" style:family="graphic" style:parent-style-name="objectwithoutfill">
      <style:graphic-properties svg:stroke-color="#000000" draw:marker-end="Linienspitzen_20_87" draw:marker-end-width="0.3cm" draw:fill="none" draw:textarea-vertical-align="middle" loext:decorative="false"/>
    </style:style>
    <style:style style:name="gr80" style:family="graphic" style:parent-style-name="objectwithoutfill">
      <style:graphic-properties svg:stroke-color="#000000" draw:marker-end="Linienspitzen_20_88" draw:marker-end-width="0.3cm" draw:fill="none" draw:textarea-vertical-align="middle" loext:decorative="false"/>
    </style:style>
    <style:style style:name="gr8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83" style:family="graphic" style:parent-style-name="objectwithoutfill">
      <style:graphic-properties svg:stroke-color="#000000" draw:marker-end="Linienspitzen_20_89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Linienspitzen_20_90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Linienspitzen_20_91" draw:marker-end-width="0.3cm" draw:fill="none" draw:textarea-vertical-align="middle" loext:decorative="false"/>
    </style:style>
    <style:style style:name="gr86" style:family="graphic" style:parent-style-name="objectwithoutfill">
      <style:graphic-properties svg:stroke-color="#000000" draw:marker-end="Linienspitzen_20_92" draw:marker-end-width="0.3cm" draw:fill="none" draw:textarea-vertical-align="middle" loext:decorative="false"/>
    </style:style>
    <style:style style:name="gr87" style:family="graphic" style:parent-style-name="objectwithoutfill">
      <style:graphic-properties svg:stroke-color="#000000" draw:marker-end="Linienspitzen_20_93" draw:marker-end-width="0.3cm" draw:fill="none" draw:textarea-vertical-align="middle" loext:decorative="false"/>
    </style:style>
    <style:style style:name="gr88" style:family="graphic" style:parent-style-name="objectwithoutfill">
      <style:graphic-properties svg:stroke-color="#000000" draw:marker-end="Linienspitzen_20_94" draw:marker-end-width="0.3cm" draw:fill="none" draw:textarea-vertical-align="middle" loext:decorative="false"/>
    </style:style>
    <style:style style:name="gr89" style:family="graphic" style:parent-style-name="objectwithoutfill">
      <style:graphic-properties svg:stroke-color="#000000" draw:marker-end="Linienspitzen_20_95" draw:marker-end-width="0.3cm" draw:fill="none" draw:textarea-vertical-align="middle" loext:decorative="false"/>
    </style:style>
    <style:style style:name="gr90" style:family="graphic" style:parent-style-name="objectwithoutfill">
      <style:graphic-properties svg:stroke-color="#000000" draw:marker-end="Linienspitzen_20_96" draw:marker-end-width="0.3cm" draw:fill="none" draw:textarea-vertical-align="middle" loext:decorative="false"/>
    </style:style>
    <style:style style:name="gr91" style:family="graphic" style:parent-style-name="objectwithoutfill">
      <style:graphic-properties svg:stroke-color="#000000" draw:marker-end="Linienspitzen_20_97" draw:marker-end-width="0.3cm" draw:fill="none" draw:textarea-vertical-align="middle" loext:decorative="false"/>
    </style:style>
    <style:style style:name="gr92" style:family="graphic" style:parent-style-name="objectwithoutfill">
      <style:graphic-properties svg:stroke-color="#000000" draw:marker-end="Linienspitzen_20_98" draw:marker-end-width="0.3cm" draw:fill="none" draw:textarea-vertical-align="middle" loext:decorative="false"/>
    </style:style>
    <style:style style:name="gr93" style:family="graphic" style:parent-style-name="objectwithoutfill">
      <style:graphic-properties svg:stroke-color="#000000" draw:marker-end="Linienspitzen_20_99" draw:marker-end-width="0.3cm" draw:fill="none" draw:textarea-vertical-align="middle" loext:decorative="false"/>
    </style:style>
    <style:style style:name="gr94" style:family="graphic" style:parent-style-name="objectwithoutfill">
      <style:graphic-properties svg:stroke-color="#000000" draw:marker-end="Linienspitzen_20_100" draw:marker-end-width="0.3cm" draw:fill="none" draw:textarea-vertical-align="middle" loext:decorative="false"/>
    </style:style>
    <style:style style:name="gr95" style:family="graphic" style:parent-style-name="objectwithoutfill">
      <style:graphic-properties svg:stroke-color="#000000" draw:marker-end="Linienspitzen_20_101" draw:marker-end-width="0.3cm" draw:fill="none" draw:textarea-vertical-align="middle" loext:decorative="false"/>
    </style:style>
    <style:style style:name="gr96" style:family="graphic" style:parent-style-name="objectwithoutfill">
      <style:graphic-properties svg:stroke-color="#000000" draw:marker-end="Linienspitzen_20_102" draw:marker-end-width="0.3cm" draw:fill="none" draw:textarea-vertical-align="middle" loext:decorative="false"/>
    </style:style>
    <style:style style:name="gr97" style:family="graphic" style:parent-style-name="objectwithoutfill">
      <style:graphic-properties svg:stroke-color="#000000" draw:marker-end="Linienspitzen_20_103" draw:marker-end-width="0.3cm" draw:fill="none" draw:textarea-vertical-align="middle" loext:decorative="false"/>
    </style:style>
    <style:style style:name="gr98" style:family="graphic" style:parent-style-name="objectwithoutfill">
      <style:graphic-properties svg:stroke-color="#000000" draw:marker-end="Linienspitzen_20_104" draw:marker-end-width="0.3cm" draw:fill="none" draw:textarea-vertical-align="middle" loext:decorative="false"/>
    </style:style>
    <style:style style:name="gr99" style:family="graphic" style:parent-style-name="objectwithoutfill">
      <style:graphic-properties svg:stroke-color="#000000" draw:marker-end="Linienspitzen_20_105" draw:marker-end-width="0.3cm" draw:fill="none" draw:textarea-vertical-align="middle" loext:decorative="false"/>
    </style:style>
    <style:style style:name="gr100" style:family="graphic" style:parent-style-name="objectwithoutfill">
      <style:graphic-properties svg:stroke-color="#000000" draw:marker-end="Linienspitzen_20_106" draw:marker-end-width="0.3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end="Linienspitzen_20_107" draw:marker-end-width="0.3cm" draw:fill="none" draw:textarea-vertical-align="middle" loext:decorative="false"/>
    </style:style>
    <style:style style:name="gr102" style:family="graphic" style:parent-style-name="objectwithoutfill">
      <style:graphic-properties svg:stroke-color="#000000" draw:marker-end="Linienspitzen_20_108" draw:marker-end-width="0.3cm" draw:fill="none" draw:textarea-vertical-align="middle" loext:decorative="false"/>
    </style:style>
    <style:style style:name="gr103" style:family="graphic" style:parent-style-name="objectwithoutfill">
      <style:graphic-properties svg:stroke-color="#000000" draw:marker-end="Linienspitzen_20_109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Linienspitzen_20_110" draw:marker-end-width="0.3cm" draw:fill="none" draw:textarea-vertical-align="middle" loext:decorative="false"/>
    </style:style>
    <style:style style:name="gr105" style:family="graphic" style:parent-style-name="objectwithoutfill">
      <style:graphic-properties svg:stroke-color="#000000" draw:marker-end="Linienspitzen_20_111" draw:marker-end-width="0.3cm" draw:fill="none" draw:textarea-vertical-align="middle" loext:decorative="false"/>
    </style:style>
    <style:style style:name="gr106" style:family="graphic" style:parent-style-name="objectwithoutfill">
      <style:graphic-properties svg:stroke-color="#000000" draw:marker-end="Linienspitzen_20_112" draw:marker-end-width="0.3cm" draw:fill="none" draw:textarea-vertical-align="middle" loext:decorative="false"/>
    </style:style>
    <style:style style:name="gr107" style:family="graphic" style:parent-style-name="objectwithoutfill">
      <style:graphic-properties svg:stroke-color="#000000" draw:marker-end="Linienspitzen_20_113" draw:marker-end-width="0.3cm" draw:fill="none" draw:textarea-vertical-align="middle" loext:decorative="false"/>
    </style:style>
    <style:style style:name="gr108" style:family="graphic" style:parent-style-name="objectwithoutfill">
      <style:graphic-properties svg:stroke-color="#000000" draw:marker-end="Linienspitzen_20_114" draw:marker-end-width="0.3cm" draw:fill="none" draw:textarea-vertical-align="middle" loext:decorative="false"/>
    </style:style>
    <style:style style:name="gr109" style:family="graphic" style:parent-style-name="objectwithoutfill">
      <style:graphic-properties svg:stroke-color="#000000" draw:marker-end="Linienspitzen_20_115" draw:marker-end-width="0.3cm" draw:fill="none" draw:textarea-vertical-align="middle" loext:decorative="false"/>
    </style:style>
    <style:style style:name="gr1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111" style:family="graphic" style:parent-style-name="objectwithoutfill">
      <style:graphic-properties svg:stroke-color="#000000" draw:marker-end="Linienspitzen_20_116" draw:marker-end-width="0.3cm" draw:fill="none" draw:textarea-vertical-align="middle" loext:decorative="false"/>
    </style:style>
    <style:style style:name="gr112" style:family="graphic" style:parent-style-name="objectwithoutfill">
      <style:graphic-properties svg:stroke-color="#000000" draw:marker-end="Linienspitzen_20_117" draw:marker-end-width="0.3cm" draw:fill="none" draw:textarea-vertical-align="middle" loext:decorative="false"/>
    </style:style>
    <style:style style:name="gr113" style:family="graphic" style:parent-style-name="objectwithoutfill">
      <style:graphic-properties svg:stroke-color="#000000" draw:marker-end="Linienspitzen_20_118" draw:marker-end-width="0.3cm" draw:fill="none" draw:textarea-vertical-align="middle" loext:decorative="false"/>
    </style:style>
    <style:style style:name="gr114" style:family="graphic" style:parent-style-name="objectwithoutfill">
      <style:graphic-properties svg:stroke-color="#000000" draw:marker-end="Linienspitzen_20_119" draw:marker-end-width="0.3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Linienspitzen_20_120" draw:marker-end-width="0.3cm" draw:fill="none" draw:textarea-vertical-align="middle" loext:decorative="false"/>
    </style:style>
    <style:style style:name="gr116" style:family="graphic" style:parent-style-name="objectwithoutfill">
      <style:graphic-properties svg:stroke-color="#000000" draw:marker-end="Linienspitzen_20_121" draw:marker-end-width="0.3cm" draw:fill="none" draw:textarea-vertical-align="middle" loext:decorative="false"/>
    </style:style>
    <style:style style:name="gr117" style:family="graphic" style:parent-style-name="objectwithoutfill">
      <style:graphic-properties svg:stroke-color="#000000" draw:marker-end="Linienspitzen_20_122" draw:marker-end-width="0.3cm" draw:fill="none" draw:textarea-vertical-align="middle" loext:decorative="false"/>
    </style:style>
    <style:style style:name="gr118" style:family="graphic" style:parent-style-name="objectwithoutfill">
      <style:graphic-properties svg:stroke-color="#000000" draw:marker-end="Linienspitzen_20_123" draw:marker-end-width="0.3cm" draw:fill="none" draw:textarea-vertical-align="middle" loext:decorative="false"/>
    </style:style>
    <style:style style:name="gr119" style:family="graphic" style:parent-style-name="objectwithoutfill">
      <style:graphic-properties svg:stroke-color="#000000" draw:marker-end="Linienspitzen_20_124" draw:marker-end-width="0.3cm" draw:fill="none" draw:textarea-vertical-align="middle" loext:decorative="false"/>
    </style:style>
    <style:style style:name="gr120" style:family="graphic" style:parent-style-name="objectwithoutfill">
      <style:graphic-properties svg:stroke-color="#000000" draw:marker-end="Linienspitzen_20_125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Linienspitzen_20_126" draw:marker-end-width="0.3cm" draw:fill="none" draw:textarea-vertical-align="middle" loext:decorative="false"/>
    </style:style>
    <style:style style:name="gr1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23" style:family="graphic" style:parent-style-name="objectwithoutfill">
      <style:graphic-properties svg:stroke-color="#000000" draw:marker-end="Linienspitzen_20_127" draw:marker-end-width="0.3cm" draw:fill="none" draw:textarea-vertical-align="middle" loext:decorative="false"/>
    </style:style>
    <style:style style:name="gr124" style:family="graphic" style:parent-style-name="objectwithoutfill">
      <style:graphic-properties svg:stroke-color="#000000" draw:marker-end="Linienspitzen_20_128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000000" draw:marker-end="Linienspitzen_20_129" draw:marker-end-width="0.3cm" draw:fill="none" draw:textarea-vertical-align="middle" loext:decorative="false"/>
    </style:style>
    <style:style style:name="gr126" style:family="graphic" style:parent-style-name="objectwithoutfill">
      <style:graphic-properties svg:stroke-color="#000000" draw:marker-end="Linienspitzen_20_130" draw:marker-end-width="0.3cm" draw:fill="none" draw:textarea-vertical-align="middle" loext:decorative="false"/>
    </style:style>
    <style:style style:name="gr127" style:family="graphic" style:parent-style-name="objectwithoutfill">
      <style:graphic-properties svg:stroke-color="#000000" draw:marker-end="Linienspitzen_20_131" draw:marker-end-width="0.3cm" draw:fill="none" draw:textarea-vertical-align="middle" loext:decorative="false"/>
    </style:style>
    <style:style style:name="gr128" style:family="graphic" style:parent-style-name="objectwithoutfill">
      <style:graphic-properties svg:stroke-color="#000000" draw:marker-end="Linienspitzen_20_132" draw:marker-end-width="0.3cm" draw:fill="none" draw:textarea-vertical-align="middle" loext:decorative="false"/>
    </style:style>
    <style:style style:name="gr129" style:family="graphic" style:parent-style-name="objectwithoutfill">
      <style:graphic-properties svg:stroke-color="#000000" draw:marker-end="Linienspitzen_20_133" draw:marker-end-width="0.3cm" draw:fill="none" draw:textarea-vertical-align="middle" loext:decorative="false"/>
    </style:style>
    <style:style style:name="gr13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1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914cm" fo:wrap-option="wrap" style:writing-mode="lr-tb" loext:decorative="false"/>
      <style:paragraph-properties style:writing-mode="lr-tb"/>
    </style:style>
    <style:style style:name="gr132" style:family="graphic" style:parent-style-name="objectwithoutfill">
      <style:graphic-properties svg:stroke-color="#000000" draw:marker-end="Linienspitzen_20_135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Linienspitzen_20_136" draw:marker-end-width="0.3cm" draw:fill="none" draw:textarea-vertical-align="middle" loext:decorative="false"/>
    </style:style>
    <style:style style:name="gr134" style:family="graphic" style:parent-style-name="objectwithoutfill">
      <style:graphic-properties svg:stroke-color="#000000" draw:marker-end="Linienspitzen_20_137" draw:marker-end-width="0.3cm" draw:fill="none" draw:textarea-vertical-align="middle" loext:decorative="false"/>
    </style:style>
    <style:style style:name="gr135" style:family="graphic" style:parent-style-name="objectwithoutfill">
      <style:graphic-properties svg:stroke-color="#000000" draw:marker-end="Linienspitzen_20_138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Linienspitzen_20_139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Linienspitzen_20_140" draw:marker-end-width="0.3cm" draw:fill="none" draw:textarea-vertical-align="middle" loext:decorative="false"/>
    </style:style>
    <style:style style:name="gr138" style:family="graphic" style:parent-style-name="objectwithoutfill">
      <style:graphic-properties svg:stroke-color="#000000" draw:marker-end="Linienspitzen_20_141" draw:marker-end-width="0.3cm" draw:fill="none" draw:textarea-vertical-align="middle" loext:decorative="false"/>
    </style:style>
    <style:style style:name="gr139" style:family="graphic" style:parent-style-name="objectwithoutfill">
      <style:graphic-properties svg:stroke-color="#000000" draw:marker-end="Linienspitzen_20_142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Linienspitzen_20_143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Linienspitzen_20_144" draw:marker-end-width="0.3cm" draw:fill="none" draw:textarea-vertical-align="middle" loext:decorative="false"/>
    </style:style>
    <style:style style:name="gr142" style:family="graphic" style:parent-style-name="objectwithoutfill">
      <style:graphic-properties svg:stroke-color="#000000" draw:marker-end="Linienspitzen_20_145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Linienspitzen_20_146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Linienspitzen_20_147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Linienspitzen_20_148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end="Linienspitzen_20_149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Linienspitzen_20_150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Linienspitzen_20_151" draw:marker-end-width="0.3cm" draw:fill="none" draw:textarea-vertical-align="middle" loext:decorative="false"/>
    </style:style>
    <style:style style:name="gr149" style:family="graphic" style:parent-style-name="objectwithoutfill">
      <style:graphic-properties svg:stroke-color="#000000" draw:marker-end="Linienspitzen_20_152" draw:marker-end-width="0.3cm" draw:fill="none" draw:textarea-vertical-align="middle" loext:decorative="false"/>
    </style:style>
    <style:style style:name="gr150" style:family="graphic" style:parent-style-name="objectwithoutfill">
      <style:graphic-properties svg:stroke-color="#000000" draw:marker-end="Linienspitzen_20_153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Linienspitzen_20_154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Linienspitzen_20_155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Linienspitzen_20_156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Linienspitzen_20_157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Linienspitzen_20_158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Linienspitzen_20_159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000000" draw:marker-end="Linienspitzen_20_160" draw:marker-end-width="0.3cm" draw:fill="none" draw:textarea-vertical-align="middle" loext:decorative="false"/>
    </style:style>
    <style:style style:name="gr158" style:family="graphic" style:parent-style-name="objectwithoutfill">
      <style:graphic-properties svg:stroke-color="#000000" draw:marker-end="Linienspitzen_20_161" draw:marker-end-width="0.3cm" draw:fill="none" draw:textarea-vertical-align="middle" loext:decorative="false"/>
    </style:style>
    <style:style style:name="gr159" style:family="graphic" style:parent-style-name="objectwithoutfill">
      <style:graphic-properties svg:stroke-color="#000000" draw:marker-end="Linienspitzen_20_162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Linienspitzen_20_163" draw:marker-end-width="0.3cm" draw:fill="none" draw:textarea-vertical-align="middle" loext:decorative="false"/>
    </style:style>
    <style:style style:name="gr161" style:family="graphic" style:parent-style-name="objectwithoutfill">
      <style:graphic-properties svg:stroke-color="#000000" draw:marker-end="Linienspitzen_20_164" draw:marker-end-width="0.3cm" draw:fill="none" draw:textarea-vertical-align="middle" loext:decorative="false"/>
    </style:style>
    <style:style style:name="gr162" style:family="graphic" style:parent-style-name="objectwithoutfill">
      <style:graphic-properties svg:stroke-color="#000000" draw:marker-end="Linienspitzen_20_165" draw:marker-end-width="0.3cm" draw:fill="none" draw:textarea-vertical-align="middle" loext:decorative="false"/>
    </style:style>
    <style:style style:name="gr163" style:family="graphic" style:parent-style-name="objectwithoutfill">
      <style:graphic-properties svg:stroke-color="#000000" draw:marker-end="Linienspitzen_20_166" draw:marker-end-width="0.3cm" draw:fill="none" draw:textarea-vertical-align="middle" loext:decorative="false"/>
    </style:style>
    <style:style style:name="gr164" style:family="graphic" style:parent-style-name="objectwithoutfill">
      <style:graphic-properties svg:stroke-color="#000000" draw:marker-end="Linienspitzen_20_167" draw:marker-end-width="0.3cm" draw:fill="none" draw:textarea-vertical-align="middle" loext:decorative="false"/>
    </style:style>
    <style:style style:name="gr165" style:family="graphic" style:parent-style-name="objectwithoutfill">
      <style:graphic-properties svg:stroke-color="#000000" draw:marker-end="Linienspitzen_20_168" draw:marker-end-width="0.3cm" draw:fill="none" draw:textarea-vertical-align="middle" loext:decorative="false"/>
    </style:style>
    <style:style style:name="gr166" style:family="graphic" style:parent-style-name="objectwithoutfill">
      <style:graphic-properties svg:stroke-color="#000000" draw:marker-end="Linienspitzen_20_169" draw:marker-end-width="0.3cm" draw:fill="none" draw:textarea-vertical-align="middle" loext:decorative="false"/>
    </style:style>
    <style:style style:name="gr167" style:family="graphic" style:parent-style-name="objectwithoutfill">
      <style:graphic-properties svg:stroke-color="#000000" draw:marker-end="Linienspitzen_20_170" draw:marker-end-width="0.3cm" draw:fill="none" draw:textarea-vertical-align="middle" loext:decorative="false"/>
    </style:style>
    <style:style style:name="gr168" style:family="graphic" style:parent-style-name="objectwithoutfill">
      <style:graphic-properties svg:stroke-color="#000000" draw:marker-end="Linienspitzen_20_171" draw:marker-end-width="0.3cm" draw:fill="none" draw:textarea-vertical-align="middle" loext:decorative="false"/>
    </style:style>
    <style:style style:name="gr169" style:family="graphic" style:parent-style-name="objectwithoutfill">
      <style:graphic-properties svg:stroke-color="#000000" draw:marker-end="Linienspitzen_20_172" draw:marker-end-width="0.3cm" draw:fill="none" draw:textarea-vertical-align="middle" loext:decorative="false"/>
    </style:style>
    <style:style style:name="gr170" style:family="graphic" style:parent-style-name="objectwithoutfill">
      <style:graphic-properties svg:stroke-color="#000000" draw:marker-end="Linienspitzen_20_173" draw:marker-end-width="0.3cm" draw:fill="none" draw:textarea-vertical-align="middle" loext:decorative="false"/>
    </style:style>
    <style:style style:name="gr171" style:family="graphic" style:parent-style-name="objectwithoutfill">
      <style:graphic-properties svg:stroke-color="#000000" draw:marker-end="Linienspitzen_20_174" draw:marker-end-width="0.3cm" draw:fill="none" draw:textarea-vertical-align="middle" loext:decorative="false"/>
    </style:style>
    <style:style style:name="gr172" style:family="graphic" style:parent-style-name="objectwithoutfill">
      <style:graphic-properties svg:stroke-color="#000000" draw:marker-end="Linienspitzen_20_175" draw:marker-end-width="0.3cm" draw:fill="none" draw:textarea-vertical-align="middle" loext:decorative="false"/>
    </style:style>
    <style:style style:name="gr173" style:family="graphic" style:parent-style-name="objectwithoutfill">
      <style:graphic-properties svg:stroke-color="#000000" draw:marker-end="Linienspitzen_20_176" draw:marker-end-width="0.3cm" draw:fill="none" draw:textarea-vertical-align="middle" loext:decorative="false"/>
    </style:style>
    <style:style style:name="gr174" style:family="graphic" style:parent-style-name="objectwithoutfill">
      <style:graphic-properties svg:stroke-color="#000000" draw:marker-end="Linienspitzen_20_177" draw:marker-end-width="0.3cm" draw:fill="none" draw:textarea-vertical-align="middle" loext:decorative="false"/>
    </style:style>
    <style:style style:name="gr175" style:family="graphic" style:parent-style-name="objectwithoutfill">
      <style:graphic-properties svg:stroke-color="#000000" draw:marker-end="Linienspitzen_20_178" draw:marker-end-width="0.3cm" draw:fill="none" draw:textarea-vertical-align="middle" loext:decorative="false"/>
    </style:style>
    <style:style style:name="gr176" style:family="graphic" style:parent-style-name="objectwithoutfill">
      <style:graphic-properties svg:stroke-color="#000000" draw:marker-end="Linienspitzen_20_179" draw:marker-end-width="0.3cm" draw:fill="none" draw:textarea-vertical-align="middle" loext:decorative="false"/>
    </style:style>
    <style:style style:name="gr177" style:family="graphic" style:parent-style-name="objectwithoutfill">
      <style:graphic-properties svg:stroke-color="#000000" draw:marker-end="Linienspitzen_20_180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Linienspitzen_20_181" draw:marker-end-width="0.3cm" draw:fill="none" draw:textarea-vertical-align="middle" loext:decorative="false"/>
    </style:style>
    <style:style style:name="gr179" style:family="graphic" style:parent-style-name="objectwithoutfill">
      <style:graphic-properties svg:stroke-color="#000000" draw:marker-end="Linienspitzen_20_182" draw:marker-end-width="0.3cm" draw:fill="none" draw:textarea-vertical-align="middle" loext:decorative="false"/>
    </style:style>
    <style:style style:name="gr180" style:family="graphic" style:parent-style-name="objectwithoutfill">
      <style:graphic-properties svg:stroke-color="#000000" draw:marker-end="Linienspitzen_20_183" draw:marker-end-width="0.3cm" draw:fill="none" draw:textarea-vertical-align="middle" loext:decorative="false"/>
    </style:style>
    <style:style style:name="gr181" style:family="graphic" style:parent-style-name="objectwithoutfill">
      <style:graphic-properties svg:stroke-color="#000000" draw:marker-end="Linienspitzen_20_184" draw:marker-end-width="0.3cm" draw:fill="none" draw:textarea-vertical-align="middle" loext:decorative="false"/>
    </style:style>
    <style:style style:name="gr182" style:family="graphic" style:parent-style-name="objectwithoutfill">
      <style:graphic-properties svg:stroke-color="#000000" draw:marker-end="Linienspitzen_20_185" draw:marker-end-width="0.3cm" draw:fill="none" draw:textarea-vertical-align="middle" loext:decorative="false"/>
    </style:style>
    <style:style style:name="gr183" style:family="graphic" style:parent-style-name="objectwithoutfill">
      <style:graphic-properties svg:stroke-color="#000000" draw:marker-end="Linienspitzen_20_186" draw:marker-end-width="0.3cm" draw:fill="none" draw:textarea-vertical-align="middle" loext:decorative="false"/>
    </style:style>
    <style:style style:name="gr184" style:family="graphic" style:parent-style-name="objectwithoutfill">
      <style:graphic-properties svg:stroke-color="#000000" draw:marker-end="Linienspitzen_20_187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000000" draw:marker-end="Linienspitzen_20_188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000000" draw:marker-end="Linienspitzen_20_189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000000" draw:marker-end="Linienspitzen_20_190" draw:marker-end-width="0.3cm" draw:fill="none" draw:textarea-vertical-align="middle" loext:decorative="false"/>
    </style:style>
    <style:style style:name="gr188" style:family="graphic" style:parent-style-name="objectwithoutfill">
      <style:graphic-properties svg:stroke-color="#000000" draw:marker-end="Linienspitzen_20_191" draw:marker-end-width="0.3cm" draw:fill="none" draw:textarea-vertical-align="middle" loext:decorative="false"/>
    </style:style>
    <style:style style:name="gr189" style:family="graphic" style:parent-style-name="objectwithoutfill">
      <style:graphic-properties svg:stroke-color="#000000" draw:marker-end="Linienspitzen_20_192" draw:marker-end-width="0.3cm" draw:fill="none" draw:textarea-vertical-align="middle" loext:decorative="false"/>
    </style:style>
    <style:style style:name="gr190" style:family="graphic" style:parent-style-name="objectwithoutfill">
      <style:graphic-properties svg:stroke-color="#000000" draw:marker-end="Linienspitzen_20_193" draw:marker-end-width="0.3cm" draw:fill="none" draw:textarea-vertical-align="middle" loext:decorative="false"/>
    </style:style>
    <style:style style:name="gr191" style:family="graphic" style:parent-style-name="objectwithoutfill">
      <style:graphic-properties svg:stroke-color="#000000" draw:marker-end="Linienspitzen_20_194" draw:marker-end-width="0.3cm" draw:fill="none" draw:textarea-vertical-align="middle" loext:decorative="false"/>
    </style:style>
    <style:style style:name="gr192" style:family="graphic" style:parent-style-name="objectwithoutfill">
      <style:graphic-properties svg:stroke-color="#000000" draw:marker-end="Linienspitzen_20_195" draw:marker-end-width="0.3cm" draw:fill="none" draw:textarea-vertical-align="middle" loext:decorative="false"/>
    </style:style>
    <style:style style:name="gr193" style:family="graphic" style:parent-style-name="objectwithoutfill">
      <style:graphic-properties svg:stroke-color="#000000" draw:marker-end="Linienspitzen_20_196" draw:marker-end-width="0.3cm" draw:fill="none" draw:textarea-vertical-align="middle" loext:decorative="false"/>
    </style:style>
    <style:style style:name="gr194" style:family="graphic" style:parent-style-name="objectwithoutfill">
      <style:graphic-properties svg:stroke-color="#000000" draw:marker-end="Linienspitzen_20_197" draw:marker-end-width="0.3cm" draw:fill="none" draw:textarea-vertical-align="middle" loext:decorative="false"/>
    </style:style>
    <style:style style:name="gr195" style:family="graphic" style:parent-style-name="objectwithoutfill">
      <style:graphic-properties svg:stroke-color="#000000" draw:marker-end="Linienspitzen_20_198" draw:marker-end-width="0.3cm" draw:fill="none" draw:textarea-vertical-align="middle" loext:decorative="false"/>
    </style:style>
    <style:style style:name="gr196" style:family="graphic" style:parent-style-name="objectwithoutfill">
      <style:graphic-properties svg:stroke-color="#000000" draw:marker-end="Linienspitzen_20_199" draw:marker-end-width="0.3cm" draw:fill="none" draw:textarea-vertical-align="middle" loext:decorative="false"/>
    </style:style>
    <style:style style:name="gr197" style:family="graphic" style:parent-style-name="objectwithoutfill">
      <style:graphic-properties svg:stroke-color="#000000" draw:marker-end="Linienspitzen_20_200" draw:marker-end-width="0.3cm" draw:fill="none" draw:textarea-vertical-align="middle" loext:decorative="false"/>
    </style:style>
    <style:style style:name="gr198" style:family="graphic" style:parent-style-name="objectwithoutfill">
      <style:graphic-properties svg:stroke-color="#000000" draw:marker-end="Linienspitzen_20_201" draw:marker-end-width="0.3cm" draw:fill="none" draw:textarea-vertical-align="middle" loext:decorative="false"/>
    </style:style>
    <style:style style:name="gr199" style:family="graphic" style:parent-style-name="objectwithoutfill">
      <style:graphic-properties svg:stroke-color="#000000" draw:marker-end="Linienspitzen_20_202" draw:marker-end-width="0.3cm" draw:fill="none" draw:textarea-vertical-align="middle" loext:decorative="false"/>
    </style:style>
    <style:style style:name="gr200" style:family="graphic" style:parent-style-name="objectwithoutfill">
      <style:graphic-properties svg:stroke-color="#000000" draw:marker-end="Linienspitzen_20_203" draw:marker-end-width="0.3cm" draw:fill="none" draw:textarea-vertical-align="middle" loext:decorative="false"/>
    </style:style>
    <style:style style:name="gr201" style:family="graphic" style:parent-style-name="objectwithoutfill">
      <style:graphic-properties svg:stroke-color="#000000" draw:marker-end="Linienspitzen_20_204" draw:marker-end-width="0.3cm" draw:fill="none" draw:textarea-vertical-align="middle" loext:decorative="false"/>
    </style:style>
    <style:style style:name="gr202" style:family="graphic" style:parent-style-name="objectwithoutfill">
      <style:graphic-properties svg:stroke-color="#000000" draw:marker-end="Linienspitzen_20_206" draw:marker-end-width="0.3cm" draw:fill="none" draw:textarea-vertical-align="middle" loext:decorative="false"/>
    </style:style>
    <style:style style:name="gr203" style:family="graphic" style:parent-style-name="objectwithoutfill">
      <style:graphic-properties svg:stroke-color="#000000" draw:marker-end="Linienspitzen_20_207" draw:marker-end-width="0.3cm" draw:fill="none" draw:textarea-vertical-align="middle" loext:decorative="false"/>
    </style:style>
    <style:style style:name="gr204" style:family="graphic" style:parent-style-name="objectwithoutfill">
      <style:graphic-properties svg:stroke-color="#000000" draw:marker-end="Linienspitzen_20_208" draw:marker-end-width="0.3cm" draw:fill="none" draw:textarea-vertical-align="middle" loext:decorative="false"/>
    </style:style>
    <style:style style:name="gr205" style:family="graphic" style:parent-style-name="objectwithoutfill">
      <style:graphic-properties svg:stroke-color="#000000" draw:marker-end="Linienspitzen_20_209" draw:marker-end-width="0.3cm" draw:fill="none" draw:textarea-vertical-align="middle" loext:decorative="false"/>
    </style:style>
    <style:style style:name="gr206" style:family="graphic" style:parent-style-name="objectwithoutfill">
      <style:graphic-properties svg:stroke-color="#000000" draw:marker-end="Linienspitzen_20_210" draw:marker-end-width="0.3cm" draw:fill="none" draw:textarea-vertical-align="middle" loext:decorative="false"/>
    </style:style>
    <style:style style:name="gr207" style:family="graphic" style:parent-style-name="objectwithoutfill">
      <style:graphic-properties svg:stroke-color="#000000" draw:marker-end="Linienspitzen_20_211" draw:marker-end-width="0.3cm" draw:fill="none" draw:textarea-vertical-align="middle" loext:decorative="false"/>
    </style:style>
    <style:style style:name="gr208" style:family="graphic" style:parent-style-name="objectwithoutfill">
      <style:graphic-properties svg:stroke-color="#000000" draw:marker-end="Linienspitzen_20_212" draw:marker-end-width="0.3cm" draw:fill="none" draw:textarea-vertical-align="middle" loext:decorative="false"/>
    </style:style>
    <style:style style:name="gr209" style:family="graphic" style:parent-style-name="objectwithoutfill">
      <style:graphic-properties svg:stroke-color="#000000" draw:marker-end="Linienspitzen_20_213" draw:marker-end-width="0.3cm" draw:fill="none" draw:textarea-vertical-align="middle" loext:decorative="false"/>
    </style:style>
    <style:style style:name="gr210" style:family="graphic" style:parent-style-name="objectwithoutfill">
      <style:graphic-properties svg:stroke-color="#000000" draw:marker-end="Linienspitzen_20_214" draw:marker-end-width="0.3cm" draw:fill="none" draw:textarea-vertical-align="middle" loext:decorative="false"/>
    </style:style>
    <style:style style:name="gr211" style:family="graphic" style:parent-style-name="objectwithoutfill">
      <style:graphic-properties svg:stroke-color="#000000" draw:marker-end="Linienspitzen_20_215" draw:marker-end-width="0.3cm" draw:fill="none" draw:textarea-vertical-align="middle" loext:decorative="false"/>
    </style:style>
    <style:style style:name="gr212" style:family="graphic" style:parent-style-name="objectwithoutfill">
      <style:graphic-properties svg:stroke-color="#000000" draw:marker-end="Linienspitzen_20_216" draw:marker-end-width="0.3cm" draw:fill="none" draw:textarea-vertical-align="middle" loext:decorative="false"/>
    </style:style>
    <style:style style:name="gr213" style:family="graphic" style:parent-style-name="objectwithoutfill">
      <style:graphic-properties svg:stroke-color="#000000" draw:marker-end="Linienspitzen_20_217" draw:marker-end-width="0.3cm" draw:fill="none" draw:textarea-vertical-align="middle" loext:decorative="false"/>
    </style:style>
    <style:style style:name="gr214" style:family="graphic" style:parent-style-name="objectwithoutfill">
      <style:graphic-properties svg:stroke-color="#000000" draw:marker-end="Linienspitzen_20_218" draw:marker-end-width="0.3cm" draw:fill="none" draw:textarea-vertical-align="middle" loext:decorative="false"/>
    </style:style>
    <style:style style:name="gr215" style:family="graphic" style:parent-style-name="objectwithoutfill">
      <style:graphic-properties svg:stroke-color="#000000" draw:marker-end="Linienspitzen_20_219" draw:marker-end-width="0.3cm" draw:fill="none" draw:textarea-vertical-align="middle" loext:decorative="false"/>
    </style:style>
    <style:style style:name="gr216" style:family="graphic" style:parent-style-name="objectwithoutfill">
      <style:graphic-properties svg:stroke-color="#000000" draw:marker-end="Linienspitzen_20_220" draw:marker-end-width="0.3cm" draw:fill="none" draw:textarea-vertical-align="middle" loext:decorative="false"/>
    </style:style>
    <style:style style:name="gr217" style:family="graphic" style:parent-style-name="objectwithoutfill">
      <style:graphic-properties svg:stroke-color="#000000" draw:marker-end="Linienspitzen_20_221" draw:marker-end-width="0.3cm" draw:fill="none" draw:textarea-vertical-align="middle" loext:decorative="false"/>
    </style:style>
    <style:style style:name="gr218" style:family="graphic" style:parent-style-name="objectwithoutfill">
      <style:graphic-properties svg:stroke-color="#000000" draw:marker-end="Linienspitzen_20_222" draw:marker-end-width="0.3cm" draw:fill="none" draw:textarea-vertical-align="middle" loext:decorative="false"/>
    </style:style>
    <style:style style:name="gr219" style:family="graphic" style:parent-style-name="objectwithoutfill">
      <style:graphic-properties svg:stroke-color="#000000" draw:marker-end="Linienspitzen_20_223" draw:marker-end-width="0.3cm" draw:fill="none" draw:textarea-vertical-align="middle" loext:decorative="false"/>
    </style:style>
    <style:style style:name="gr220" style:family="graphic" style:parent-style-name="objectwithoutfill">
      <style:graphic-properties svg:stroke-color="#000000" draw:marker-end="Linienspitzen_20_224" draw:marker-end-width="0.3cm" draw:fill="none" draw:textarea-vertical-align="middle" loext:decorative="false"/>
    </style:style>
    <style:style style:name="gr221" style:family="graphic" style:parent-style-name="objectwithoutfill">
      <style:graphic-properties svg:stroke-color="#000000" draw:marker-end="Linienspitzen_20_225" draw:marker-end-width="0.3cm" draw:fill="none" draw:textarea-vertical-align="middle" loext:decorative="false"/>
    </style:style>
    <style:style style:name="gr222" style:family="graphic" style:parent-style-name="objectwithoutfill">
      <style:graphic-properties svg:stroke-color="#000000" draw:marker-end="Linienspitzen_20_227" draw:marker-end-width="0.3cm" draw:fill="none" draw:textarea-vertical-align="middle" loext:decorative="false"/>
    </style:style>
    <style:style style:name="gr223" style:family="graphic" style:parent-style-name="objectwithoutfill">
      <style:graphic-properties svg:stroke-color="#000000" draw:marker-end="Linienspitzen_20_228" draw:marker-end-width="0.3cm" draw:fill="none" draw:textarea-vertical-align="middle" loext:decorative="false"/>
    </style:style>
    <style:style style:name="gr224" style:family="graphic" style:parent-style-name="objectwithoutfill">
      <style:graphic-properties svg:stroke-color="#000000" draw:marker-end="Linienspitzen_20_229" draw:marker-end-width="0.3cm" draw:fill="none" draw:textarea-vertical-align="middle" loext:decorative="false"/>
    </style:style>
    <style:style style:name="gr225" style:family="graphic" style:parent-style-name="objectwithoutfill">
      <style:graphic-properties svg:stroke-color="#000000" draw:marker-end="Linienspitzen_20_230" draw:marker-end-width="0.3cm" draw:fill="none" draw:textarea-vertical-align="middle" loext:decorative="false"/>
    </style:style>
    <style:style style:name="gr226" style:family="graphic" style:parent-style-name="objectwithoutfill">
      <style:graphic-properties svg:stroke-color="#000000" draw:marker-end="Linienspitzen_20_231" draw:marker-end-width="0.3cm" draw:fill="none" draw:textarea-vertical-align="middle" loext:decorative="false"/>
    </style:style>
    <style:style style:name="gr227" style:family="graphic" style:parent-style-name="objectwithoutfill">
      <style:graphic-properties svg:stroke-color="#000000" draw:marker-end="Linienspitzen_20_232" draw:marker-end-width="0.3cm" draw:fill="none" draw:textarea-vertical-align="middle" loext:decorative="false"/>
    </style:style>
    <style:style style:name="gr228" style:family="graphic" style:parent-style-name="objectwithoutfill">
      <style:graphic-properties svg:stroke-color="#000000" draw:marker-end="Linienspitzen_20_233" draw:marker-end-width="0.3cm" draw:fill="none" draw:textarea-vertical-align="middle" loext:decorative="false"/>
    </style:style>
    <style:style style:name="gr229" style:family="graphic" style:parent-style-name="objectwithoutfill">
      <style:graphic-properties svg:stroke-color="#000000" draw:marker-end="Linienspitzen_20_234" draw:marker-end-width="0.3cm" draw:fill="none" draw:textarea-vertical-align="middle" loext:decorative="false"/>
    </style:style>
    <style:style style:name="gr230" style:family="graphic" style:parent-style-name="objectwithoutfill">
      <style:graphic-properties svg:stroke-color="#000000" draw:marker-end="Linienspitzen_20_235" draw:marker-end-width="0.3cm" draw:fill="none" draw:textarea-vertical-align="middle" loext:decorative="false"/>
    </style:style>
    <style:style style:name="gr231" style:family="graphic" style:parent-style-name="objectwithoutfill">
      <style:graphic-properties svg:stroke-color="#000000" draw:marker-end="Linienspitzen_20_237" draw:marker-end-width="0.3cm" draw:fill="none" draw:textarea-vertical-align="middle" loext:decorative="false"/>
    </style:style>
    <style:style style:name="gr232" style:family="graphic" style:parent-style-name="objectwithoutfill">
      <style:graphic-properties svg:stroke-color="#000000" draw:marker-end="Linienspitzen_20_238" draw:marker-end-width="0.3cm" draw:fill="none" draw:textarea-vertical-align="middle" loext:decorative="false"/>
    </style:style>
    <style:style style:name="gr2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446cm" fo:wrap-option="wrap" style:writing-mode="lr-tb" loext:decorative="false"/>
      <style:paragraph-properties style:writing-mode="lr-tb"/>
    </style:style>
    <style:style style:name="gr234" style:family="graphic" style:parent-style-name="objectwithoutfill">
      <style:graphic-properties svg:stroke-color="#000000" draw:marker-end="Linienspitzen_20_239" draw:marker-end-width="0.3cm" draw:fill="none" draw:textarea-vertical-align="middle" loext:decorative="false"/>
    </style:style>
    <style:style style:name="gr235" style:family="graphic" style:parent-style-name="objectwithoutfill">
      <style:graphic-properties svg:stroke-color="#000000" draw:marker-end="Linienspitzen_20_240" draw:marker-end-width="0.3cm" draw:fill="none" draw:textarea-vertical-align="middle" loext:decorative="false"/>
    </style:style>
    <style:style style:name="gr236" style:family="graphic" style:parent-style-name="objectwithoutfill">
      <style:graphic-properties svg:stroke-color="#000000" draw:marker-end="Linienspitzen_20_242" draw:marker-end-width="0.3cm" draw:fill="none" draw:textarea-vertical-align="middle" loext:decorative="false"/>
    </style:style>
    <style:style style:name="gr237" style:family="graphic" style:parent-style-name="objectwithoutfill">
      <style:graphic-properties svg:stroke-color="#000000" draw:marker-end="Linienspitzen_20_243" draw:marker-end-width="0.3cm" draw:fill="none" draw:textarea-vertical-align="middle" loext:decorative="false"/>
    </style:style>
    <style:style style:name="gr238" style:family="graphic" style:parent-style-name="objectwithoutfill">
      <style:graphic-properties svg:stroke-color="#000000" draw:marker-end="Linienspitzen_20_245" draw:marker-end-width="0.3cm" draw:fill="none" draw:textarea-vertical-align="middle" loext:decorative="false"/>
    </style:style>
    <style:style style:name="gr239" style:family="graphic" style:parent-style-name="objectwithoutfill">
      <style:graphic-properties svg:stroke-color="#000000" draw:marker-end="Linienspitzen_20_246" draw:marker-end-width="0.3cm" draw:fill="none" draw:textarea-vertical-align="middle" loext:decorative="false"/>
    </style:style>
    <style:style style:name="gr2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41" style:family="graphic" style:parent-style-name="objectwithoutfill">
      <style:graphic-properties svg:stroke-color="#000000" draw:marker-end="Linienspitzen_20_247" draw:marker-end-width="0.3cm" draw:fill="none" draw:textarea-vertical-align="middle" loext:decorative="false"/>
    </style:style>
    <style:style style:name="gr2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092cm" fo:wrap-option="wrap" style:writing-mode="lr-tb" loext:decorative="false"/>
      <style:paragraph-properties style:writing-mode="lr-tb"/>
    </style:style>
    <style:style style:name="gr243" style:family="graphic" style:parent-style-name="objectwithoutfill">
      <style:graphic-properties svg:stroke-color="#000000" draw:marker-end="Linienspitzen_20_248" draw:marker-end-width="0.3cm" draw:fill="none" draw:textarea-vertical-align="middle" loext:decorative="false"/>
    </style:style>
    <style:style style:name="gr244" style:family="graphic" style:parent-style-name="objectwithoutfill">
      <style:graphic-properties svg:stroke-color="#000000" draw:marker-end="Linienspitzen_20_249" draw:marker-end-width="0.3cm" draw:fill="none" draw:textarea-vertical-align="middle" loext:decorative="false"/>
    </style:style>
    <style:style style:name="gr245" style:family="graphic" style:parent-style-name="objectwithoutfill">
      <style:graphic-properties svg:stroke-color="#000000" draw:marker-end="Linienspitzen_20_250" draw:marker-end-width="0.3cm" draw:fill="none" draw:textarea-vertical-align="middle" loext:decorative="false"/>
    </style:style>
    <style:style style:name="gr246" style:family="graphic" style:parent-style-name="objectwithoutfill">
      <style:graphic-properties svg:stroke-color="#000000" draw:marker-end="Linienspitzen_20_251" draw:marker-end-width="0.3cm" draw:fill="none" draw:textarea-vertical-align="middle" loext:decorative="false"/>
    </style:style>
    <style:style style:name="gr247" style:family="graphic" style:parent-style-name="objectwithoutfill">
      <style:graphic-properties svg:stroke-color="#000000" draw:marker-end="Linienspitzen_20_252" draw:marker-end-width="0.3cm" draw:fill="none" draw:textarea-vertical-align="middle" loext:decorative="false"/>
    </style:style>
    <style:style style:name="gr2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49" style:family="graphic" style:parent-style-name="objectwithoutfill">
      <style:graphic-properties svg:stroke-color="#000000" draw:marker-end="Linienspitzen_20_253" draw:marker-end-width="0.3cm" draw:fill="none" draw:textarea-vertical-align="middle" loext:decorative="false"/>
    </style:style>
    <style:style style:name="gr250" style:family="graphic" style:parent-style-name="objectwithoutfill">
      <style:graphic-properties svg:stroke-color="#000000" draw:marker-end="Linienspitzen_20_254" draw:marker-end-width="0.3cm" draw:fill="none" draw:textarea-vertical-align="middle" loext:decorative="false"/>
    </style:style>
    <style:style style:name="gr251" style:family="graphic" style:parent-style-name="objectwithoutfill">
      <style:graphic-properties svg:stroke-color="#000000" draw:marker-end="Linienspitzen_20_255" draw:marker-end-width="0.3cm" draw:fill="none" draw:textarea-vertical-align="middle" loext:decorative="false"/>
    </style:style>
    <style:style style:name="gr252" style:family="graphic" style:parent-style-name="objectwithoutfill">
      <style:graphic-properties svg:stroke-color="#000000" draw:marker-end="Linienspitzen_20_256" draw:marker-end-width="0.3cm" draw:fill="none" draw:textarea-vertical-align="middle" loext:decorative="false"/>
    </style:style>
    <style:style style:name="gr253" style:family="graphic" style:parent-style-name="objectwithoutfill">
      <style:graphic-properties svg:stroke-color="#000000" draw:marker-end="Linienspitzen_20_257" draw:marker-end-width="0.3cm" draw:fill="none" draw:textarea-vertical-align="middle" loext:decorative="false"/>
    </style:style>
    <style:style style:name="gr254" style:family="graphic" style:parent-style-name="objectwithoutfill">
      <style:graphic-properties svg:stroke-color="#000000" draw:marker-end="Linienspitzen_20_258" draw:marker-end-width="0.3cm" draw:fill="none" draw:textarea-vertical-align="middle" loext:decorative="false"/>
    </style:style>
    <style:style style:name="gr255" style:family="graphic" style:parent-style-name="objectwithoutfill">
      <style:graphic-properties svg:stroke-color="#000000" draw:marker-end="Linienspitzen_20_259" draw:marker-end-width="0.3cm" draw:fill="none" draw:textarea-vertical-align="middle" loext:decorative="false"/>
    </style:style>
    <style:style style:name="gr256" style:family="graphic" style:parent-style-name="objectwithoutfill">
      <style:graphic-properties svg:stroke-color="#000000" draw:marker-end="Linienspitzen_20_260" draw:marker-end-width="0.3cm" draw:fill="none" draw:textarea-vertical-align="middle" loext:decorative="false"/>
    </style:style>
    <style:style style:name="gr257" style:family="graphic" style:parent-style-name="objectwithoutfill">
      <style:graphic-properties svg:stroke-color="#000000" draw:marker-end="Linienspitzen_20_261" draw:marker-end-width="0.3cm" draw:fill="none" draw:textarea-vertical-align="middle" loext:decorative="false"/>
    </style:style>
    <style:style style:name="gr258" style:family="graphic" style:parent-style-name="objectwithoutfill">
      <style:graphic-properties svg:stroke-color="#000000" draw:marker-end="Linienspitzen_20_262" draw:marker-end-width="0.3cm" draw:fill="none" draw:textarea-vertical-align="middle" loext:decorative="false"/>
    </style:style>
    <style:style style:name="gr259" style:family="graphic" style:parent-style-name="objectwithoutfill">
      <style:graphic-properties svg:stroke-color="#000000" draw:marker-end="Linienspitzen_20_263" draw:marker-end-width="0.3cm" draw:fill="none" draw:textarea-vertical-align="middle" loext:decorative="false"/>
    </style:style>
    <style:style style:name="gr260" style:family="graphic" style:parent-style-name="objectwithoutfill">
      <style:graphic-properties svg:stroke-color="#000000" draw:marker-end="Linienspitzen_20_264" draw:marker-end-width="0.3cm" draw:fill="none" draw:textarea-vertical-align="middle" loext:decorative="false"/>
    </style:style>
    <style:style style:name="gr261" style:family="graphic" style:parent-style-name="objectwithoutfill">
      <style:graphic-properties svg:stroke-color="#000000" draw:marker-end="Linienspitzen_20_265" draw:marker-end-width="0.3cm" draw:fill="none" draw:textarea-vertical-align="middle" loext:decorative="false"/>
    </style:style>
    <style:style style:name="gr262" style:family="graphic" style:parent-style-name="objectwithoutfill">
      <style:graphic-properties svg:stroke-color="#000000" draw:marker-end="Linienspitzen_20_266" draw:marker-end-width="0.3cm" draw:fill="none" draw:textarea-vertical-align="middle" loext:decorative="false"/>
    </style:style>
    <style:style style:name="gr26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622cm" fo:wrap-option="wrap" style:writing-mode="lr-tb" loext:decorative="false"/>
      <style:paragraph-properties style:writing-mode="lr-tb"/>
    </style:style>
    <style:style style:name="gr264" style:family="graphic" style:parent-style-name="objectwithoutfill">
      <style:graphic-properties svg:stroke-color="#000000" draw:marker-end="Linienspitzen_20_270" draw:marker-end-width="0.3cm" draw:fill="none" draw:textarea-vertical-align="middle" loext:decorative="false"/>
    </style:style>
    <style:style style:name="gr265" style:family="graphic" style:parent-style-name="objectwithoutfill">
      <style:graphic-properties svg:stroke-color="#000000" draw:marker-end="Linienspitzen_20_271" draw:marker-end-width="0.3cm" draw:fill="none" draw:textarea-vertical-align="middle" loext:decorative="false"/>
    </style:style>
    <style:style style:name="gr266" style:family="graphic" style:parent-style-name="objectwithoutfill">
      <style:graphic-properties svg:stroke-color="#000000" draw:marker-end="Linienspitzen_20_272" draw:marker-end-width="0.3cm" draw:fill="none" draw:textarea-vertical-align="middle" loext:decorative="false"/>
    </style:style>
    <style:style style:name="gr267" style:family="graphic" style:parent-style-name="objectwithoutfill">
      <style:graphic-properties svg:stroke-color="#000000" draw:marker-end="Linienspitzen_20_273" draw:marker-end-width="0.3cm" draw:fill="none" draw:textarea-vertical-align="middle" loext:decorative="false"/>
    </style:style>
    <style:style style:name="gr268" style:family="graphic" style:parent-style-name="objectwithoutfill">
      <style:graphic-properties svg:stroke-color="#000000" draw:marker-end="Linienspitzen_20_274" draw:marker-end-width="0.3cm" draw:fill="none" draw:textarea-vertical-align="middle" loext:decorative="false"/>
    </style:style>
    <style:style style:name="gr269" style:family="graphic" style:parent-style-name="objectwithoutfill">
      <style:graphic-properties svg:stroke-color="#000000" draw:marker-end="Linienspitzen_20_275" draw:marker-end-width="0.3cm" draw:fill="none" draw:textarea-vertical-align="middle" loext:decorative="false"/>
    </style:style>
    <style:style style:name="gr270" style:family="graphic" style:parent-style-name="objectwithoutfill">
      <style:graphic-properties svg:stroke-color="#000000" draw:marker-end="Linienspitzen_20_276" draw:marker-end-width="0.3cm" draw:fill="none" draw:textarea-vertical-align="middle" loext:decorative="false"/>
    </style:style>
    <style:style style:name="gr271" style:family="graphic" style:parent-style-name="objectwithoutfill">
      <style:graphic-properties svg:stroke-color="#000000" draw:marker-end="Linienspitzen_20_277" draw:marker-end-width="0.3cm" draw:fill="none" draw:textarea-vertical-align="middle" loext:decorative="false"/>
    </style:style>
    <style:style style:name="gr272" style:family="graphic" style:parent-style-name="objectwithoutfill">
      <style:graphic-properties svg:stroke-color="#000000" draw:marker-end="Linienspitzen_20_278" draw:marker-end-width="0.3cm" draw:fill="none" draw:textarea-vertical-align="middle" loext:decorative="false"/>
    </style:style>
    <style:style style:name="gr273" style:family="graphic" style:parent-style-name="objectwithoutfill">
      <style:graphic-properties svg:stroke-color="#000000" draw:marker-end="Linienspitzen_20_279" draw:marker-end-width="0.3cm" draw:fill="none" draw:textarea-vertical-align="middle" loext:decorative="false"/>
    </style:style>
    <style:style style:name="gr274" style:family="graphic" style:parent-style-name="objectwithoutfill">
      <style:graphic-properties svg:stroke-color="#000000" draw:marker-end="Linienspitzen_20_280" draw:marker-end-width="0.3cm" draw:fill="none" draw:textarea-vertical-align="middle" loext:decorative="false"/>
    </style:style>
    <style:style style:name="gr275" style:family="graphic" style:parent-style-name="objectwithoutfill">
      <style:graphic-properties svg:stroke-color="#000000" draw:marker-end="Linienspitzen_20_281" draw:marker-end-width="0.3cm" draw:fill="none" draw:textarea-vertical-align="middle" loext:decorative="false"/>
    </style:style>
    <style:style style:name="gr276" style:family="graphic" style:parent-style-name="objectwithoutfill">
      <style:graphic-properties svg:stroke-color="#000000" draw:marker-end="Linienspitzen_20_282" draw:marker-end-width="0.3cm" draw:fill="none" draw:textarea-vertical-align="middle" loext:decorative="false"/>
    </style:style>
    <style:style style:name="gr277" style:family="graphic" style:parent-style-name="objectwithoutfill">
      <style:graphic-properties svg:stroke-color="#000000" draw:marker-end="Linienspitzen_20_283" draw:marker-end-width="0.3cm" draw:fill="none" draw:textarea-vertical-align="middle" loext:decorative="false"/>
    </style:style>
    <style:style style:name="gr278" style:family="graphic" style:parent-style-name="objectwithoutfill">
      <style:graphic-properties svg:stroke-color="#000000" draw:marker-end="Linienspitzen_20_284" draw:marker-end-width="0.3cm" draw:fill="none" draw:textarea-vertical-align="middle" loext:decorative="false"/>
    </style:style>
    <style:style style:name="gr279" style:family="graphic" style:parent-style-name="objectwithoutfill">
      <style:graphic-properties svg:stroke-color="#000000" draw:marker-end="Linienspitzen_20_285" draw:marker-end-width="0.3cm" draw:fill="none" draw:textarea-vertical-align="middle" loext:decorative="false"/>
    </style:style>
    <style:style style:name="gr280" style:family="graphic" style:parent-style-name="objectwithoutfill">
      <style:graphic-properties svg:stroke-color="#000000" draw:marker-end="Linienspitzen_20_286" draw:marker-end-width="0.3cm" draw:fill="none" draw:textarea-vertical-align="middle" loext:decorative="false"/>
    </style:style>
    <style:style style:name="gr281" style:family="graphic" style:parent-style-name="objectwithoutfill">
      <style:graphic-properties svg:stroke-color="#000000" draw:marker-end="Linienspitzen_20_287" draw:marker-end-width="0.3cm" draw:fill="none" draw:textarea-vertical-align="middle" loext:decorative="false"/>
    </style:style>
    <style:style style:name="gr282" style:family="graphic" style:parent-style-name="objectwithoutfill">
      <style:graphic-properties svg:stroke-color="#000000" draw:marker-end="Linienspitzen_20_288" draw:marker-end-width="0.3cm" draw:fill="none" draw:textarea-vertical-align="middle" loext:decorative="false"/>
    </style:style>
    <style:style style:name="gr283" style:family="graphic" style:parent-style-name="objectwithoutfill">
      <style:graphic-properties svg:stroke-color="#000000" draw:marker-end="Linienspitzen_20_289" draw:marker-end-width="0.3cm" draw:fill="none" draw:textarea-vertical-align="middle" loext:decorative="false"/>
    </style:style>
    <style:style style:name="gr284" style:family="graphic" style:parent-style-name="objectwithoutfill">
      <style:graphic-properties svg:stroke-color="#000000" draw:marker-end="Linienspitzen_20_290" draw:marker-end-width="0.3cm" draw:fill="none" draw:textarea-vertical-align="middle" loext:decorative="false"/>
    </style:style>
    <style:style style:name="gr285" style:family="graphic" style:parent-style-name="objectwithoutfill">
      <style:graphic-properties svg:stroke-color="#000000" draw:marker-end="Linienspitzen_20_291" draw:marker-end-width="0.3cm" draw:fill="none" draw:textarea-vertical-align="middle" loext:decorative="false"/>
    </style:style>
    <style:style style:name="gr286" style:family="graphic" style:parent-style-name="objectwithoutfill">
      <style:graphic-properties svg:stroke-color="#000000" draw:marker-end="Linienspitzen_20_292" draw:marker-end-width="0.3cm" draw:fill="none" draw:textarea-vertical-align="middle" loext:decorative="false"/>
    </style:style>
    <style:style style:name="gr287" style:family="graphic" style:parent-style-name="objectwithoutfill">
      <style:graphic-properties svg:stroke-color="#000000" draw:marker-end="Linienspitzen_20_293" draw:marker-end-width="0.3cm" draw:fill="none" draw:textarea-vertical-align="middle" loext:decorative="false"/>
    </style:style>
    <style:style style:name="gr288" style:family="graphic" style:parent-style-name="objectwithoutfill">
      <style:graphic-properties svg:stroke-color="#000000" draw:marker-end="Linienspitzen_20_296" draw:marker-end-width="0.3cm" draw:fill="none" draw:textarea-vertical-align="middle" loext:decorative="false"/>
    </style:style>
    <style:style style:name="gr289" style:family="graphic" style:parent-style-name="objectwithoutfill">
      <style:graphic-properties svg:stroke-color="#000000" draw:marker-end="Linienspitzen_20_298" draw:marker-end-width="0.3cm" draw:fill="none" draw:textarea-vertical-align="middle" loext:decorative="false"/>
    </style:style>
    <style:style style:name="gr290" style:family="graphic" style:parent-style-name="objectwithoutfill">
      <style:graphic-properties svg:stroke-color="#000000" draw:marker-end="Linienspitzen_20_299" draw:marker-end-width="0.3cm" draw:fill="none" draw:textarea-vertical-align="middle" loext:decorative="false"/>
    </style:style>
    <style:style style:name="gr291" style:family="graphic" style:parent-style-name="objectwithoutfill">
      <style:graphic-properties svg:stroke-color="#000000" draw:marker-end="Linienspitzen_20_300" draw:marker-end-width="0.3cm" draw:fill="none" draw:textarea-vertical-align="middle" loext:decorative="false"/>
    </style:style>
    <style:style style:name="gr292" style:family="graphic" style:parent-style-name="objectwithoutfill">
      <style:graphic-properties svg:stroke-color="#000000" draw:marker-end="Linienspitzen_20_301" draw:marker-end-width="0.3cm" draw:fill="none" draw:textarea-vertical-align="middle" loext:decorative="false"/>
    </style:style>
    <style:style style:name="gr293" style:family="graphic" style:parent-style-name="objectwithoutfill">
      <style:graphic-properties svg:stroke-color="#000000" draw:marker-end="Linienspitzen_20_302" draw:marker-end-width="0.3cm" draw:fill="none" draw:textarea-vertical-align="middle" loext:decorative="false"/>
    </style:style>
    <style:style style:name="gr294" style:family="graphic" style:parent-style-name="objectwithoutfill">
      <style:graphic-properties svg:stroke-color="#000000" draw:marker-end="Linienspitzen_20_303" draw:marker-end-width="0.3cm" draw:fill="none" draw:textarea-vertical-align="middle" loext:decorative="false"/>
    </style:style>
    <style:style style:name="gr295" style:family="graphic" style:parent-style-name="objectwithoutfill">
      <style:graphic-properties svg:stroke-color="#000000" draw:marker-end="Linienspitzen_20_304" draw:marker-end-width="0.3cm" draw:fill="none" draw:textarea-vertical-align="middle" loext:decorative="false"/>
    </style:style>
    <style:style style:name="gr296" style:family="graphic" style:parent-style-name="objectwithoutfill">
      <style:graphic-properties svg:stroke-color="#000000" draw:marker-end="Linienspitzen_20_305" draw:marker-end-width="0.3cm" draw:fill="none" draw:textarea-vertical-align="middle" loext:decorative="false"/>
    </style:style>
    <style:style style:name="gr297" style:family="graphic" style:parent-style-name="objectwithoutfill">
      <style:graphic-properties svg:stroke-color="#000000" draw:marker-end="Linienspitzen_20_306" draw:marker-end-width="0.3cm" draw:fill="none" draw:textarea-vertical-align="middle" loext:decorative="false"/>
    </style:style>
    <style:style style:name="gr298" style:family="graphic" style:parent-style-name="objectwithoutfill">
      <style:graphic-properties svg:stroke-color="#000000" draw:marker-end="Linienspitzen_20_307" draw:marker-end-width="0.3cm" draw:fill="none" draw:textarea-vertical-align="middle" loext:decorative="false"/>
    </style:style>
    <style:style style:name="gr299" style:family="graphic" style:parent-style-name="objectwithoutfill">
      <style:graphic-properties svg:stroke-color="#000000" draw:marker-end="Linienspitzen_20_308" draw:marker-end-width="0.3cm" draw:fill="none" draw:textarea-vertical-align="middle" loext:decorative="false"/>
    </style:style>
    <style:style style:name="gr300" style:family="graphic" style:parent-style-name="objectwithoutfill">
      <style:graphic-properties svg:stroke-color="#000000" draw:marker-end="Linienspitzen_20_309" draw:marker-end-width="0.3cm" draw:fill="none" draw:textarea-vertical-align="middle" loext:decorative="false"/>
    </style:style>
    <style:style style:name="gr301" style:family="graphic" style:parent-style-name="objectwithoutfill">
      <style:graphic-properties svg:stroke-color="#000000" draw:marker-end="Linienspitzen_20_310" draw:marker-end-width="0.3cm" draw:fill="none" draw:textarea-vertical-align="middle" loext:decorative="false"/>
    </style:style>
    <style:style style:name="gr302" style:family="graphic" style:parent-style-name="objectwithoutfill">
      <style:graphic-properties svg:stroke-color="#000000" draw:marker-end="Linienspitzen_20_311" draw:marker-end-width="0.3cm" draw:fill="none" draw:textarea-vertical-align="middle" loext:decorative="false"/>
    </style:style>
    <style:style style:name="gr303" style:family="graphic" style:parent-style-name="objectwithoutfill">
      <style:graphic-properties svg:stroke-color="#000000" draw:marker-end="Linienspitzen_20_312" draw:marker-end-width="0.3cm" draw:fill="none" draw:textarea-vertical-align="middle" loext:decorative="false"/>
    </style:style>
    <style:style style:name="gr304" style:family="graphic" style:parent-style-name="objectwithoutfill">
      <style:graphic-properties svg:stroke-color="#000000" draw:marker-end="Linienspitzen_20_313" draw:marker-end-width="0.3cm" draw:fill="none" draw:textarea-vertical-align="middle" loext:decorative="false"/>
    </style:style>
    <style:style style:name="gr30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798cm" fo:wrap-option="wrap" style:writing-mode="lr-tb" loext:decorative="false"/>
      <style:paragraph-properties style:writing-mode="lr-tb"/>
    </style:style>
    <style:style style:name="gr306" style:family="graphic" style:parent-style-name="objectwithoutfill">
      <style:graphic-properties svg:stroke-color="#000000" draw:marker-end="Linienspitzen_20_315" draw:marker-end-width="0.3cm" draw:fill="none" draw:textarea-vertical-align="middle" loext:decorative="false"/>
    </style:style>
    <style:style style:name="gr307" style:family="graphic" style:parent-style-name="objectwithoutfill">
      <style:graphic-properties svg:stroke-color="#000000" draw:marker-end="Linienspitzen_20_316" draw:marker-end-width="0.3cm" draw:fill="none" draw:textarea-vertical-align="middle" loext:decorative="false"/>
    </style:style>
    <style:style style:name="gr308" style:family="graphic" style:parent-style-name="objectwithoutfill">
      <style:graphic-properties svg:stroke-color="#000000" draw:marker-end="Linienspitzen_20_317" draw:marker-end-width="0.3cm" draw:fill="none" draw:textarea-vertical-align="middle" loext:decorative="false"/>
    </style:style>
    <style:style style:name="gr309" style:family="graphic" style:parent-style-name="objectwithoutfill">
      <style:graphic-properties svg:stroke-color="#000000" draw:marker-end="Linienspitzen_20_318" draw:marker-end-width="0.3cm" draw:fill="none" draw:textarea-vertical-align="middle" loext:decorative="false"/>
    </style:style>
    <style:style style:name="gr310" style:family="graphic" style:parent-style-name="objectwithoutfill">
      <style:graphic-properties svg:stroke-color="#000000" draw:marker-end="Linienspitzen_20_319" draw:marker-end-width="0.3cm" draw:fill="none" draw:textarea-vertical-align="middle" loext:decorative="false"/>
    </style:style>
    <style:style style:name="gr3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2.329cm" fo:wrap-option="wrap" style:writing-mode="lr-tb" loext:decorative="false"/>
      <style:paragraph-properties style:writing-mode="lr-tb"/>
    </style:style>
    <style:style style:name="gr312" style:family="graphic" style:parent-style-name="objectwithoutfill">
      <style:graphic-properties svg:stroke-color="#000000" draw:marker-end="Linienspitzen_20_320" draw:marker-end-width="0.3cm" draw:fill="none" draw:textarea-vertical-align="middle" loext:decorative="false"/>
    </style:style>
    <style:style style:name="gr313" style:family="graphic" style:parent-style-name="objectwithoutfill">
      <style:graphic-properties svg:stroke-color="#000000" draw:marker-end="Linienspitzen_20_321" draw:marker-end-width="0.3cm" draw:fill="none" draw:textarea-vertical-align="middle" loext:decorative="false"/>
    </style:style>
    <style:style style:name="gr314" style:family="graphic" style:parent-style-name="objectwithoutfill">
      <style:graphic-properties svg:stroke-color="#000000" draw:marker-end="Linienspitzen_20_322" draw:marker-end-width="0.3cm" draw:fill="none" draw:textarea-vertical-align="middle" loext:decorative="false"/>
    </style:style>
    <style:style style:name="gr315" style:family="graphic" style:parent-style-name="objectwithoutfill">
      <style:graphic-properties svg:stroke-color="#000000" draw:marker-end="Linienspitzen_20_323" draw:marker-end-width="0.3cm" draw:fill="none" draw:textarea-vertical-align="middle" loext:decorative="false"/>
    </style:style>
    <style:style style:name="gr316" style:family="graphic" style:parent-style-name="objectwithoutfill">
      <style:graphic-properties svg:stroke-color="#000000" draw:marker-end="Linienspitzen_20_324" draw:marker-end-width="0.3cm" draw:fill="none" draw:textarea-vertical-align="middle" loext:decorative="false"/>
    </style:style>
    <style:style style:name="gr317" style:family="graphic" style:parent-style-name="objectwithoutfill">
      <style:graphic-properties svg:stroke-color="#000000" draw:marker-end="Linienspitzen_20_326" draw:marker-end-width="0.3cm" draw:fill="none" draw:textarea-vertical-align="middle" loext:decorative="false"/>
    </style:style>
    <style:style style:name="gr318" style:family="graphic" style:parent-style-name="objectwithoutfill">
      <style:graphic-properties svg:stroke-color="#000000" draw:marker-end="Linienspitzen_20_327" draw:marker-end-width="0.3cm" draw:fill="none" draw:textarea-vertical-align="middle" loext:decorative="false"/>
    </style:style>
    <style:style style:name="gr319" style:family="graphic" style:parent-style-name="objectwithoutfill">
      <style:graphic-properties svg:stroke-color="#000000" draw:marker-end="Linienspitzen_20_328" draw:marker-end-width="0.3cm" draw:fill="none" draw:textarea-vertical-align="middle" loext:decorative="false"/>
    </style:style>
    <style:style style:name="gr320" style:family="graphic" style:parent-style-name="objectwithoutfill">
      <style:graphic-properties svg:stroke-color="#000000" draw:marker-end="Linienspitzen_20_329" draw:marker-end-width="0.3cm" draw:fill="none" draw:textarea-vertical-align="middle" loext:decorative="false"/>
    </style:style>
    <style:style style:name="gr321" style:family="graphic" style:parent-style-name="objectwithoutfill">
      <style:graphic-properties svg:stroke-color="#000000" draw:marker-end="Linienspitzen_20_330" draw:marker-end-width="0.3cm" draw:fill="none" draw:textarea-vertical-align="middle" loext:decorative="false"/>
    </style:style>
    <style:style style:name="gr322" style:family="graphic" style:parent-style-name="objectwithoutfill">
      <style:graphic-properties svg:stroke-color="#000000" draw:marker-end="Linienspitzen_20_331" draw:marker-end-width="0.3cm" draw:fill="none" draw:textarea-vertical-align="middle" loext:decorative="false"/>
    </style:style>
    <style:style style:name="gr323" style:family="graphic" style:parent-style-name="objectwithoutfill">
      <style:graphic-properties svg:stroke-color="#000000" draw:marker-end="Linienspitzen_20_332" draw:marker-end-width="0.3cm" draw:fill="none" draw:textarea-vertical-align="middle" loext:decorative="false"/>
    </style:style>
    <style:style style:name="gr324" style:family="graphic" style:parent-style-name="objectwithoutfill">
      <style:graphic-properties svg:stroke-color="#000000" draw:marker-end="Linienspitzen_20_333" draw:marker-end-width="0.3cm" draw:fill="none" draw:textarea-vertical-align="middle" loext:decorative="false"/>
    </style:style>
    <style:style style:name="gr325" style:family="graphic" style:parent-style-name="objectwithoutfill">
      <style:graphic-properties svg:stroke-color="#000000" draw:marker-end="Linienspitzen_20_334" draw:marker-end-width="0.3cm" draw:fill="none" draw:textarea-vertical-align="middle" loext:decorative="false"/>
    </style:style>
    <style:style style:name="gr326" style:family="graphic" style:parent-style-name="objectwithoutfill">
      <style:graphic-properties svg:stroke-color="#000000" draw:marker-end="Linienspitzen_20_335" draw:marker-end-width="0.3cm" draw:fill="none" draw:textarea-vertical-align="middle" loext:decorative="false"/>
    </style:style>
    <style:style style:name="gr327" style:family="graphic" style:parent-style-name="objectwithoutfill">
      <style:graphic-properties svg:stroke-color="#000000" draw:marker-end="Linienspitzen_20_337" draw:marker-end-width="0.3cm" draw:fill="none" draw:textarea-vertical-align="middle" loext:decorative="false"/>
    </style:style>
    <style:style style:name="gr328" style:family="graphic" style:parent-style-name="objectwithoutfill">
      <style:graphic-properties svg:stroke-color="#000000" draw:marker-end="Linienspitzen_20_338" draw:marker-end-width="0.3cm" draw:fill="none" draw:textarea-vertical-align="middle" loext:decorative="false"/>
    </style:style>
    <style:style style:name="gr329" style:family="graphic" style:parent-style-name="objectwithoutfill">
      <style:graphic-properties svg:stroke-color="#000000" draw:marker-end="Linienspitzen_20_339" draw:marker-end-width="0.3cm" draw:fill="none" draw:textarea-vertical-align="middle" loext:decorative="false"/>
    </style:style>
    <style:style style:name="gr330" style:family="graphic" style:parent-style-name="objectwithoutfill">
      <style:graphic-properties svg:stroke-color="#000000" draw:marker-end="Linienspitzen_20_340" draw:marker-end-width="0.3cm" draw:fill="none" draw:textarea-vertical-align="middle" loext:decorative="false"/>
    </style:style>
    <style:style style:name="gr331" style:family="graphic" style:parent-style-name="objectwithoutfill">
      <style:graphic-properties svg:stroke-color="#000000" draw:marker-end="Linienspitzen_20_341" draw:marker-end-width="0.3cm" draw:fill="none" draw:textarea-vertical-align="middle" loext:decorative="false"/>
    </style:style>
    <style:style style:name="gr332" style:family="graphic" style:parent-style-name="objectwithoutfill">
      <style:graphic-properties svg:stroke-color="#000000" draw:marker-end="Linienspitzen_20_342" draw:marker-end-width="0.3cm" draw:fill="none" draw:textarea-vertical-align="middle" loext:decorative="false"/>
    </style:style>
    <style:style style:name="gr333" style:family="graphic" style:parent-style-name="objectwithoutfill">
      <style:graphic-properties svg:stroke-color="#000000" draw:marker-end="Linienspitzen_20_343" draw:marker-end-width="0.3cm" draw:fill="none" draw:textarea-vertical-align="middle" loext:decorative="false"/>
    </style:style>
    <style:style style:name="gr334" style:family="graphic" style:parent-style-name="objectwithoutfill">
      <style:graphic-properties svg:stroke-color="#000000" draw:marker-end="Linienspitzen_20_344" draw:marker-end-width="0.3cm" draw:fill="none" draw:textarea-vertical-align="middle" loext:decorative="false"/>
    </style:style>
    <style:style style:name="gr335" style:family="graphic" style:parent-style-name="objectwithoutfill">
      <style:graphic-properties svg:stroke-color="#000000" draw:marker-end="Linienspitzen_20_34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style:font-name="Liberation Sans Narrow"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 Narrow" fo:font-size="12pt" style:font-size-asian="12pt" style:font-size-complex="12pt"/>
    </style:style>
    <style:style style:name="P5" style:family="paragraph">
      <style:paragraph-properties fo:text-align="center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/>
      <style:paragraph-properties fo:text-align="center" style:writing-mode="lr-tb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>
      <style:paragraph-properties fo:text-align="center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font-name="Liberation Sans Narrow" fo:font-size="12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 Narrow" fo:font-size="12pt" style:font-size-asian="12pt" style:font-size-complex="12pt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none"/>
      <style:paragraph-properties fo:text-align="justify" style:writing-mode="lr-tb"/>
      <style:text-properties style:font-name="Liberation Sans Narrow" fo:font-size="12pt" style:font-size-asian="12pt" style:font-size-complex="12pt"/>
    </style:style>
    <style:style style:name="T1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iberation Sans Narrow" fo:font-size="12pt" style:font-size-asian="12pt" style:font-size-complex="12pt"/>
    </style:style>
    <style:style style:name="T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8.25cm" svg:y="2cm">
          <text:p text:style-name="P1"><text:span text:style-name="T1">le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.25cm" svg:y="4cm">
          <text:p text:style-name="P1"><text:span text:style-name="T1">di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4cm" svg:y="3cm">
          <text:p text:style-name="P1"><text:span text:style-name="T1">l</text:span><text:span text:style-name="T1">e</text:span><text:span text:style-name="T1">t</text:span><text:span text:style-name="T1">t</text:span><text:span text:style-name="T1">e</text:span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cm" svg:y="9cm">
          <text:p text:style-name="P1"><text:span text:style-name="T1">di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2.5cm" svg:y="13cm">
          <text:p text:style-name="P3"><text:span text:style-name="T2">unsigned 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15cm" svg:y="13cm">
          <text:p text:style-name="P3"><text:span text:style-name="T2">u</text:span><text:span text:style-name="T2">n</text:span><text:span text:style-name="T2">s</text:span><text:span text:style-name="T2">i</text:span><text:span text:style-name="T2">g</text:span><text:span text:style-name="T2">n</text:span><text:span text:style-name="T2">e</text:span><text:span text:style-name="T2">d </text:span><text:span text:style-name="T2">i</text:span><text:span text:style-name="T2">n</text:span><text:span text:style-name="T2">t</text:span><text:span text:style-name="T2">e</text:span><text:span text:style-name="T2">g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1cm" svg:x="8.5cm" svg:y="13cm">
          <text:p text:style-name="P5"><text:span text:style-name="T1">di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" draw:id="id1" draw:layer="layout" svg:width="1cm" svg:height="1cm" svg:x="6.75cm" svg:y="13cm">
          <text:p text:style-name="P7"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3cm">
          <text:p text:style-name="P7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.5cm" svg:y="15.002cm">
          <text:p text:style-name="P1"><text:span text:style-name="T1">hex di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.75cm" svg:y="15cm">
          <text:p text:style-name="P7"><text:span text:style-name="T3">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.25cm" svg:y="12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.25cm" svg:y="14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75cm" svg:y1="13.5cm" svg:x2="8.5cm" svg:y2="13.5cm" draw:start-shape="id1" draw:start-glue-point="10" draw:end-shape="id2" draw:end-glue-point="6" svg:d="M7750 13500h750" svg:viewBox="0 0 751 1">
          <text:p/>
        </draw:connector>
        <draw:line draw:style-name="gr6" draw:text-style-name="P9" draw:layer="layout" svg:x1="18.25cm" svg:y1="13.5cm" svg:x2="19cm" svg:y2="13.5cm">
          <text:p/>
        </draw:line>
        <draw:line draw:style-name="gr7" draw:text-style-name="P9" draw:layer="layout" svg:x1="11.5cm" svg:y1="15.5cm" svg:x2="18.5cm" svg:y2="15.5cm">
          <text:p/>
        </draw:line>
        <draw:line draw:style-name="gr8" draw:text-style-name="P9" draw:layer="layout" svg:x1="18.5cm" svg:y1="15.5cm" svg:x2="18.5cm" svg:y2="13.5cm">
          <text:p/>
        </draw:line>
        <draw:line draw:style-name="gr7" draw:text-style-name="P9" draw:layer="layout" svg:x1="2cm" svg:y1="13.5cm" svg:x2="2cm" svg:y2="15.5cm">
          <text:p/>
        </draw:line>
        <draw:line draw:style-name="gr9" draw:text-style-name="P9" draw:layer="layout" svg:x1="7.75cm" svg:y1="15.5cm" svg:x2="8.5cm" svg:y2="15.5cm">
          <text:p/>
        </draw:line>
        <draw:line draw:style-name="gr7" draw:text-style-name="P9" draw:layer="layout" svg:x1="12cm" svg:y1="14.75cm" svg:x2="8cm" svg:y2="14.75cm">
          <text:p/>
        </draw:line>
        <draw:line draw:style-name="gr10" draw:text-style-name="P9" draw:layer="layout" svg:x1="8cm" svg:y1="14.75cm" svg:x2="8cm" svg:y2="15.5cm">
          <text:p/>
        </draw:line>
        <draw:line draw:style-name="gr7" draw:text-style-name="P9" draw:layer="layout" svg:x1="12cm" svg:y1="15.5cm" svg:x2="12cm" svg:y2="14.75cm">
          <text:p/>
        </draw:line>
        <draw:line draw:style-name="gr7" draw:text-style-name="P9" draw:layer="layout" svg:x1="10.75cm" svg:y1="13.5cm" svg:x2="10.75cm" svg:y2="14.25cm">
          <text:p/>
        </draw:line>
        <draw:line draw:style-name="gr7" draw:text-style-name="P9" draw:layer="layout" svg:x1="10.75cm" svg:y1="14.25cm" svg:x2="8cm" svg:y2="14.25cm">
          <text:p/>
        </draw:line>
        <draw:line draw:style-name="gr11" draw:text-style-name="P9" draw:layer="layout" svg:x1="8cm" svg:y1="14.25cm" svg:x2="8cm" svg:y2="13.5cm">
          <text:p/>
        </draw:line>
        <draw:line draw:style-name="gr7" draw:text-style-name="P9" draw:layer="layout" svg:x1="6.25cm" svg:y1="13.5cm" svg:x2="6.25cm" svg:y2="12.75cm">
          <text:p/>
        </draw:line>
        <draw:line draw:style-name="gr7" draw:text-style-name="P9" draw:layer="layout" svg:x1="6.25cm" svg:y1="12.75cm" svg:x2="11cm" svg:y2="12.75cm">
          <text:p/>
        </draw:line>
        <draw:line draw:style-name="gr12" draw:text-style-name="P9" draw:layer="layout" svg:x1="11cm" svg:y1="12.75cm" svg:x2="11cm" svg:y2="13.5cm">
          <text:p/>
        </draw:line>
        <draw:line draw:style-name="gr13" draw:text-style-name="P9" draw:layer="layout" svg:x1="2cm" svg:y1="15.5cm" svg:x2="6.75cm" svg:y2="15.5cm">
          <text:p/>
        </draw:line>
        <draw:line draw:style-name="gr7" draw:text-style-name="P9" draw:layer="layout" svg:x1="6cm" svg:y1="13.5cm" svg:x2="6cm" svg:y2="11.75cm">
          <text:p/>
        </draw:line>
        <draw:line draw:style-name="gr14" draw:text-style-name="P9" draw:layer="layout" svg:x1="5.75cm" svg:y1="13.5cm" svg:x2="6.75cm" svg:y2="13.5cm">
          <text:p/>
        </draw:line>
        <draw:line draw:style-name="gr15" draw:text-style-name="P9" draw:layer="layout" svg:x1="10.5cm" svg:y1="13.5cm" svg:x2="11.5cm" svg:y2="13.5cm">
          <text:p/>
        </draw:line>
        <draw:line draw:style-name="gr16" draw:text-style-name="P9" draw:layer="layout" svg:x1="12.75cm" svg:y1="12.5cm" svg:x2="13.25cm" svg:y2="12.5cm">
          <text:p/>
        </draw:line>
        <draw:line draw:style-name="gr17" draw:text-style-name="P9" draw:layer="layout" svg:x1="12.75cm" svg:y1="14.5cm" svg:x2="13.25cm" svg:y2="14.5cm">
          <text:p/>
        </draw:line>
        <draw:line draw:style-name="gr7" draw:text-style-name="P9" draw:layer="layout" svg:x1="12.75cm" svg:y1="12.5cm" svg:x2="12.75cm" svg:y2="14.5cm">
          <text:p/>
        </draw:line>
        <draw:line draw:style-name="gr18" draw:text-style-name="P9" draw:layer="layout" svg:x1="14.5cm" svg:y1="14.5cm" svg:x2="14.5cm" svg:y2="13.5cm">
          <text:p/>
        </draw:line>
        <draw:line draw:style-name="gr19" draw:text-style-name="P9" draw:layer="layout" svg:x1="14.5cm" svg:y1="12.5cm" svg:x2="14.5cm" svg:y2="13.5cm">
          <text:p/>
        </draw:line>
        <draw:line draw:style-name="gr7" draw:text-style-name="P9" draw:layer="layout" svg:x1="14.25cm" svg:y1="12.5cm" svg:x2="14.5cm" svg:y2="12.5cm">
          <text:p/>
        </draw:line>
        <draw:line draw:style-name="gr7" draw:text-style-name="P9" draw:layer="layout" svg:x1="14.25cm" svg:y1="14.5cm" svg:x2="14.5cm" svg:y2="14.5cm">
          <text:p/>
        </draw:line>
        <draw:line draw:style-name="gr20" draw:text-style-name="P9" draw:layer="layout" svg:x1="18.5cm" svg:y1="11.75cm" svg:x2="18.5cm" svg:y2="13.5cm">
          <text:p/>
        </draw:line>
        <draw:line draw:style-name="gr7" draw:text-style-name="P9" draw:layer="layout" svg:x1="6cm" svg:y1="11.75cm" svg:x2="18.5cm" svg:y2="11.75cm">
          <text:p/>
        </draw:line>
        <draw:line draw:style-name="gr21" draw:text-style-name="P9" draw:layer="layout" svg:x1="1.75cm" svg:y1="13.5cm" svg:x2="2.5cm" svg:y2="13.5cm">
          <text:p/>
        </draw:line>
        <draw:line draw:style-name="gr22" draw:text-style-name="P9" draw:layer="layout" svg:x1="12.5cm" svg:y1="13.5cm" svg:x2="15cm" svg:y2="13.5cm">
          <text:p/>
        </draw:line>
        <draw:line draw:style-name="gr23" draw:text-style-name="P9" draw:layer="layout" svg:x1="3cm" svg:y1="9.5cm" svg:x2="8cm" svg:y2="9.5cm">
          <text:p/>
        </draw:line>
        <draw:line draw:style-name="gr24" draw:text-style-name="P9" draw:layer="layout" svg:x1="11cm" svg:y1="9.5cm" svg:x2="16cm" svg:y2="9.5cm">
          <text:p/>
        </draw:line>
        <draw:line draw:style-name="gr7" draw:text-style-name="P9" draw:layer="layout" svg:x1="11.5cm" svg:y1="9.5cm" svg:x2="11.5cm" svg:y2="8.5cm">
          <text:p/>
        </draw:line>
        <draw:line draw:style-name="gr7" draw:text-style-name="P9" draw:layer="layout" svg:x1="11.5cm" svg:y1="8.5cm" svg:x2="7cm" svg:y2="8.5cm">
          <text:p/>
        </draw:line>
        <draw:line draw:style-name="gr25" draw:text-style-name="P9" draw:layer="layout" svg:x1="7cm" svg:y1="8.5cm" svg:x2="7cm" svg:y2="9.5cm">
          <text:p/>
        </draw:line>
        <draw:line draw:style-name="gr26" draw:text-style-name="P9" draw:layer="layout" svg:x1="2.5cm" svg:y1="3.5cm" svg:x2="4cm" svg:y2="3.5cm">
          <text:p/>
        </draw:line>
        <draw:line draw:style-name="gr27" draw:text-style-name="P9" draw:layer="layout" svg:x1="7cm" svg:y1="3.5cm" svg:x2="14cm" svg:y2="3.5cm">
          <text:p/>
        </draw:line>
        <draw:line draw:style-name="gr7" draw:text-style-name="P9" draw:layer="layout" svg:x1="12cm" svg:y1="3.5cm" svg:x2="12cm" svg:y2="2.5cm">
          <text:p/>
        </draw:line>
        <draw:line draw:style-name="gr28" draw:text-style-name="P9" draw:layer="layout" svg:x1="12cm" svg:y1="2.5cm" svg:x2="11.25cm" svg:y2="2.5cm">
          <text:p/>
        </draw:line>
        <draw:line draw:style-name="gr29" draw:text-style-name="P9" draw:layer="layout" svg:x1="7.5cm" svg:y1="2.5cm" svg:x2="7.5cm" svg:y2="3.5cm">
          <text:p/>
        </draw:line>
        <draw:line draw:style-name="gr7" draw:text-style-name="P9" draw:layer="layout" svg:x1="8.25cm" svg:y1="2.5cm" svg:x2="7.5cm" svg:y2="2.5cm">
          <text:p/>
        </draw:line>
        <draw:line draw:style-name="gr7" draw:text-style-name="P9" draw:layer="layout" svg:x1="12cm" svg:y1="3.5cm" svg:x2="12cm" svg:y2="4.5cm">
          <text:p/>
        </draw:line>
        <draw:line draw:style-name="gr30" draw:text-style-name="P9" draw:layer="layout" svg:x1="12cm" svg:y1="4.5cm" svg:x2="11.25cm" svg:y2="4.5cm">
          <text:p/>
        </draw:line>
        <draw:line draw:style-name="gr7" draw:text-style-name="P9" draw:layer="layout" svg:x1="8.25cm" svg:y1="4.5cm" svg:x2="7.5cm" svg:y2="4.5cm">
          <text:p/>
        </draw:line>
        <draw:line draw:style-name="gr31" draw:text-style-name="P9" draw:layer="layout" svg:x1="7.5cm" svg:y1="4.5cm" svg:x2="7.5cm" svg:y2="3.5cm">
          <text:p/>
        </draw:line>
        <draw:custom-shape draw:style-name="gr2" draw:text-style-name="P4" draw:layer="layout" svg:width="3.25cm" svg:height="1cm" svg:x="8cm" svg:y="18cm">
          <text:p text:style-name="P3"><text:span text:style-name="T2">constant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19.5cm">
          <text:p text:style-name="P3"><text:span text:style-name="T2">unsigned numb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25cm" svg:height="1cm" svg:x="8.5cm" svg:y="21cm">
          <text:p text:style-name="P10"><text:span text:style-name="T4">N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3.25cm" svg:height="1cm" svg:x="8cm" svg:y="22.5cm">
          <text:p text:style-name="P12"><text:span text:style-name="T5">char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22.501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cm" svg:y="22.502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9" draw:layer="layout" svg:x1="4cm" svg:y1="18.5cm" svg:x2="8cm" svg:y2="18.5cm">
          <text:p/>
        </draw:line>
        <draw:line draw:style-name="gr35" draw:text-style-name="P9" draw:layer="layout" svg:x1="11.25cm" svg:y1="18.5cm" svg:x2="16cm" svg:y2="18.5cm">
          <text:p/>
        </draw:line>
        <draw:line draw:style-name="gr7" draw:text-style-name="P9" draw:layer="layout" svg:x1="5cm" svg:y1="18.5cm" svg:x2="5cm" svg:y2="23cm">
          <text:p/>
        </draw:line>
        <draw:line draw:style-name="gr36" draw:text-style-name="P9" draw:layer="layout" svg:x1="5cm" svg:y1="23cm" svg:x2="6cm" svg:y2="23cm">
          <text:p/>
        </draw:line>
        <draw:line draw:style-name="gr37" draw:text-style-name="P9" draw:layer="layout" svg:x1="7cm" svg:y1="23cm" svg:x2="8cm" svg:y2="23cm">
          <text:p/>
        </draw:line>
        <draw:line draw:style-name="gr38" draw:text-style-name="P9" draw:layer="layout" svg:x1="11.25cm" svg:y1="23cm" svg:x2="12.25cm" svg:y2="23cm">
          <text:p/>
        </draw:line>
        <draw:line draw:style-name="gr7" draw:text-style-name="P9" draw:layer="layout" svg:x1="13.25cm" svg:y1="23cm" svg:x2="14.25cm" svg:y2="23cm">
          <text:p/>
        </draw:line>
        <draw:line draw:style-name="gr39" draw:text-style-name="P9" draw:layer="layout" svg:x1="14.25cm" svg:y1="23cm" svg:x2="14.25cm" svg:y2="18.5cm">
          <text:p/>
        </draw:line>
        <draw:line draw:style-name="gr7" draw:text-style-name="P9" draw:layer="layout" svg:x1="11.5cm" svg:y1="23cm" svg:x2="11.5cm" svg:y2="22.25cm">
          <text:p/>
        </draw:line>
        <draw:line draw:style-name="gr7" draw:text-style-name="P9" draw:layer="layout" svg:x1="11.5cm" svg:y1="22.25cm" svg:x2="7.5cm" svg:y2="22.25cm">
          <text:p/>
        </draw:line>
        <draw:line draw:style-name="gr40" draw:text-style-name="P9" draw:layer="layout" svg:x1="7.5cm" svg:y1="22.25cm" svg:x2="7.5cm" svg:y2="23cm">
          <text:p/>
        </draw:line>
        <draw:line draw:style-name="gr41" draw:text-style-name="P9" draw:layer="layout" svg:x1="5cm" svg:y1="21.5cm" svg:x2="8.5cm" svg:y2="21.5cm">
          <text:p/>
        </draw:line>
        <draw:line draw:style-name="gr42" draw:text-style-name="P9" draw:layer="layout" svg:x1="10.75cm" svg:y1="21.5cm" svg:x2="14.25cm" svg:y2="21.5cm">
          <text:p/>
        </draw:line>
        <draw:line draw:style-name="gr43" draw:text-style-name="P9" draw:layer="layout" svg:x1="5cm" svg:y1="20cm" svg:x2="8cm" svg:y2="20cm">
          <text:p/>
        </draw:line>
        <draw:line draw:style-name="gr44" draw:text-style-name="P9" draw:layer="layout" svg:x1="11.25cm" svg:y1="20cm" svg:x2="14.25cm" svg:y2="20cm">
          <text:p/>
        </draw:line>
      </draw:page>
      <draw:page draw:name="page2" draw:style-name="dp1" draw:master-page-name="Standard">
        <draw:custom-shape draw:style-name="gr2" draw:text-style-name="P4" draw:layer="layout" svg:width="3.25cm" svg:height="1cm" svg:x="8cm" svg:y="1.75cm">
          <text:p text:style-name="P3"><text:span text:style-name="T2">constant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3.25cm">
          <text:p text:style-name="P3"><text:span text:style-name="T2">unsigned numbe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cm" svg:height="1cm" svg:x="2.75cm" svg:y="6cm">
          <text:p text:style-name="P10"><text:span text:style-name="T4">CH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3.25cm" svg:height="1cm" svg:x="8cm" svg:y="4.75cm">
          <text:p text:style-name="P12"><text:span text:style-name="T5">char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4.751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cm" svg:y="4.752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9" draw:layer="layout" svg:x1="7cm" svg:y1="5.25cm" svg:x2="8cm" svg:y2="5.25cm">
          <text:p/>
        </draw:line>
        <draw:line draw:style-name="gr38" draw:text-style-name="P9" draw:layer="layout" svg:x1="11.25cm" svg:y1="5.25cm" svg:x2="12.25cm" svg:y2="5.25cm">
          <text:p/>
        </draw:line>
        <draw:line draw:style-name="gr7" draw:text-style-name="P9" draw:layer="layout" svg:x1="11.5cm" svg:y1="5.25cm" svg:x2="11.5cm" svg:y2="4.5cm">
          <text:p/>
        </draw:line>
        <draw:line draw:style-name="gr7" draw:text-style-name="P9" draw:layer="layout" svg:x1="11.5cm" svg:y1="4.5cm" svg:x2="7.5cm" svg:y2="4.5cm">
          <text:p/>
        </draw:line>
        <draw:line draw:style-name="gr40" draw:text-style-name="P9" draw:layer="layout" svg:x1="7.5cm" svg:y1="4.5cm" svg:x2="7.5cm" svg:y2="5.25cm">
          <text:p/>
        </draw:line>
        <draw:custom-shape draw:style-name="gr4" draw:text-style-name="P8" draw:layer="layout" svg:width="1cm" svg:height="1cm" svg:x="6.001cm" svg:y="6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1cm" svg:y="6cm">
          <text:p text:style-name="P7"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8cm" svg:y="6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3.75cm" svg:y="1.752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3.751cm" svg:y="3.25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7.25cm" svg:y1="2.25cm" svg:x2="8cm" svg:y2="2.25cm">
          <text:p/>
        </draw:line>
        <draw:line draw:style-name="gr46" draw:text-style-name="P9" draw:layer="layout" svg:x1="7.25cm" svg:y1="3.75cm" svg:x2="8cm" svg:y2="3.75cm">
          <text:p/>
        </draw:line>
        <draw:line draw:style-name="gr7" draw:text-style-name="P9" draw:layer="layout" svg:x1="7.25cm" svg:y1="2.25cm" svg:x2="7.25cm" svg:y2="3.75cm">
          <text:p/>
        </draw:line>
        <draw:line draw:style-name="gr47" draw:text-style-name="P9" draw:layer="layout" svg:x1="1.5cm" svg:y1="3cm" svg:x2="7.25cm" svg:y2="3cm">
          <text:p/>
        </draw:line>
        <draw:line draw:style-name="gr48" draw:text-style-name="P9" draw:layer="layout" svg:x1="2cm" svg:y1="6.5cm" svg:x2="2.75cm" svg:y2="6.5cm">
          <text:p/>
        </draw:line>
        <draw:line draw:style-name="gr7" draw:text-style-name="P9" draw:layer="layout" svg:x1="2cm" svg:y1="3cm" svg:x2="2cm" svg:y2="6.5cm">
          <text:p/>
        </draw:line>
        <draw:line draw:style-name="gr7" draw:text-style-name="P9" draw:layer="layout" svg:x1="3cm" svg:y1="2.25cm" svg:x2="3cm" svg:y2="3.75cm">
          <text:p/>
        </draw:line>
        <draw:line draw:style-name="gr49" draw:text-style-name="P9" draw:layer="layout" svg:x1="3cm" svg:y1="2.25cm" svg:x2="3.75cm" svg:y2="2.25cm">
          <text:p/>
        </draw:line>
        <draw:line draw:style-name="gr50" draw:text-style-name="P9" draw:layer="layout" svg:x1="3cm" svg:y1="3.75cm" svg:x2="3.75cm" svg:y2="3.75cm">
          <text:p/>
        </draw:line>
        <draw:line draw:style-name="gr7" draw:text-style-name="P9" draw:layer="layout" svg:x1="4.75cm" svg:y1="3.75cm" svg:x2="5.25cm" svg:y2="3.75cm">
          <text:p/>
        </draw:line>
        <draw:line draw:style-name="gr7" draw:text-style-name="P9" draw:layer="layout" svg:x1="4.75cm" svg:y1="2.25cm" svg:x2="5.25cm" svg:y2="2.25cm">
          <text:p/>
        </draw:line>
        <draw:line draw:style-name="gr51" draw:text-style-name="P9" draw:layer="layout" svg:x1="5.25cm" svg:y1="2.25cm" svg:x2="5.25cm" svg:y2="3cm">
          <text:p/>
        </draw:line>
        <draw:line draw:style-name="gr52" draw:text-style-name="P9" draw:layer="layout" svg:x1="5.25cm" svg:y1="3.75cm" svg:x2="5.25cm" svg:y2="3cm">
          <text:p/>
        </draw:line>
        <draw:line draw:style-name="gr53" draw:text-style-name="P9" draw:layer="layout" svg:x1="2cm" svg:y1="5.25cm" svg:x2="6cm" svg:y2="5.25cm">
          <text:p/>
        </draw:line>
        <draw:line draw:style-name="gr54" draw:text-style-name="P9" draw:layer="layout" svg:x1="4.75cm" svg:y1="6.5cm" svg:x2="6cm" svg:y2="6.5cm">
          <text:p/>
        </draw:line>
        <draw:line draw:style-name="gr55" draw:text-style-name="P9" draw:layer="layout" svg:x1="7cm" svg:y1="6.5cm" svg:x2="8cm" svg:y2="6.5cm">
          <text:p/>
        </draw:line>
        <draw:line draw:style-name="gr56" draw:text-style-name="P9" draw:layer="layout" svg:x1="11.25cm" svg:y1="6.5cm" svg:x2="12.25cm" svg:y2="6.5cm">
          <text:p/>
        </draw:line>
        <draw:line draw:style-name="gr7" draw:text-style-name="P9" draw:layer="layout" svg:x1="13.25cm" svg:y1="6.5cm" svg:x2="14cm" svg:y2="6.5cm">
          <text:p/>
        </draw:line>
        <draw:line draw:style-name="gr7" draw:text-style-name="P9" draw:layer="layout" svg:x1="11.25cm" svg:y1="3.75cm" svg:x2="12cm" svg:y2="3.75cm">
          <text:p/>
        </draw:line>
        <draw:line draw:style-name="gr7" draw:text-style-name="P9" draw:layer="layout" svg:x1="11.25cm" svg:y1="2.25cm" svg:x2="12cm" svg:y2="2.25cm">
          <text:p/>
        </draw:line>
        <draw:line draw:style-name="gr57" draw:text-style-name="P9" draw:layer="layout" svg:x1="12cm" svg:y1="3.75cm" svg:x2="12cm" svg:y2="3cm">
          <text:p/>
        </draw:line>
        <draw:line draw:style-name="gr58" draw:text-style-name="P9" draw:layer="layout" svg:x1="12cm" svg:y1="2.25cm" svg:x2="12cm" svg:y2="3cm">
          <text:p/>
        </draw:line>
        <draw:line draw:style-name="gr59" draw:text-style-name="P9" draw:layer="layout" svg:x1="12cm" svg:y1="3cm" svg:x2="15cm" svg:y2="3cm">
          <text:p/>
        </draw:line>
        <draw:line draw:style-name="gr60" draw:text-style-name="P9" draw:layer="layout" svg:x1="14cm" svg:y1="6.5cm" svg:x2="14cm" svg:y2="3cm">
          <text:p/>
        </draw:line>
        <draw:line draw:style-name="gr61" draw:text-style-name="P9" draw:layer="layout" svg:x1="13.25cm" svg:y1="5.25cm" svg:x2="14cm" svg:y2="5.25cm">
          <text:p/>
        </draw:line>
        <draw:custom-shape draw:style-name="gr2" draw:text-style-name="P4" draw:layer="layout" svg:width="3.25cm" svg:height="1cm" svg:x="8cm" svg:y="8.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10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002cm" svg:y="10.001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2cm" svg:y="10.001cm">
          <text:p text:style-name="P7"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cm" svg:y="11.2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4.75cm" svg:y="12.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11cm" svg:y="12.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12.5cm">
          <text:p text:style-name="P7"><text:span text:style-name="T3">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9" draw:layer="layout" svg:x1="3.25cm" svg:y1="9cm" svg:x2="8cm" svg:y2="9cm">
          <text:p/>
        </draw:line>
        <draw:line draw:style-name="gr64" draw:text-style-name="P9" draw:layer="layout" svg:x1="11.25cm" svg:y1="9cm" svg:x2="16cm" svg:y2="9cm">
          <text:p/>
        </draw:line>
        <draw:line draw:style-name="gr7" draw:text-style-name="P9" draw:layer="layout" svg:x1="3.75cm" svg:y1="9cm" svg:x2="3.75cm" svg:y2="13cm">
          <text:p/>
        </draw:line>
        <draw:line draw:style-name="gr65" draw:text-style-name="P9" draw:layer="layout" svg:x1="3.75cm" svg:y1="13cm" svg:x2="4.75cm" svg:y2="13cm">
          <text:p/>
        </draw:line>
        <draw:line draw:style-name="gr66" draw:text-style-name="P9" draw:layer="layout" svg:x1="3.75cm" svg:y1="10.5cm" svg:x2="6cm" svg:y2="10.5cm">
          <text:p/>
        </draw:line>
        <draw:line draw:style-name="gr67" draw:text-style-name="P9" draw:layer="layout" svg:x1="7cm" svg:y1="10.5cm" svg:x2="8cm" svg:y2="10.5cm">
          <text:p/>
        </draw:line>
        <draw:line draw:style-name="gr68" draw:text-style-name="P9" draw:layer="layout" svg:x1="11.25cm" svg:y1="10.5cm" svg:x2="12.25cm" svg:y2="10.5cm">
          <text:p/>
        </draw:line>
        <draw:line draw:style-name="gr7" draw:text-style-name="P9" draw:layer="layout" svg:x1="11.5cm" svg:y1="11.75cm" svg:x2="10cm" svg:y2="11.75cm">
          <text:p/>
        </draw:line>
        <draw:line draw:style-name="gr7" draw:text-style-name="P9" draw:layer="layout" svg:x1="11.5cm" svg:y1="10.5cm" svg:x2="11.5cm" svg:y2="11.75cm">
          <text:p/>
        </draw:line>
        <draw:line draw:style-name="gr7" draw:text-style-name="P9" draw:layer="layout" svg:x1="9cm" svg:y1="11.75cm" svg:x2="7.25cm" svg:y2="11.75cm">
          <text:p/>
        </draw:line>
        <draw:line draw:style-name="gr69" draw:text-style-name="P9" draw:layer="layout" svg:x1="7.25cm" svg:y1="11.75cm" svg:x2="7.25cm" svg:y2="10.5cm">
          <text:p/>
        </draw:line>
        <draw:line draw:style-name="gr70" draw:text-style-name="P9" draw:layer="layout" svg:x1="8cm" svg:y1="13cm" svg:x2="8.75cm" svg:y2="13cm">
          <text:p/>
        </draw:line>
        <draw:line draw:style-name="gr71" draw:text-style-name="P9" draw:layer="layout" svg:x1="10.25cm" svg:y1="13cm" svg:x2="11cm" svg:y2="13cm">
          <text:p/>
        </draw:line>
        <draw:line draw:style-name="gr7" draw:text-style-name="P9" draw:layer="layout" svg:x1="14.25cm" svg:y1="13cm" svg:x2="15cm" svg:y2="13cm">
          <text:p/>
        </draw:line>
        <draw:line draw:style-name="gr72" draw:text-style-name="P9" draw:layer="layout" svg:x1="15cm" svg:y1="13cm" svg:x2="15cm" svg:y2="9cm">
          <text:p/>
        </draw:line>
        <draw:line draw:style-name="gr73" draw:text-style-name="P9" draw:layer="layout" svg:x1="13.25cm" svg:y1="10.5cm" svg:x2="15cm" svg:y2="10.5cm">
          <text:p/>
        </draw:line>
        <draw:custom-shape draw:style-name="gr33" draw:text-style-name="P11" draw:layer="layout" svg:width="3.25cm" svg:height="1cm" svg:x="3.5cm" svg:y="17cm">
          <text:p text:style-name="P10"><text:span text:style-name="T4">PACK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3.25cm" svg:height="1cm" svg:x="3.5cm" svg:y="18.75cm">
          <text:p text:style-name="P10"><text:span text:style-name="T4">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3.25cm" svg:height="1cm" svg:x="3.5cm" svg:y="21.25cm">
          <text:p text:style-name="P10"><text:span text:style-name="T4">REC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2.75cm" svg:height="1cm" svg:x="9cm" svg:y="16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9cm" svg:y="15cm">
          <text:p text:style-name="P3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.25cm" svg:y="16.25cm">
          <text:p text:style-name="P7"><text:span text:style-name="T3">^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draw:layer="layout" svg:width="2.75cm" svg:height="1cm" svg:x="9.001cm" svg:y="18.751cm">
          <text:p text:style-name="P14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.25cm" svg:y="18.752cm">
          <text:p text:style-name="P7"><text:span text:style-name="T3">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5cm" svg:y="18.752cm">
          <text:p text:style-name="P7"><text:span text:style-name="T3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.75cm" svg:y="17.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9" draw:layer="layout" svg:x1="8.25cm" svg:y1="19.251cm" svg:x2="9cm" svg:y2="19.251cm">
          <text:p/>
        </draw:line>
        <draw:line draw:style-name="gr68" draw:text-style-name="P9" draw:layer="layout" svg:x1="11.75cm" svg:y1="19.251cm" svg:x2="12.5cm" svg:y2="19.251cm">
          <text:p/>
        </draw:line>
        <draw:line draw:style-name="gr7" draw:text-style-name="P9" draw:layer="layout" svg:x1="12cm" svg:y1="18cm" svg:x2="10.75cm" svg:y2="18cm">
          <text:p/>
        </draw:line>
        <draw:line draw:style-name="gr7" draw:text-style-name="P9" draw:layer="layout" svg:x1="12cm" svg:y1="18cm" svg:x2="12cm" svg:y2="19.25cm">
          <text:p/>
        </draw:line>
        <draw:line draw:style-name="gr7" draw:text-style-name="P9" draw:layer="layout" svg:x1="9.75cm" svg:y1="18cm" svg:x2="8.5cm" svg:y2="18cm">
          <text:p/>
        </draw:line>
        <draw:custom-shape draw:style-name="gr3" draw:text-style-name="P11" draw:layer="layout" svg:width="2cm" svg:height="1cm" svg:x="3.5cm" svg:y="20cm">
          <text:p text:style-name="P10"><text:span text:style-name="T4">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1.5cm" svg:height="1cm" svg:x="6.75cm" svg:y="20cm">
          <text:p text:style-name="P10"><text:span text:style-name="T4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1.5cm" svg:height="1cm" svg:x="14cm" svg:y="18.75cm">
          <text:p text:style-name="P10"><text:span text:style-name="T4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5" draw:layer="layout" svg:width="1.5cm" svg:height="1cm" svg:x="16cm" svg:y="18.751cm">
          <text:p text:style-name="P14"><text:span text:style-name="T2">type</text:span></text:p>
          <draw:enhanced-geometry svg:viewBox="0 0 21600 21600" draw:type="rectangle" draw:enhanced-path="M 0 0 L 21600 0 21600 21600 0 21600 0 0 Z N"/>
        </draw:custom-shape>
        <draw:line draw:style-name="gr78" draw:text-style-name="P9" draw:layer="layout" svg:x1="15.5cm" svg:y1="19.25cm" svg:x2="16cm" svg:y2="19.25cm">
          <text:p/>
        </draw:line>
        <draw:line draw:style-name="gr79" draw:text-style-name="P9" draw:layer="layout" svg:x1="13.5cm" svg:y1="19.25cm" svg:x2="14cm" svg:y2="19.25cm">
          <text:p/>
        </draw:line>
        <draw:line draw:style-name="gr80" draw:text-style-name="P9" draw:layer="layout" svg:x1="6.75cm" svg:y1="19.25cm" svg:x2="7.25cm" svg:y2="19.25cm">
          <text:p/>
        </draw:line>
        <draw:custom-shape draw:style-name="gr81" draw:text-style-name="P15" draw:layer="layout" svg:width="2.75cm" svg:height="1cm" svg:x="9cm" svg:y="20cm">
          <text:p text:style-name="P14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cm" svg:height="1cm" svg:x="15.501cm" svg:y="21.25cm">
          <text:p text:style-name="P10"><text:span text:style-name="T4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5" draw:layer="layout" svg:width="2.75cm" svg:height="1cm" svg:x="9.001cm" svg:y="21.25cm">
          <text:p text:style-name="P14"><text:span text:style-name="T2">field list</text:span></text:p>
          <draw:enhanced-geometry svg:viewBox="0 0 21600 21600" draw:type="rectangle" draw:enhanced-path="M 0 0 L 21600 0 21600 21600 0 21600 0 0 Z N"/>
        </draw:custom-shape>
        <draw:line draw:style-name="gr83" draw:text-style-name="P9" draw:layer="layout" svg:x1="6.75cm" svg:y1="21.75cm" svg:x2="9cm" svg:y2="21.75cm">
          <text:p/>
        </draw:line>
        <draw:line draw:style-name="gr84" draw:text-style-name="P9" draw:layer="layout" svg:x1="11.75cm" svg:y1="21.75cm" svg:x2="15.5cm" svg:y2="21.75cm">
          <text:p/>
        </draw:line>
        <draw:line draw:style-name="gr85" draw:text-style-name="P9" draw:layer="layout" svg:x1="11.75cm" svg:y1="20.5cm" svg:x2="18cm" svg:y2="20.5cm">
          <text:p/>
        </draw:line>
        <draw:line draw:style-name="gr7" draw:text-style-name="P9" draw:layer="layout" svg:x1="17.5cm" svg:y1="21.75cm" svg:x2="18cm" svg:y2="21.75cm">
          <text:p/>
        </draw:line>
        <draw:line draw:style-name="gr86" draw:text-style-name="P9" draw:layer="layout" svg:x1="11.75cm" svg:y1="15.5cm" svg:x2="18.75cm" svg:y2="15.5cm">
          <text:p/>
        </draw:line>
        <draw:line draw:style-name="gr87" draw:text-style-name="P9" draw:layer="layout" svg:x1="18cm" svg:y1="21.75cm" svg:x2="18cm" svg:y2="15.5cm">
          <text:p/>
        </draw:line>
        <draw:line draw:style-name="gr88" draw:text-style-name="P9" draw:layer="layout" svg:x1="3cm" svg:y1="21.75cm" svg:x2="3.5cm" svg:y2="21.75cm">
          <text:p/>
        </draw:line>
        <draw:line draw:style-name="gr89" draw:text-style-name="P9" draw:layer="layout" svg:x1="2.5cm" svg:y1="15.5cm" svg:x2="9cm" svg:y2="15.5cm">
          <text:p/>
        </draw:line>
        <draw:line draw:style-name="gr7" draw:text-style-name="P9" draw:layer="layout" svg:x1="3cm" svg:y1="15.5cm" svg:x2="3cm" svg:y2="21.75cm">
          <text:p/>
        </draw:line>
        <draw:line draw:style-name="gr90" draw:text-style-name="P9" draw:layer="layout" svg:x1="3cm" svg:y1="20.5cm" svg:x2="3.5cm" svg:y2="20.5cm">
          <text:p/>
        </draw:line>
        <draw:line draw:style-name="gr91" draw:text-style-name="P9" draw:layer="layout" svg:x1="3cm" svg:y1="19.25cm" svg:x2="3.5cm" svg:y2="19.25cm">
          <text:p/>
        </draw:line>
        <draw:line draw:style-name="gr92" draw:text-style-name="P9" draw:layer="layout" svg:x1="3cm" svg:y1="17.5cm" svg:x2="3.5cm" svg:y2="17.5cm">
          <text:p/>
        </draw:line>
        <draw:line draw:style-name="gr7" draw:text-style-name="P9" draw:layer="layout" svg:x1="6.75cm" svg:y1="17.5cm" svg:x2="7.25cm" svg:y2="17.5cm">
          <text:p/>
        </draw:line>
        <draw:line draw:style-name="gr7" draw:text-style-name="P9" draw:layer="layout" svg:x1="7.25cm" svg:y1="18.25cm" svg:x2="7.25cm" svg:y2="17.5cm">
          <text:p/>
        </draw:line>
        <draw:line draw:style-name="gr93" draw:text-style-name="P9" draw:layer="layout" svg:x1="7.25cm" svg:y1="18.25cm" svg:x2="3cm" svg:y2="18.25cm">
          <text:p/>
        </draw:line>
        <draw:line draw:style-name="gr94" draw:text-style-name="P9" draw:layer="layout" svg:x1="5.5cm" svg:y1="20.5cm" svg:x2="6.75cm" svg:y2="20.5cm">
          <text:p/>
        </draw:line>
        <draw:line draw:style-name="gr95" draw:text-style-name="P9" draw:layer="layout" svg:x1="8.25cm" svg:y1="20.5cm" svg:x2="9cm" svg:y2="20.5cm">
          <text:p/>
        </draw:line>
        <draw:line draw:style-name="gr96" draw:text-style-name="P9" draw:layer="layout" svg:x1="17.5cm" svg:y1="19.25cm" svg:x2="18cm" svg:y2="19.25cm">
          <text:p/>
        </draw:line>
        <draw:line draw:style-name="gr97" draw:text-style-name="P9" draw:layer="layout" svg:x1="3cm" svg:y1="16.75cm" svg:x2="7.25cm" svg:y2="16.75cm">
          <text:p/>
        </draw:line>
        <draw:line draw:style-name="gr98" draw:text-style-name="P9" draw:layer="layout" svg:x1="8.25cm" svg:y1="16.75cm" svg:x2="9cm" svg:y2="16.75cm">
          <text:p/>
        </draw:line>
        <draw:line draw:style-name="gr99" draw:text-style-name="P9" draw:layer="layout" svg:x1="11.75cm" svg:y1="16.75cm" svg:x2="18cm" svg:y2="16.75cm">
          <text:p/>
        </draw:line>
        <draw:line draw:style-name="gr100" draw:text-style-name="P9" draw:layer="layout" svg:x1="8.5cm" svg:y1="18cm" svg:x2="8.5cm" svg:y2="19.25cm">
          <text:p/>
        </draw:line>
        <draw:custom-shape draw:style-name="gr74" draw:text-style-name="P4" draw:layer="layout" svg:width="2.75cm" svg:height="1cm" svg:x="5.75cm" svg:y="26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2.25cm" svg:y="26cm">
          <text:p text:style-name="P3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75cm" svg:y="24.7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0cm" svg:y="24cm">
          <text:p text:style-name="P7"><text:span text:style-name="T3">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0cm" svg:y="26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9" draw:layer="layout" svg:x1="4cm" svg:y1="26.5cm" svg:x2="5.75cm" svg:y2="26.5cm">
          <text:p/>
        </draw:line>
        <draw:line draw:style-name="gr102" draw:text-style-name="P9" draw:layer="layout" svg:x1="8.5cm" svg:y1="26.5cm" svg:x2="10cm" svg:y2="26.5cm">
          <text:p/>
        </draw:line>
        <draw:line draw:style-name="gr103" draw:text-style-name="P9" draw:layer="layout" svg:x1="11cm" svg:y1="26.5cm" svg:x2="12.25cm" svg:y2="26.5cm">
          <text:p/>
        </draw:line>
        <draw:line draw:style-name="gr104" draw:text-style-name="P9" draw:layer="layout" svg:x1="15cm" svg:y1="26.5cm" svg:x2="16.75cm" svg:y2="26.5cm">
          <text:p/>
        </draw:line>
        <draw:line draw:style-name="gr7" draw:text-style-name="P9" draw:layer="layout" svg:x1="9cm" svg:y1="26.5cm" svg:x2="9cm" svg:y2="25.25cm">
          <text:p/>
        </draw:line>
        <draw:line draw:style-name="gr105" draw:text-style-name="P9" draw:layer="layout" svg:x1="9cm" svg:y1="25.25cm" svg:x2="7.75cm" svg:y2="25.25cm">
          <text:p/>
        </draw:line>
        <draw:line draw:style-name="gr7" draw:text-style-name="P9" draw:layer="layout" svg:x1="6.75cm" svg:y1="25.25cm" svg:x2="5cm" svg:y2="25.25cm">
          <text:p/>
        </draw:line>
        <draw:line draw:style-name="gr106" draw:text-style-name="P9" draw:layer="layout" svg:x1="5cm" svg:y1="25.25cm" svg:x2="5cm" svg:y2="26.5cm">
          <text:p/>
        </draw:line>
        <draw:line draw:style-name="gr7" draw:text-style-name="P9" draw:layer="layout" svg:x1="15.5cm" svg:y1="26.5cm" svg:x2="15.5cm" svg:y2="24.5cm">
          <text:p/>
        </draw:line>
        <draw:line draw:style-name="gr107" draw:text-style-name="P9" draw:layer="layout" svg:x1="15.5cm" svg:y1="24.5cm" svg:x2="11cm" svg:y2="24.5cm">
          <text:p/>
        </draw:line>
        <draw:line draw:style-name="gr7" draw:text-style-name="P9" draw:layer="layout" svg:x1="10cm" svg:y1="24.5cm" svg:x2="4.5cm" svg:y2="24.5cm">
          <text:p/>
        </draw:line>
        <draw:line draw:style-name="gr108" draw:text-style-name="P9" draw:layer="layout" svg:x1="4.5cm" svg:y1="24.5cm" svg:x2="4.5cm" svg:y2="26.5cm">
          <text:p/>
        </draw:line>
        <draw:line draw:style-name="gr7" draw:text-style-name="P9" draw:layer="layout" svg:x1="4.5cm" svg:y1="27.25cm" svg:x2="4.5cm" svg:y2="26.5cm">
          <text:p/>
        </draw:line>
        <draw:line draw:style-name="gr7" draw:text-style-name="P9" draw:layer="layout" svg:x1="4.5cm" svg:y1="27.25cm" svg:x2="15.5cm" svg:y2="27.25cm">
          <text:p/>
        </draw:line>
        <draw:line draw:style-name="gr109" draw:text-style-name="P9" draw:layer="layout" svg:x1="15.5cm" svg:y1="27.25cm" svg:x2="15.5cm" svg:y2="26.5cm">
          <text:p/>
        </draw:line>
      </draw:page>
      <draw:page draw:name="page3" draw:style-name="dp1" draw:master-page-name="Standard">
        <draw:custom-shape draw:style-name="gr2" draw:text-style-name="P4" draw:layer="layout" svg:width="3.25cm" svg:height="1cm" svg:x="3cm" svg:y="2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2.5cm" svg:height="1cm" svg:x="9.75cm" svg:y="2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5cm" svg:y="4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cm" svg:y="2.75cm">
          <text:p text:style-name="P7"><text:span text:style-name="T3">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cm" svg:y="2.75cm">
          <text:p text:style-name="P7"><text:span text:style-name="T3">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3cm" svg:y="3.5cm">
          <text:p text:style-name="P3"><text:span text:style-name="T2">field identifier</text:span></text:p>
          <draw:enhanced-geometry svg:viewBox="0 0 21600 21600" draw:type="rectangle" draw:enhanced-path="M 0 0 L 21600 0 21600 21600 0 21600 0 0 Z N"/>
        </draw:custom-shape>
        <draw:line draw:style-name="gr111" draw:text-style-name="P9" draw:layer="layout" svg:x1="1.25cm" svg:y1="3.25cm" svg:x2="2cm" svg:y2="3.25cm">
          <text:p/>
        </draw:line>
        <draw:line draw:style-name="gr7" draw:text-style-name="P9" draw:layer="layout" svg:x1="2cm" svg:y1="2.5cm" svg:x2="2cm" svg:y2="4cm">
          <text:p/>
        </draw:line>
        <draw:line draw:style-name="gr112" draw:text-style-name="P9" draw:layer="layout" svg:x1="2cm" svg:y1="2.5cm" svg:x2="3cm" svg:y2="2.5cm">
          <text:p/>
        </draw:line>
        <draw:line draw:style-name="gr113" draw:text-style-name="P9" draw:layer="layout" svg:x1="2cm" svg:y1="4cm" svg:x2="3cm" svg:y2="4cm">
          <text:p/>
        </draw:line>
        <draw:line draw:style-name="gr7" draw:text-style-name="P9" draw:layer="layout" svg:x1="6.25cm" svg:y1="2.5cm" svg:x2="6.75cm" svg:y2="2.5cm">
          <text:p/>
        </draw:line>
        <draw:line draw:style-name="gr7" draw:text-style-name="P9" draw:layer="layout" svg:x1="6.25cm" svg:y1="4cm" svg:x2="6.75cm" svg:y2="4cm">
          <text:p/>
        </draw:line>
        <draw:line draw:style-name="gr114" draw:text-style-name="P9" draw:layer="layout" svg:x1="6.75cm" svg:y1="2.5cm" svg:x2="6.75cm" svg:y2="3.25cm">
          <text:p/>
        </draw:line>
        <draw:line draw:style-name="gr115" draw:text-style-name="P9" draw:layer="layout" svg:x1="6.75cm" svg:y1="4cm" svg:x2="6.75cm" svg:y2="3.25cm">
          <text:p/>
        </draw:line>
        <draw:line draw:style-name="gr116" draw:text-style-name="P9" draw:layer="layout" svg:x1="6.75cm" svg:y1="3.25cm" svg:x2="8cm" svg:y2="3.25cm">
          <text:p/>
        </draw:line>
        <draw:line draw:style-name="gr7" draw:text-style-name="P9" draw:layer="layout" svg:x1="7.25cm" svg:y1="3.25cm" svg:x2="7.25cm" svg:y2="2cm">
          <text:p/>
        </draw:line>
        <draw:line draw:style-name="gr117" draw:text-style-name="P9" draw:layer="layout" svg:x1="7.5cm" svg:y1="2.25cm" svg:x2="7.5cm" svg:y2="3.25cm">
          <text:p/>
        </draw:line>
        <draw:line draw:style-name="gr118" draw:text-style-name="P9" draw:layer="layout" svg:x1="9cm" svg:y1="3.25cm" svg:x2="9.75cm" svg:y2="3.25cm">
          <text:p/>
        </draw:line>
        <draw:line draw:style-name="gr7" draw:text-style-name="P9" draw:layer="layout" svg:x1="10.5cm" svg:y1="4.5cm" svg:x2="9.25cm" svg:y2="4.5cm">
          <text:p/>
        </draw:line>
        <draw:line draw:style-name="gr119" draw:text-style-name="P9" draw:layer="layout" svg:x1="9.25cm" svg:y1="4.5cm" svg:x2="9.25cm" svg:y2="3.25cm">
          <text:p/>
        </draw:line>
        <draw:line draw:style-name="gr7" draw:text-style-name="P9" draw:layer="layout" svg:x1="12.5cm" svg:y1="3.25cm" svg:x2="12.5cm" svg:y2="4.5cm">
          <text:p/>
        </draw:line>
        <draw:line draw:style-name="gr120" draw:text-style-name="P9" draw:layer="layout" svg:x1="12.5cm" svg:y1="4.5cm" svg:x2="11.5cm" svg:y2="4.5cm">
          <text:p/>
        </draw:line>
        <draw:line draw:style-name="gr121" draw:text-style-name="P9" draw:layer="layout" svg:x1="12.25cm" svg:y1="3.25cm" svg:x2="13cm" svg:y2="3.25cm">
          <text:p/>
        </draw:line>
        <draw:custom-shape draw:style-name="gr122" draw:text-style-name="P4" draw:layer="layout" svg:width="3cm" svg:height="1cm" svg:x="9.75cm" svg:y="5.25cm">
          <text:p text:style-name="P3"><text:span text:style-name="T2">field 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8cm" svg:y="5.25cm">
          <text:p text:style-name="P7"><text:span text:style-name="T3">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3" draw:text-style-name="P9" draw:layer="layout" svg:x1="7.5cm" svg:y1="5.75cm" svg:x2="8cm" svg:y2="5.75cm">
          <text:p/>
        </draw:line>
        <draw:line draw:style-name="gr124" draw:text-style-name="P9" draw:layer="layout" svg:x1="9cm" svg:y1="5.75cm" svg:x2="9.75cm" svg:y2="5.75cm">
          <text:p/>
        </draw:line>
        <draw:custom-shape draw:style-name="gr4" draw:text-style-name="P8" draw:layer="layout" svg:width="1cm" svg:height="1cm" svg:x="10.5cm" svg:y="6.5cm">
          <text:p text:style-name="P7"><text:span text:style-name="T3">^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7.5cm" svg:y1="3.25cm" svg:x2="7.5cm" svg:y2="7cm">
          <text:p/>
        </draw:line>
        <draw:line draw:style-name="gr125" draw:text-style-name="P9" draw:layer="layout" svg:x1="7.5cm" svg:y1="7cm" svg:x2="10.5cm" svg:y2="7cm">
          <text:p/>
        </draw:line>
        <draw:line draw:style-name="gr126" draw:text-style-name="P9" draw:layer="layout" svg:x1="14cm" svg:y1="3.25cm" svg:x2="16.75cm" svg:y2="3.25cm">
          <text:p/>
        </draw:line>
        <draw:line draw:style-name="gr7" draw:text-style-name="P9" draw:layer="layout" svg:x1="11.5cm" svg:y1="7cm" svg:x2="14.5cm" svg:y2="7cm">
          <text:p/>
        </draw:line>
        <draw:line draw:style-name="gr127" draw:text-style-name="P9" draw:layer="layout" svg:x1="14.5cm" svg:y1="7cm" svg:x2="14.5cm" svg:y2="3.25cm">
          <text:p/>
        </draw:line>
        <draw:line draw:style-name="gr7" draw:text-style-name="P9" draw:layer="layout" svg:x1="14.5cm" svg:y1="3.25cm" svg:x2="14.5cm" svg:y2="2.25cm">
          <text:p/>
        </draw:line>
        <draw:line draw:style-name="gr7" draw:text-style-name="P9" draw:layer="layout" svg:x1="14.5cm" svg:y1="2.25cm" svg:x2="7.5cm" svg:y2="2.25cm">
          <text:p/>
        </draw:line>
        <draw:line draw:style-name="gr7" draw:text-style-name="P9" draw:layer="layout" svg:x1="7.25cm" svg:y1="2cm" svg:x2="15cm" svg:y2="2cm">
          <text:p/>
        </draw:line>
        <draw:line draw:style-name="gr128" draw:text-style-name="P9" draw:layer="layout" svg:x1="15cm" svg:y1="2cm" svg:x2="15cm" svg:y2="3.25cm">
          <text:p/>
        </draw:line>
        <draw:line draw:style-name="gr129" draw:text-style-name="P9" draw:layer="layout" svg:x1="12.75cm" svg:y1="5.75cm" svg:x2="14.5cm" svg:y2="5.75cm">
          <text:p/>
        </draw:line>
        <draw:custom-shape draw:style-name="gr130" draw:text-style-name="P4" draw:layer="layout" svg:width="3.5cm" svg:height="1cm" svg:x="7.5cm" svg:y="8.75cm">
          <text:p text:style-name="P3"><text:span text:style-name="T2">unsigned constant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3.5cm" svg:height="1cm" svg:x="7.5cm" svg:y="10cm">
          <text:p text:style-name="P3"><text:span text:style-name="T2">variable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3.5cm" svg:height="1cm" svg:x="4.5cm" svg:y="11.25cm">
          <text:p text:style-name="P3"><text:span text:style-name="T2">function identifier</text:span></text:p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2.5cm" svg:height="1cm" svg:x="10.75cm" svg:y="11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9cm" svg:y="11.25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cm" svg:y="11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2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8cm" svg:y="14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5.75cm" svg:y="14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4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8cm" svg:y="15.25cm">
          <text:p text:style-name="P3"><text:span text:style-name="T2">facto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5.25cm" svg:y="15.25cm">
          <text:p text:style-name="P7"><text:span text:style-name="T3">N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5cm" svg:y="16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3cm" svg:y="16.75cm">
          <text:p text:style-name="P7"><text:span text:style-name="T3">[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5cm" svg:y="16.75cm">
          <text:p text:style-name="P7"><text:span text:style-name="T3">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10.75cm" svg:y="16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5cm" svg:y="16.75cm">
          <text:p text:style-name="P7"><text:span text:style-name="T3">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9" draw:layer="layout" svg:x1="1.25cm" svg:y1="9.25cm" svg:x2="7.5cm" svg:y2="9.25cm">
          <text:p/>
        </draw:line>
        <draw:line draw:style-name="gr7" draw:text-style-name="P9" draw:layer="layout" svg:x1="2.25cm" svg:y1="9.25cm" svg:x2="2.25cm" svg:y2="17.25cm">
          <text:p/>
        </draw:line>
        <draw:line draw:style-name="gr133" draw:text-style-name="P9" draw:layer="layout" svg:x1="2.25cm" svg:y1="17.25cm" svg:x2="3cm" svg:y2="17.25cm">
          <text:p/>
        </draw:line>
        <draw:line draw:style-name="gr134" draw:text-style-name="P9" draw:layer="layout" svg:x1="2.25cm" svg:y1="10.5cm" svg:x2="7.5cm" svg:y2="10.5cm">
          <text:p/>
        </draw:line>
        <draw:line draw:style-name="gr135" draw:text-style-name="P9" draw:layer="layout" svg:x1="2.25cm" svg:y1="11.75cm" svg:x2="4.5cm" svg:y2="11.75cm">
          <text:p/>
        </draw:line>
        <draw:line draw:style-name="gr136" draw:text-style-name="P9" draw:layer="layout" svg:x1="2.25cm" svg:y1="14.5cm" svg:x2="5.75cm" svg:y2="14.5cm">
          <text:p/>
        </draw:line>
        <draw:line draw:style-name="gr137" draw:text-style-name="P9" draw:layer="layout" svg:x1="2.25cm" svg:y1="15.75cm" svg:x2="5.25cm" svg:y2="15.75cm">
          <text:p/>
        </draw:line>
        <draw:line draw:style-name="gr138" draw:text-style-name="P9" draw:layer="layout" svg:x1="11cm" svg:y1="9.25cm" svg:x2="17.5cm" svg:y2="9.25cm">
          <text:p/>
        </draw:line>
        <draw:line draw:style-name="gr7" draw:text-style-name="P9" draw:layer="layout" svg:x1="15.5cm" svg:y1="17.25cm" svg:x2="16cm" svg:y2="17.25cm">
          <text:p/>
        </draw:line>
        <draw:line draw:style-name="gr139" draw:text-style-name="P9" draw:layer="layout" svg:x1="16cm" svg:y1="17.25cm" svg:x2="16cm" svg:y2="9.25cm">
          <text:p/>
        </draw:line>
        <draw:line draw:style-name="gr140" draw:text-style-name="P9" draw:layer="layout" svg:x1="11cm" svg:y1="10.5cm" svg:x2="16cm" svg:y2="10.5cm">
          <text:p/>
        </draw:line>
        <draw:line draw:style-name="gr141" draw:text-style-name="P9" draw:layer="layout" svg:x1="8cm" svg:y1="11.75cm" svg:x2="9cm" svg:y2="11.75cm">
          <text:p/>
        </draw:line>
        <draw:line draw:style-name="gr142" draw:text-style-name="P9" draw:layer="layout" svg:x1="10cm" svg:y1="11.75cm" svg:x2="10.75cm" svg:y2="11.75cm">
          <text:p/>
        </draw:line>
        <draw:line draw:style-name="gr143" draw:text-style-name="P9" draw:layer="layout" svg:x1="13.25cm" svg:y1="11.75cm" svg:x2="14cm" svg:y2="11.75cm">
          <text:p/>
        </draw:line>
        <draw:line draw:style-name="gr144" draw:text-style-name="P9" draw:layer="layout" svg:x1="15cm" svg:y1="11.75cm" svg:x2="16cm" svg:y2="11.75cm">
          <text:p/>
        </draw:line>
        <draw:line draw:style-name="gr7" draw:text-style-name="P9" draw:layer="layout" svg:x1="13.5cm" svg:y1="11.75cm" svg:x2="13.5cm" svg:y2="13cm">
          <text:p/>
        </draw:line>
        <draw:line draw:style-name="gr145" draw:text-style-name="P9" draw:layer="layout" svg:x1="13.5cm" svg:y1="13cm" svg:x2="12.5cm" svg:y2="13cm">
          <text:p/>
        </draw:line>
        <draw:line draw:style-name="gr7" draw:text-style-name="P9" draw:layer="layout" svg:x1="11.5cm" svg:y1="13cm" svg:x2="10.25cm" svg:y2="13cm">
          <text:p/>
        </draw:line>
        <draw:line draw:style-name="gr146" draw:text-style-name="P9" draw:layer="layout" svg:x1="10.25cm" svg:y1="13cm" svg:x2="10.25cm" svg:y2="11.75cm">
          <text:p/>
        </draw:line>
        <draw:line draw:style-name="gr7" draw:text-style-name="P9" draw:layer="layout" svg:x1="8.25cm" svg:y1="11.75cm" svg:x2="8.25cm" svg:y2="13.75cm">
          <text:p/>
        </draw:line>
        <draw:line draw:style-name="gr147" draw:text-style-name="P9" draw:layer="layout" svg:x1="8.25cm" svg:y1="13.75cm" svg:x2="16cm" svg:y2="13.75cm">
          <text:p/>
        </draw:line>
        <draw:line draw:style-name="gr148" draw:text-style-name="P9" draw:layer="layout" svg:x1="6.75cm" svg:y1="14.5cm" svg:x2="8cm" svg:y2="14.5cm">
          <text:p/>
        </draw:line>
        <draw:line draw:style-name="gr149" draw:text-style-name="P9" draw:layer="layout" svg:x1="10.5cm" svg:y1="14.5cm" svg:x2="11.5cm" svg:y2="14.5cm">
          <text:p/>
        </draw:line>
        <draw:line draw:style-name="gr150" draw:text-style-name="P9" draw:layer="layout" svg:x1="12.5cm" svg:y1="14.5cm" svg:x2="16cm" svg:y2="14.5cm">
          <text:p/>
        </draw:line>
        <draw:line draw:style-name="gr151" draw:text-style-name="P9" draw:layer="layout" svg:x1="7.25cm" svg:y1="15.75cm" svg:x2="8cm" svg:y2="15.75cm">
          <text:p/>
        </draw:line>
        <draw:line draw:style-name="gr152" draw:text-style-name="P9" draw:layer="layout" svg:x1="10.5cm" svg:y1="15.75cm" svg:x2="16cm" svg:y2="15.75cm">
          <text:p/>
        </draw:line>
        <draw:line draw:style-name="gr153" draw:text-style-name="P9" draw:layer="layout" svg:x1="4cm" svg:y1="17.25cm" svg:x2="5cm" svg:y2="17.25cm">
          <text:p/>
        </draw:line>
        <draw:line draw:style-name="gr154" draw:text-style-name="P9" draw:layer="layout" svg:x1="7.5cm" svg:y1="17.25cm" svg:x2="8.5cm" svg:y2="17.25cm">
          <text:p/>
        </draw:line>
        <draw:line draw:style-name="gr155" draw:text-style-name="P9" draw:layer="layout" svg:x1="10cm" svg:y1="17.25cm" svg:x2="10.75cm" svg:y2="17.25cm">
          <text:p/>
        </draw:line>
        <draw:line draw:style-name="gr156" draw:text-style-name="P9" draw:layer="layout" svg:x1="13.25cm" svg:y1="17.25cm" svg:x2="14.5cm" svg:y2="17.25cm">
          <text:p/>
        </draw:line>
        <draw:line draw:style-name="gr7" draw:text-style-name="P9" draw:layer="layout" svg:x1="7.75cm" svg:y1="17.25cm" svg:x2="7.75cm" svg:y2="18cm">
          <text:p/>
        </draw:line>
        <draw:line draw:style-name="gr7" draw:text-style-name="P9" draw:layer="layout" svg:x1="7.75cm" svg:y1="18cm" svg:x2="13.5cm" svg:y2="18cm">
          <text:p/>
        </draw:line>
        <draw:line draw:style-name="gr157" draw:text-style-name="P9" draw:layer="layout" svg:x1="13.5cm" svg:y1="18cm" svg:x2="13.5cm" svg:y2="17.25cm">
          <text:p/>
        </draw:line>
        <draw:custom-shape draw:style-name="gr4" draw:text-style-name="P8" draw:layer="layout" svg:width="1cm" svg:height="1cm" svg:x="8.75cm" svg:y="18.2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3.75cm" svg:y1="17.25cm" svg:x2="13.75cm" svg:y2="18.75cm">
          <text:p/>
        </draw:line>
        <draw:line draw:style-name="gr158" draw:text-style-name="P9" draw:layer="layout" svg:x1="13.75cm" svg:y1="18.75cm" svg:x2="9.75cm" svg:y2="18.75cm">
          <text:p/>
        </draw:line>
        <draw:line draw:style-name="gr7" draw:text-style-name="P9" draw:layer="layout" svg:x1="8.75cm" svg:y1="18.75cm" svg:x2="4.25cm" svg:y2="18.75cm">
          <text:p/>
        </draw:line>
        <draw:line draw:style-name="gr159" draw:text-style-name="P9" draw:layer="layout" svg:x1="4.25cm" svg:y1="18.75cm" svg:x2="4.25cm" svg:y2="17.25cm">
          <text:p/>
        </draw:line>
        <draw:line draw:style-name="gr7" draw:text-style-name="P9" draw:layer="layout" svg:x1="4.25cm" svg:y1="17.25cm" svg:x2="4.25cm" svg:y2="16.5cm">
          <text:p/>
        </draw:line>
        <draw:line draw:style-name="gr7" draw:text-style-name="P9" draw:layer="layout" svg:x1="4.25cm" svg:y1="16.5cm" svg:x2="14cm" svg:y2="16.5cm">
          <text:p/>
        </draw:line>
        <draw:line draw:style-name="gr160" draw:text-style-name="P9" draw:layer="layout" svg:x1="14cm" svg:y1="16.5cm" svg:x2="14cm" svg:y2="17.25cm">
          <text:p/>
        </draw:line>
        <draw:custom-shape draw:style-name="gr110" draw:text-style-name="P4" draw:layer="layout" svg:width="2.5cm" svg:height="1cm" svg:x="4cm" svg:y="20.5cm">
          <text:p text:style-name="P3"><text:span text:style-name="T2">fa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cm" svg:y="21.5cm">
          <text:p text:style-name="P7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.5cm" svg:y="21.5cm">
          <text:p text:style-name="P7"><text:span text:style-name="T3">/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0cm" svg:y="21.5cm">
          <text:p text:style-name="P7"><text:span text:style-name="T3">D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2.5cm" svg:y="21.5cm">
          <text:p text:style-name="P7"><text:span text:style-name="T3">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5cm" svg:y="21.5cm">
          <text:p text:style-name="P7"><text:span text:style-name="T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1" draw:text-style-name="P9" draw:layer="layout" svg:x1="2.75cm" svg:y1="21cm" svg:x2="4cm" svg:y2="21cm">
          <text:p/>
        </draw:line>
        <draw:line draw:style-name="gr162" draw:text-style-name="P9" draw:layer="layout" svg:x1="6.5cm" svg:y1="21cm" svg:x2="17.75cm" svg:y2="21cm">
          <text:p/>
        </draw:line>
        <draw:line draw:style-name="gr163" draw:text-style-name="P9" draw:layer="layout" svg:x1="7.5cm" svg:y1="21cm" svg:x2="7.5cm" svg:y2="21.5cm">
          <text:p/>
        </draw:line>
        <draw:line draw:style-name="gr164" draw:text-style-name="P9" draw:layer="layout" svg:x1="9cm" svg:y1="21cm" svg:x2="9cm" svg:y2="21.5cm">
          <text:p/>
        </draw:line>
        <draw:line draw:style-name="gr165" draw:text-style-name="P9" draw:layer="layout" svg:x1="11cm" svg:y1="21cm" svg:x2="11cm" svg:y2="21.5cm">
          <text:p/>
        </draw:line>
        <draw:line draw:style-name="gr166" draw:text-style-name="P9" draw:layer="layout" svg:x1="13.5cm" svg:y1="21cm" svg:x2="13.5cm" svg:y2="21.5cm">
          <text:p/>
        </draw:line>
        <draw:line draw:style-name="gr167" draw:text-style-name="P9" draw:layer="layout" svg:x1="16cm" svg:y1="21cm" svg:x2="16cm" svg:y2="21.5cm">
          <text:p/>
        </draw:line>
        <draw:line draw:style-name="gr168" draw:text-style-name="P9" draw:layer="layout" svg:x1="7.5cm" svg:y1="22.5cm" svg:x2="7.5cm" svg:y2="23cm">
          <text:p/>
        </draw:line>
        <draw:line draw:style-name="gr169" draw:text-style-name="P9" draw:layer="layout" svg:x1="9cm" svg:y1="22.5cm" svg:x2="9cm" svg:y2="23cm">
          <text:p/>
        </draw:line>
        <draw:line draw:style-name="gr170" draw:text-style-name="P9" draw:layer="layout" svg:x1="11cm" svg:y1="22.5cm" svg:x2="11cm" svg:y2="23cm">
          <text:p/>
        </draw:line>
        <draw:line draw:style-name="gr171" draw:text-style-name="P9" draw:layer="layout" svg:x1="13.5cm" svg:y1="22.5cm" svg:x2="13.5cm" svg:y2="23cm">
          <text:p/>
        </draw:line>
        <draw:line draw:style-name="gr7" draw:text-style-name="P9" draw:layer="layout" svg:x1="16cm" svg:y1="22.5cm" svg:x2="16cm" svg:y2="23cm">
          <text:p/>
        </draw:line>
        <draw:line draw:style-name="gr7" draw:text-style-name="P9" draw:layer="layout" svg:x1="3.25cm" svg:y1="23cm" svg:x2="16cm" svg:y2="23cm">
          <text:p/>
        </draw:line>
        <draw:line draw:style-name="gr172" draw:text-style-name="P9" draw:layer="layout" svg:x1="3.25cm" svg:y1="23cm" svg:x2="3.25cm" svg:y2="21cm">
          <text:p/>
        </draw:line>
        <draw:custom-shape draw:style-name="gr4" draw:text-style-name="P8" draw:layer="layout" svg:width="1cm" svg:height="1cm" svg:x="4cm" svg:y="24cm">
          <text:p text:style-name="P7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4.001cm" svg:y="25.5cm">
          <text:p text:style-name="P7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7cm" svg:y="24.75cm">
          <text:p text:style-name="P3"><text:span text:style-name="T2">ter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5cm" svg:y="25.75cm">
          <text:p text:style-name="P7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cm" svg:y="25.75cm">
          <text:p text:style-name="P7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3.5cm" svg:y="25.75cm">
          <text:p text:style-name="P7"><text:span text:style-name="T3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9" draw:layer="layout" svg:x1="3cm" svg:y1="25.25cm" svg:x2="7cm" svg:y2="25.25cm">
          <text:p/>
        </draw:line>
        <draw:line draw:style-name="gr174" draw:text-style-name="P9" draw:layer="layout" svg:x1="3.5cm" svg:y1="24.5cm" svg:x2="4cm" svg:y2="24.5cm">
          <text:p/>
        </draw:line>
        <draw:line draw:style-name="gr175" draw:text-style-name="P9" draw:layer="layout" svg:x1="3.5cm" svg:y1="26cm" svg:x2="4cm" svg:y2="26cm">
          <text:p/>
        </draw:line>
        <draw:line draw:style-name="gr7" draw:text-style-name="P9" draw:layer="layout" svg:x1="3.5cm" svg:y1="24.5cm" svg:x2="3.5cm" svg:y2="26cm">
          <text:p/>
        </draw:line>
        <draw:line draw:style-name="gr7" draw:text-style-name="P9" draw:layer="layout" svg:x1="5cm" svg:y1="24.5cm" svg:x2="5.5cm" svg:y2="24.5cm">
          <text:p/>
        </draw:line>
        <draw:line draw:style-name="gr7" draw:text-style-name="P9" draw:layer="layout" svg:x1="5cm" svg:y1="26cm" svg:x2="5.5cm" svg:y2="26cm">
          <text:p/>
        </draw:line>
        <draw:line draw:style-name="gr176" draw:text-style-name="P9" draw:layer="layout" svg:x1="5.5cm" svg:y1="24.5cm" svg:x2="5.5cm" svg:y2="25.25cm">
          <text:p/>
        </draw:line>
        <draw:line draw:style-name="gr177" draw:text-style-name="P9" draw:layer="layout" svg:x1="5.5cm" svg:y1="26cm" svg:x2="5.5cm" svg:y2="25.25cm">
          <text:p/>
        </draw:line>
        <draw:line draw:style-name="gr178" draw:text-style-name="P9" draw:layer="layout" svg:x1="9.5cm" svg:y1="25.25cm" svg:x2="17cm" svg:y2="25.25cm">
          <text:p/>
        </draw:line>
        <draw:line draw:style-name="gr179" draw:text-style-name="P9" draw:layer="layout" svg:x1="11cm" svg:y1="25.25cm" svg:x2="11cm" svg:y2="25.75cm">
          <text:p/>
        </draw:line>
        <draw:line draw:style-name="gr180" draw:text-style-name="P9" draw:layer="layout" svg:x1="12.5cm" svg:y1="25.25cm" svg:x2="12.5cm" svg:y2="25.75cm">
          <text:p/>
        </draw:line>
        <draw:line draw:style-name="gr181" draw:text-style-name="P9" draw:layer="layout" svg:x1="14.5cm" svg:y1="25.25cm" svg:x2="14.5cm" svg:y2="25.75cm">
          <text:p/>
        </draw:line>
        <draw:line draw:style-name="gr182" draw:text-style-name="P9" draw:layer="layout" svg:x1="12.5cm" svg:y1="26.75cm" svg:x2="12.5cm" svg:y2="27.25cm">
          <text:p/>
        </draw:line>
        <draw:line draw:style-name="gr183" draw:text-style-name="P9" draw:layer="layout" svg:x1="11cm" svg:y1="26.75cm" svg:x2="11cm" svg:y2="27.25cm">
          <text:p/>
        </draw:line>
        <draw:line draw:style-name="gr7" draw:text-style-name="P9" draw:layer="layout" svg:x1="14.5cm" svg:y1="26.75cm" svg:x2="14.5cm" svg:y2="27.25cm">
          <text:p/>
        </draw:line>
        <draw:line draw:style-name="gr7" draw:text-style-name="P9" draw:layer="layout" svg:x1="6.25cm" svg:y1="27.25cm" svg:x2="14.5cm" svg:y2="27.25cm">
          <text:p/>
        </draw:line>
        <draw:line draw:style-name="gr184" draw:text-style-name="P9" draw:layer="layout" svg:x1="6.25cm" svg:y1="27.25cm" svg:x2="6.25cm" svg:y2="25.25cm">
          <text:p/>
        </draw:line>
      </draw:page>
      <draw:page draw:name="page4" draw:style-name="dp1" draw:master-page-name="Standard">
        <draw:custom-shape draw:style-name="gr4" draw:text-style-name="P8" draw:layer="layout" svg:width="1cm" svg:height="1cm" svg:x="3cm" svg:y="3.7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" draw:layer="layout" svg:width="3.5cm" svg:height="1cm" svg:x="3cm" svg:y="2cm">
          <text:p text:style-name="P3"><text:span text:style-name="T2">simple 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4.25cm" svg:y="3.75cm">
          <text:p text:style-name="P7"><text:span text:style-name="T3">&l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3.75cm">
          <text:p text:style-name="P7"><text:span text:style-name="T3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7.25cm" svg:y="3.75cm">
          <text:p text:style-name="P7"><text:span text:style-name="T3">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8.5cm" svg:y="3.75cm">
          <text:p text:style-name="P7"><text:span text:style-name="T3">&lt;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10.25cm" svg:y="3.75cm">
          <text:p text:style-name="P7"><text:span text:style-name="T3">&gt;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5cm" svg:y="8.5cm">
          <text:p text:style-name="P7"><text:span text:style-name="T3">V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" draw:layer="layout" svg:width="3.5cm" svg:height="1cm" svg:x="13.5cm" svg:y="4.75cm">
          <text:p text:style-name="P3"><text:span text:style-name="T2">simple expression</text:span></text:p>
          <draw:enhanced-geometry svg:viewBox="0 0 21600 21600" draw:type="rectangle" draw:enhanced-path="M 0 0 L 21600 0 21600 21600 0 21600 0 0 Z N"/>
        </draw:custom-shape>
        <draw:line draw:style-name="gr185" draw:text-style-name="P9" draw:layer="layout" svg:x1="2.25cm" svg:y1="2.5cm" svg:x2="3cm" svg:y2="2.5cm">
          <text:p/>
        </draw:line>
        <draw:line draw:style-name="gr186" draw:text-style-name="P9" draw:layer="layout" svg:x1="6.5cm" svg:y1="2.5cm" svg:x2="18cm" svg:y2="2.5cm">
          <text:p/>
        </draw:line>
        <draw:line draw:style-name="gr7" draw:text-style-name="P9" draw:layer="layout" svg:x1="7cm" svg:y1="2.5cm" svg:x2="7cm" svg:y2="3.25cm">
          <text:p/>
        </draw:line>
        <draw:line draw:style-name="gr7" draw:text-style-name="P9" draw:layer="layout" svg:x1="3.5cm" svg:y1="3.25cm" svg:x2="12.75cm" svg:y2="3.25cm">
          <text:p/>
        </draw:line>
        <draw:line draw:style-name="gr187" draw:text-style-name="P9" draw:layer="layout" svg:x1="3.5cm" svg:y1="3.25cm" svg:x2="3.5cm" svg:y2="3.75cm">
          <text:p/>
        </draw:line>
        <draw:line draw:style-name="gr188" draw:text-style-name="P9" draw:layer="layout" svg:x1="5cm" svg:y1="3.25cm" svg:x2="5cm" svg:y2="3.75cm">
          <text:p/>
        </draw:line>
        <draw:line draw:style-name="gr189" draw:text-style-name="P9" draw:layer="layout" svg:x1="6.5cm" svg:y1="3.25cm" svg:x2="6.5cm" svg:y2="3.75cm">
          <text:p/>
        </draw:line>
        <draw:line draw:style-name="gr190" draw:text-style-name="P9" draw:layer="layout" svg:x1="7.75cm" svg:y1="3.25cm" svg:x2="7.75cm" svg:y2="3.75cm">
          <text:p/>
        </draw:line>
        <draw:line draw:style-name="gr191" draw:text-style-name="P9" draw:layer="layout" svg:x1="9.25cm" svg:y1="3.25cm" svg:x2="9.25cm" svg:y2="3.75cm">
          <text:p/>
        </draw:line>
        <draw:line draw:style-name="gr192" draw:text-style-name="P9" draw:layer="layout" svg:x1="11cm" svg:y1="3.25cm" svg:x2="11cm" svg:y2="3.75cm">
          <text:p/>
        </draw:line>
        <draw:line draw:style-name="gr193" draw:text-style-name="P9" draw:layer="layout" svg:x1="12.75cm" svg:y1="3.25cm" svg:x2="12.75cm" svg:y2="3.75cm">
          <text:p/>
        </draw:line>
        <draw:line draw:style-name="gr7" draw:text-style-name="P9" draw:layer="layout" svg:x1="3.5cm" svg:y1="4.75cm" svg:x2="3.5cm" svg:y2="5.25cm">
          <text:p/>
        </draw:line>
        <draw:line draw:style-name="gr194" draw:text-style-name="P9" draw:layer="layout" svg:x1="5cm" svg:y1="4.75cm" svg:x2="5cm" svg:y2="5.25cm">
          <text:p/>
        </draw:line>
        <draw:line draw:style-name="gr195" draw:text-style-name="P9" draw:layer="layout" svg:x1="6.5cm" svg:y1="4.75cm" svg:x2="6.5cm" svg:y2="5.25cm">
          <text:p/>
        </draw:line>
        <draw:line draw:style-name="gr196" draw:text-style-name="P9" draw:layer="layout" svg:x1="7.75cm" svg:y1="4.75cm" svg:x2="7.75cm" svg:y2="5.25cm">
          <text:p/>
        </draw:line>
        <draw:line draw:style-name="gr197" draw:text-style-name="P9" draw:layer="layout" svg:x1="9.25cm" svg:y1="4.75cm" svg:x2="9.25cm" svg:y2="5.25cm">
          <text:p/>
        </draw:line>
        <draw:line draw:style-name="gr198" draw:text-style-name="P9" draw:layer="layout" svg:x1="11cm" svg:y1="4.75cm" svg:x2="11cm" svg:y2="5.25cm">
          <text:p/>
        </draw:line>
        <draw:line draw:style-name="gr199" draw:text-style-name="P9" draw:layer="layout" svg:x1="12.75cm" svg:y1="4.75cm" svg:x2="12.75cm" svg:y2="5.25cm">
          <text:p/>
        </draw:line>
        <draw:line draw:style-name="gr200" draw:text-style-name="P9" draw:layer="layout" svg:x1="3.5cm" svg:y1="5.25cm" svg:x2="13.5cm" svg:y2="5.25cm">
          <text:p/>
        </draw:line>
        <draw:line draw:style-name="gr7" draw:text-style-name="P9" draw:layer="layout" svg:x1="17cm" svg:y1="5.25cm" svg:x2="17.25cm" svg:y2="5.25cm">
          <text:p/>
        </draw:line>
        <draw:line draw:style-name="gr201" draw:text-style-name="P9" draw:layer="layout" svg:x1="17.25cm" svg:y1="5.25cm" svg:x2="17.25cm" svg:y2="2.5cm">
          <text:p/>
        </draw:line>
        <draw:custom-shape draw:style-name="gr110" draw:text-style-name="P4" draw:layer="layout" svg:width="2.5cm" svg:height="1cm" svg:x="8cm" svg:y="7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2.75cm" svg:y="7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12.001cm" svg:y="3.751cm">
          <text:p text:style-name="P7"><text:span text:style-name="T3">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3cm" svg:y="7.25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25cm" svg:y="7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6.25cm" svg:y="7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.75cm" svg:y="8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25cm" svg:y="9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2" draw:text-style-name="P9" draw:layer="layout" svg:x1="2cm" svg:y1="7.75cm" svg:x2="3cm" svg:y2="7.75cm">
          <text:p/>
        </draw:line>
        <draw:line draw:style-name="gr203" draw:text-style-name="P9" draw:layer="layout" svg:x1="4cm" svg:y1="7.75cm" svg:x2="8cm" svg:y2="7.75cm">
          <text:p/>
        </draw:line>
        <draw:line draw:style-name="gr204" draw:text-style-name="P9" draw:layer="layout" svg:x1="4.25cm" svg:y1="9.75cm" svg:x2="4.25cm" svg:y2="7.75cm">
          <text:p/>
        </draw:line>
        <draw:line draw:style-name="gr205" draw:text-style-name="P9" draw:layer="layout" svg:x1="4.5cm" svg:y1="9cm" svg:x2="5cm" svg:y2="9cm">
          <text:p/>
        </draw:line>
        <draw:line draw:style-name="gr7" draw:text-style-name="P9" draw:layer="layout" svg:x1="4.5cm" svg:y1="7.75cm" svg:x2="4.5cm" svg:y2="9cm">
          <text:p/>
        </draw:line>
        <draw:line draw:style-name="gr7" draw:text-style-name="P9" draw:layer="layout" svg:x1="7cm" svg:y1="9cm" svg:x2="7.25cm" svg:y2="9cm">
          <text:p/>
        </draw:line>
        <draw:line draw:style-name="gr206" draw:text-style-name="P9" draw:layer="layout" svg:x1="7.25cm" svg:y1="9cm" svg:x2="7.25cm" svg:y2="7.75cm">
          <text:p/>
        </draw:line>
        <draw:line draw:style-name="gr7" draw:text-style-name="P9" draw:layer="layout" svg:x1="8.75cm" svg:y1="9cm" svg:x2="7.5cm" svg:y2="9cm">
          <text:p/>
        </draw:line>
        <draw:line draw:style-name="gr207" draw:text-style-name="P9" draw:layer="layout" svg:x1="7.5cm" svg:y1="9cm" svg:x2="7.5cm" svg:y2="7.75cm">
          <text:p/>
        </draw:line>
        <draw:line draw:style-name="gr208" draw:text-style-name="P9" draw:layer="layout" svg:x1="10.5cm" svg:y1="7.75cm" svg:x2="11.25cm" svg:y2="7.75cm">
          <text:p/>
        </draw:line>
        <draw:line draw:style-name="gr7" draw:text-style-name="P9" draw:layer="layout" svg:x1="10.75cm" svg:y1="7.75cm" svg:x2="10.75cm" svg:y2="9cm">
          <text:p/>
        </draw:line>
        <draw:line draw:style-name="gr209" draw:text-style-name="P9" draw:layer="layout" svg:x1="10.75cm" svg:y1="9cm" svg:x2="9.75cm" svg:y2="9cm">
          <text:p/>
        </draw:line>
        <draw:line draw:style-name="gr210" draw:text-style-name="P9" draw:layer="layout" svg:x1="12.25cm" svg:y1="7.75cm" svg:x2="12.75cm" svg:y2="7.75cm">
          <text:p/>
        </draw:line>
        <draw:line draw:style-name="gr211" draw:text-style-name="P9" draw:layer="layout" svg:x1="15.5cm" svg:y1="7.75cm" svg:x2="16.25cm" svg:y2="7.75cm">
          <text:p/>
        </draw:line>
        <draw:line draw:style-name="gr7" draw:text-style-name="P9" draw:layer="layout" svg:x1="4.25cm" svg:y1="9.75cm" svg:x2="11.25cm" svg:y2="9.75cm">
          <text:p/>
        </draw:line>
        <draw:line draw:style-name="gr7" draw:text-style-name="P9" draw:layer="layout" svg:x1="15.75cm" svg:y1="7.75cm" svg:x2="15.75cm" svg:y2="9.75cm">
          <text:p/>
        </draw:line>
        <draw:line draw:style-name="gr212" draw:text-style-name="P9" draw:layer="layout" svg:x1="15.75cm" svg:y1="9.75cm" svg:x2="12.25cm" svg:y2="9.75cm">
          <text:p/>
        </draw:line>
        <draw:line draw:style-name="gr7" draw:text-style-name="P9" draw:layer="layout" svg:x1="2.5cm" svg:y1="7.75cm" svg:x2="2.5cm" svg:y2="7cm">
          <text:p/>
        </draw:line>
        <draw:line draw:style-name="gr7" draw:text-style-name="P9" draw:layer="layout" svg:x1="2.5cm" svg:y1="7cm" svg:x2="17.75cm" svg:y2="7cm">
          <text:p/>
        </draw:line>
        <draw:line draw:style-name="gr213" draw:text-style-name="P9" draw:layer="layout" svg:x1="17.75cm" svg:y1="7cm" svg:x2="17.75cm" svg:y2="7.75cm">
          <text:p/>
        </draw:line>
        <draw:line draw:style-name="gr214" draw:text-style-name="P9" draw:layer="layout" svg:x1="17.25cm" svg:y1="7.75cm" svg:x2="18.25cm" svg:y2="7.75cm">
          <text:p/>
        </draw:line>
      </draw:page>
      <draw:page draw:name="page5" draw:style-name="dp1" draw:master-page-name="Standard">
        <draw:custom-shape draw:style-name="gr131" draw:text-style-name="P8" draw:layer="layout" svg:width="2cm" svg:height="1cm" svg:x="13cm" svg:y="7.75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2.25cm" svg:y="2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5cm" svg:y="2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9" draw:layer="layout" svg:x1="1.5cm" svg:y1="2.5cm" svg:x2="2.25cm" svg:y2="2.5cm">
          <text:p/>
        </draw:line>
        <draw:line draw:style-name="gr7" draw:text-style-name="P9" draw:layer="layout" svg:x1="1.75cm" svg:y1="2.5cm" svg:x2="1.75cm" svg:y2="24.25cm">
          <text:p/>
        </draw:line>
        <draw:line draw:style-name="gr216" draw:text-style-name="P9" draw:layer="layout" svg:x1="5.5cm" svg:y1="2.5cm" svg:x2="6.5cm" svg:y2="2.5cm">
          <text:p/>
        </draw:line>
        <draw:line draw:style-name="gr7" draw:text-style-name="P9" draw:layer="layout" svg:x1="7.5cm" svg:y1="2.5cm" svg:x2="8cm" svg:y2="2.5cm">
          <text:p/>
        </draw:line>
        <draw:line draw:style-name="gr7" draw:text-style-name="P9" draw:layer="layout" svg:x1="8cm" svg:y1="2.5cm" svg:x2="8cm" svg:y2="3.25cm">
          <text:p/>
        </draw:line>
        <draw:line draw:style-name="gr217" draw:text-style-name="P9" draw:layer="layout" svg:x1="8cm" svg:y1="3.25cm" svg:x2="1.75cm" svg:y2="3.25cm">
          <text:p/>
        </draw:line>
        <draw:custom-shape draw:style-name="gr2" draw:text-style-name="P4" draw:layer="layout" svg:width="3.25cm" svg:height="1cm" svg:x="2.25cm" svg:y="3.5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6.5cm" svg:y="3.5cm">
          <text:p text:style-name="P7"><text:span text:style-name="T3">: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9cm" svg:y="3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2.5cm" svg:y="5cm">
          <text:p text:style-name="P3"><text:span text:style-name="T2">function identifier</text:span></text:p>
          <draw:enhanced-geometry svg:viewBox="0 0 21600 21600" draw:type="rectangle" draw:enhanced-path="M 0 0 L 21600 0 21600 21600 0 21600 0 0 Z N"/>
        </draw:custom-shape>
        <draw:line draw:style-name="gr218" draw:text-style-name="P9" draw:layer="layout" svg:x1="5.5cm" svg:y1="4cm" svg:x2="6.5cm" svg:y2="4cm">
          <text:p/>
        </draw:line>
        <draw:line draw:style-name="gr219" draw:text-style-name="P9" draw:layer="layout" svg:x1="8cm" svg:y1="4cm" svg:x2="9cm" svg:y2="4cm">
          <text:p/>
        </draw:line>
        <draw:line draw:style-name="gr220" draw:text-style-name="P9" draw:layer="layout" svg:x1="12.25cm" svg:y1="4cm" svg:x2="18.5cm" svg:y2="4cm">
          <text:p/>
        </draw:line>
        <draw:line draw:style-name="gr221" draw:text-style-name="P9" draw:layer="layout" svg:x1="18cm" svg:y1="24.25cm" svg:x2="18cm" svg:y2="4cm">
          <text:p/>
        </draw:line>
        <draw:line draw:style-name="gr7" draw:text-style-name="P9" draw:layer="layout" svg:x1="8.25cm" svg:y1="4cm" svg:x2="8.25cm" svg:y2="4.75cm">
          <text:p/>
        </draw:line>
        <draw:line draw:style-name="gr222" draw:text-style-name="P9" draw:layer="layout" svg:x1="1.75cm" svg:y1="4cm" svg:x2="2.25cm" svg:y2="4cm">
          <text:p/>
        </draw:line>
        <draw:custom-shape draw:style-name="gr130" draw:text-style-name="P4" draw:layer="layout" svg:width="3.5cm" svg:height="1cm" svg:x="2.25cm" svg:y="6.25cm">
          <text:p text:style-name="P3"><text:span text:style-name="T2">prodecure 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cm" svg:y="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9cm" svg:y="6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cm" svg:y="6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7.25cm" svg:y="6.25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9" draw:layer="layout" svg:x1="1.75cm" svg:y1="6.75cm" svg:x2="2.25cm" svg:y2="6.75cm">
          <text:p/>
        </draw:line>
        <draw:line draw:style-name="gr224" draw:text-style-name="P9" draw:layer="layout" svg:x1="5.75cm" svg:y1="6.75cm" svg:x2="7.25cm" svg:y2="6.75cm">
          <text:p/>
        </draw:line>
        <draw:line draw:style-name="gr225" draw:text-style-name="P9" draw:layer="layout" svg:x1="8.25cm" svg:y1="6.75cm" svg:x2="9cm" svg:y2="6.75cm">
          <text:p/>
        </draw:line>
        <draw:line draw:style-name="gr226" draw:text-style-name="P9" draw:layer="layout" svg:x1="12.25cm" svg:y1="6.75cm" svg:x2="13cm" svg:y2="6.75cm">
          <text:p/>
        </draw:line>
        <draw:line draw:style-name="gr227" draw:text-style-name="P9" draw:layer="layout" svg:x1="14cm" svg:y1="6.75cm" svg:x2="18cm" svg:y2="6.75cm">
          <text:p/>
        </draw:line>
        <draw:line draw:style-name="gr7" draw:text-style-name="P9" draw:layer="layout" svg:x1="12.5cm" svg:y1="6.75cm" svg:x2="12.5cm" svg:y2="5.5cm">
          <text:p/>
        </draw:line>
        <draw:line draw:style-name="gr228" draw:text-style-name="P9" draw:layer="layout" svg:x1="12.5cm" svg:y1="5.5cm" svg:x2="11cm" svg:y2="5.5cm">
          <text:p/>
        </draw:line>
        <draw:line draw:style-name="gr7" draw:text-style-name="P9" draw:layer="layout" svg:x1="10cm" svg:y1="5.5cm" svg:x2="8.5cm" svg:y2="5.5cm">
          <text:p/>
        </draw:line>
        <draw:line draw:style-name="gr229" draw:text-style-name="P9" draw:layer="layout" svg:x1="8.5cm" svg:y1="5.5cm" svg:x2="8.5cm" svg:y2="6.75cm">
          <text:p/>
        </draw:line>
        <draw:line draw:style-name="gr7" draw:text-style-name="P9" draw:layer="layout" svg:x1="6.75cm" svg:y1="6.75cm" svg:x2="6.75cm" svg:y2="7.5cm">
          <text:p/>
        </draw:line>
        <draw:line draw:style-name="gr230" draw:text-style-name="P9" draw:layer="layout" svg:x1="6.75cm" svg:y1="7.5cm" svg:x2="18cm" svg:y2="7.5cm">
          <text:p/>
        </draw:line>
        <draw:line draw:style-name="gr7" draw:text-style-name="P9" draw:layer="layout" svg:x1="8.25cm" svg:y1="4.75cm" svg:x2="2cm" svg:y2="4.75cm">
          <text:p/>
        </draw:line>
        <draw:line draw:style-name="gr7" draw:text-style-name="P9" draw:layer="layout" svg:x1="2cm" svg:y1="4.75cm" svg:x2="2cm" svg:y2="5.5cm">
          <text:p/>
        </draw:line>
        <draw:line draw:style-name="gr231" draw:text-style-name="P9" draw:layer="layout" svg:x1="2cm" svg:y1="5.5cm" svg:x2="2.5cm" svg:y2="5.5cm">
          <text:p/>
        </draw:line>
        <draw:line draw:style-name="gr7" draw:text-style-name="P9" draw:layer="layout" svg:x1="5.75cm" svg:y1="5.5cm" svg:x2="6.25cm" svg:y2="5.5cm">
          <text:p/>
        </draw:line>
        <draw:line draw:style-name="gr232" draw:text-style-name="P9" draw:layer="layout" svg:x1="6.25cm" svg:y1="5.5cm" svg:x2="6.25cm" svg:y2="6.75cm">
          <text:p/>
        </draw:line>
        <draw:custom-shape draw:style-name="gr233" draw:text-style-name="P8" draw:layer="layout" svg:width="2.75cm" svg:height="1cm" svg:x="2.75cm" svg:y="7.75cm">
          <text:p text:style-name="P7"><text:span text:style-name="T3">BE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7.5cm" svg:y="7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line draw:style-name="gr234" draw:text-style-name="P9" draw:layer="layout" svg:x1="1.75cm" svg:y1="8.25cm" svg:x2="2.75cm" svg:y2="8.25cm">
          <text:p/>
        </draw:line>
        <draw:line draw:style-name="gr235" draw:text-style-name="P9" draw:layer="layout" svg:x1="5.5cm" svg:y1="8.25cm" svg:x2="7.5cm" svg:y2="8.25cm">
          <text:p/>
        </draw:line>
        <draw:line draw:style-name="gr236" draw:text-style-name="P9" draw:layer="layout" svg:x1="10.75cm" svg:y1="8.25cm" svg:x2="13cm" svg:y2="8.25cm">
          <text:p/>
        </draw:line>
        <draw:line draw:style-name="gr237" draw:text-style-name="P9" draw:layer="layout" svg:x1="15cm" svg:y1="8.25cm" svg:x2="18cm" svg:y2="8.25cm">
          <text:p/>
        </draw:line>
        <draw:custom-shape draw:style-name="gr4" draw:text-style-name="P8" draw:layer="layout" svg:width="1cm" svg:height="1cm" svg:x="8.75cm" svg:y="9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1.25cm" svg:y1="8.25cm" svg:x2="11.25cm" svg:y2="9.5cm">
          <text:p/>
        </draw:line>
        <draw:line draw:style-name="gr238" draw:text-style-name="P9" draw:layer="layout" svg:x1="11.25cm" svg:y1="9.5cm" svg:x2="9.75cm" svg:y2="9.5cm">
          <text:p/>
        </draw:line>
        <draw:line draw:style-name="gr7" draw:text-style-name="P9" draw:layer="layout" svg:x1="8.75cm" svg:y1="9.5cm" svg:x2="6.75cm" svg:y2="9.5cm">
          <text:p/>
        </draw:line>
        <draw:line draw:style-name="gr239" draw:text-style-name="P9" draw:layer="layout" svg:x1="6.75cm" svg:y1="9.5cm" svg:x2="6.75cm" svg:y2="8.25cm">
          <text:p/>
        </draw:line>
        <draw:custom-shape draw:style-name="gr62" draw:text-style-name="P8" draw:layer="layout" svg:width="1.5cm" svg:height="1cm" svg:x="2.25cm" svg:y="10cm">
          <text:p text:style-name="P7"><text:span text:style-name="T3">I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4.25cm" svg:y="10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line draw:style-name="gr241" draw:text-style-name="P9" draw:layer="layout" svg:x1="1.75cm" svg:y1="10.5cm" svg:x2="2.25cm" svg:y2="10.5cm">
          <text:p/>
        </draw:line>
        <draw:custom-shape draw:style-name="gr242" draw:text-style-name="P8" draw:layer="layout" svg:width="2.25cm" svg:height="1cm" svg:x="7cm" svg:y="10cm">
          <text:p text:style-name="P7"><text:span text:style-name="T3">TH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9" draw:layer="layout" svg:x1="3.75cm" svg:y1="10.5cm" svg:x2="4.25cm" svg:y2="10.5cm">
          <text:p/>
        </draw:line>
        <draw:line draw:style-name="gr244" draw:text-style-name="P9" draw:layer="layout" svg:x1="6.5cm" svg:y1="10.5cm" svg:x2="7cm" svg:y2="10.5cm">
          <text:p/>
        </draw:line>
        <draw:custom-shape draw:style-name="gr240" draw:text-style-name="P4" draw:layer="layout" svg:width="2.25cm" svg:height="1cm" svg:x="9.75cm" svg:y="10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5" draw:text-style-name="P9" draw:layer="layout" svg:x1="9.25cm" svg:y1="10.5cm" svg:x2="9.75cm" svg:y2="10.5cm">
          <text:p/>
        </draw:line>
        <draw:custom-shape draw:style-name="gr242" draw:text-style-name="P8" draw:layer="layout" svg:width="2.25cm" svg:height="1cm" svg:x="12.5cm" svg:y="10cm">
          <text:p text:style-name="P7"><text:span text:style-name="T3">EL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4" draw:text-style-name="P9" draw:layer="layout" svg:x1="12cm" svg:y1="10.5cm" svg:x2="12.5cm" svg:y2="10.5cm">
          <text:p/>
        </draw:line>
        <draw:custom-shape draw:style-name="gr240" draw:text-style-name="P4" draw:layer="layout" svg:width="2.25cm" svg:height="1cm" svg:x="15.25cm" svg:y="10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5" draw:text-style-name="P9" draw:layer="layout" svg:x1="14.75cm" svg:y1="10.5cm" svg:x2="15.25cm" svg:y2="10.5cm">
          <text:p/>
        </draw:line>
        <draw:line draw:style-name="gr246" draw:text-style-name="P9" draw:layer="layout" svg:x1="17.5cm" svg:y1="10.5cm" svg:x2="18cm" svg:y2="10.5cm">
          <text:p/>
        </draw:line>
        <draw:line draw:style-name="gr7" draw:text-style-name="P9" draw:layer="layout" svg:x1="12.25cm" svg:y1="10.5cm" svg:x2="12.25cm" svg:y2="9.5cm">
          <text:p/>
        </draw:line>
        <draw:line draw:style-name="gr247" draw:text-style-name="P9" draw:layer="layout" svg:x1="12.25cm" svg:y1="9.5cm" svg:x2="18cm" svg:y2="9.5cm">
          <text:p/>
        </draw:line>
        <draw:custom-shape draw:style-name="gr242" draw:text-style-name="P8" draw:layer="layout" svg:width="2.25cm" svg:height="1cm" svg:x="2.25cm" svg:y="11.25cm">
          <text:p text:style-name="P7"><text:span text:style-name="T3">C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cm" svg:y="11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7.75cm" svg:y="11.25cm">
          <text:p text:style-name="P7"><text:span text:style-name="T3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4" draw:layer="layout" svg:width="2cm" svg:height="1cm" svg:x="10.25cm" svg:y="11.2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cm" svg:y="11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4.5cm" svg:y="11.2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75cm" svg:y="12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cm" svg:y="13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9" draw:text-style-name="P9" draw:layer="layout" svg:x1="1.75cm" svg:y1="11.75cm" svg:x2="2.25cm" svg:y2="11.75cm">
          <text:p/>
        </draw:line>
        <draw:line draw:style-name="gr250" draw:text-style-name="P9" draw:layer="layout" svg:x1="4.5cm" svg:y1="11.75cm" svg:x2="5cm" svg:y2="11.75cm">
          <text:p/>
        </draw:line>
        <draw:line draw:style-name="gr251" draw:text-style-name="P9" draw:layer="layout" svg:x1="7.25cm" svg:y1="11.75cm" svg:x2="7.75cm" svg:y2="11.75cm">
          <text:p/>
        </draw:line>
        <draw:line draw:style-name="gr252" draw:text-style-name="P9" draw:layer="layout" svg:x1="9.25cm" svg:y1="11.75cm" svg:x2="10.25cm" svg:y2="11.75cm">
          <text:p/>
        </draw:line>
        <draw:line draw:style-name="gr253" draw:text-style-name="P9" draw:layer="layout" svg:x1="12.25cm" svg:y1="11.75cm" svg:x2="13cm" svg:y2="11.75cm">
          <text:p/>
        </draw:line>
        <draw:line draw:style-name="gr254" draw:text-style-name="P9" draw:layer="layout" svg:x1="14cm" svg:y1="11.75cm" svg:x2="14.5cm" svg:y2="11.75cm">
          <text:p/>
        </draw:line>
        <draw:line draw:style-name="gr7" draw:text-style-name="P9" draw:layer="layout" svg:x1="12.5cm" svg:y1="11.75cm" svg:x2="12.5cm" svg:y2="13cm">
          <text:p/>
        </draw:line>
        <draw:line draw:style-name="gr255" draw:text-style-name="P9" draw:layer="layout" svg:x1="12.5cm" svg:y1="13cm" svg:x2="11.75cm" svg:y2="13cm">
          <text:p/>
        </draw:line>
        <draw:line draw:style-name="gr7" draw:text-style-name="P9" draw:layer="layout" svg:x1="10.75cm" svg:y1="13cm" svg:x2="9.75cm" svg:y2="13cm">
          <text:p/>
        </draw:line>
        <draw:line draw:style-name="gr256" draw:text-style-name="P9" draw:layer="layout" svg:x1="9.75cm" svg:y1="13cm" svg:x2="9.75cm" svg:y2="11.75cm">
          <text:p/>
        </draw:line>
        <draw:line draw:style-name="gr7" draw:text-style-name="P9" draw:layer="layout" svg:x1="13cm" svg:y1="13.75cm" svg:x2="9.5cm" svg:y2="13.75cm">
          <text:p/>
        </draw:line>
        <draw:line draw:style-name="gr257" draw:text-style-name="P9" draw:layer="layout" svg:x1="9.5cm" svg:y1="13.75cm" svg:x2="9.5cm" svg:y2="11.75cm">
          <text:p/>
        </draw:line>
        <draw:line draw:style-name="gr7" draw:text-style-name="P9" draw:layer="layout" svg:x1="16.75cm" svg:y1="11.75cm" svg:x2="17.25cm" svg:y2="11.75cm">
          <text:p/>
        </draw:line>
        <draw:line draw:style-name="gr7" draw:text-style-name="P9" draw:layer="layout" svg:x1="17.25cm" svg:y1="11.75cm" svg:x2="17.25cm" svg:y2="14.5cm">
          <text:p/>
        </draw:line>
        <draw:line draw:style-name="gr258" draw:text-style-name="P9" draw:layer="layout" svg:x1="17.25cm" svg:y1="13.75cm" svg:x2="14cm" svg:y2="13.75cm">
          <text:p/>
        </draw:line>
        <draw:line draw:style-name="gr7" draw:text-style-name="P9" draw:layer="layout" svg:x1="17.25cm" svg:y1="14.5cm" svg:x2="9cm" svg:y2="14.5cm">
          <text:p/>
        </draw:line>
        <draw:line draw:style-name="gr7" draw:text-style-name="P9" draw:layer="layout" svg:x1="9cm" svg:y1="14.5cm" svg:x2="9cm" svg:y2="12.5cm">
          <text:p/>
        </draw:line>
        <draw:custom-shape draw:style-name="gr242" draw:text-style-name="P8" draw:layer="layout" svg:width="2.25cm" svg:height="1cm" svg:x="2.75cm" svg:y="14cm">
          <text:p text:style-name="P7"><text:span text:style-name="T3">EL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5cm" svg:y="14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line draw:style-name="gr250" draw:text-style-name="P9" draw:layer="layout" svg:x1="5cm" svg:y1="14.5cm" svg:x2="5.5cm" svg:y2="14.5cm">
          <text:p/>
        </draw:line>
        <draw:custom-shape draw:style-name="gr131" draw:text-style-name="P8" draw:layer="layout" svg:width="2cm" svg:height="1cm" svg:x="2.75cm" svg:y="12.75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cm" svg:y1="12.5cm" svg:x2="2cm" svg:y2="12.5cm">
          <text:p/>
        </draw:line>
        <draw:line draw:style-name="gr259" draw:text-style-name="P9" draw:layer="layout" svg:x1="2cm" svg:y1="13.25cm" svg:x2="2.75cm" svg:y2="13.25cm">
          <text:p/>
        </draw:line>
        <draw:line draw:style-name="gr7" draw:text-style-name="P9" draw:layer="layout" svg:x1="2cm" svg:y1="12.5cm" svg:x2="2cm" svg:y2="14.5cm">
          <text:p/>
        </draw:line>
        <draw:line draw:style-name="gr260" draw:text-style-name="P9" draw:layer="layout" svg:x1="2cm" svg:y1="14.5cm" svg:x2="2.75cm" svg:y2="14.5cm">
          <text:p/>
        </draw:line>
        <draw:line draw:style-name="gr261" draw:text-style-name="P9" draw:layer="layout" svg:x1="7.75cm" svg:y1="14.5cm" svg:x2="8.25cm" svg:y2="14.5cm">
          <text:p/>
        </draw:line>
        <draw:line draw:style-name="gr7" draw:text-style-name="P9" draw:layer="layout" svg:x1="4.75cm" svg:y1="13.25cm" svg:x2="8.25cm" svg:y2="13.25cm">
          <text:p/>
        </draw:line>
        <draw:line draw:style-name="gr7" draw:text-style-name="P9" draw:layer="layout" svg:x1="8.25cm" svg:y1="13.25cm" svg:x2="8.25cm" svg:y2="14.75cm">
          <text:p/>
        </draw:line>
        <draw:line draw:style-name="gr262" draw:text-style-name="P9" draw:layer="layout" svg:x1="8.25cm" svg:y1="14.75cm" svg:x2="18cm" svg:y2="14.75cm">
          <text:p/>
        </draw:line>
        <draw:custom-shape draw:style-name="gr233" draw:text-style-name="P8" draw:layer="layout" svg:width="2.75cm" svg:height="1cm" svg:x="2.25cm" svg:y="15.25cm">
          <text:p text:style-name="P7"><text:span text:style-name="T3">WH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cm" svg:y="15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9cm" svg:y="15.2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.25cm" svg:y="15.2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9" draw:text-style-name="P9" draw:layer="layout" svg:x1="1.75cm" svg:y1="15.75cm" svg:x2="2.25cm" svg:y2="15.75cm">
          <text:p/>
        </draw:line>
        <draw:custom-shape draw:style-name="gr263" draw:text-style-name="P8" draw:layer="layout" svg:width="3cm" svg:height="1cm" svg:x="2.25cm" svg:y="16.5cm">
          <text:p text:style-name="P7"><text:span text:style-name="T3">REPE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.25cm" svg:y="16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9cm" svg:y="16.5cm">
          <text:p text:style-name="P7"><text:span text:style-name="T3">UNT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cm" svg:y="16.5cm">
          <text:p text:style-name="P3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9" draw:text-style-name="P9" draw:layer="layout" svg:x1="1.75cm" svg:y1="17cm" svg:x2="2.25cm" svg:y2="17cm">
          <text:p/>
        </draw:line>
        <draw:line draw:style-name="gr264" draw:text-style-name="P16" draw:layer="layout" svg:x1="5.25cm" svg:y1="17cm" svg:x2="6cm" svg:y2="17cm">
          <text:p/>
        </draw:line>
        <draw:custom-shape draw:style-name="gr4" draw:text-style-name="P8" draw:layer="layout" svg:width="1cm" svg:height="1cm" svg:x="6.5cm" svg:y="17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6.5cm" svg:y1="18.25cm" svg:x2="5.5cm" svg:y2="18.25cm">
          <text:p/>
        </draw:line>
        <draw:line draw:style-name="gr265" draw:text-style-name="P16" draw:layer="layout" svg:x1="5.5cm" svg:y1="18.25cm" svg:x2="5.5cm" svg:y2="17cm">
          <text:p/>
        </draw:line>
        <draw:line draw:style-name="gr7" draw:text-style-name="P16" draw:layer="layout" svg:x1="8.5cm" svg:y1="17cm" svg:x2="8.5cm" svg:y2="18.25cm">
          <text:p/>
        </draw:line>
        <draw:line draw:style-name="gr266" draw:text-style-name="P16" draw:layer="layout" svg:x1="8.5cm" svg:y1="18.25cm" svg:x2="7.5cm" svg:y2="18.25cm">
          <text:p/>
        </draw:line>
        <draw:line draw:style-name="gr267" draw:text-style-name="P16" draw:layer="layout" svg:x1="8.25cm" svg:y1="17cm" svg:x2="9cm" svg:y2="17cm">
          <text:p/>
        </draw:line>
        <draw:line draw:style-name="gr268" draw:text-style-name="P16" draw:layer="layout" svg:x1="11.75cm" svg:y1="17cm" svg:x2="12.25cm" svg:y2="17cm">
          <text:p/>
        </draw:line>
        <draw:line draw:style-name="gr269" draw:text-style-name="P16" draw:layer="layout" svg:x1="14.5cm" svg:y1="17cm" svg:x2="18cm" svg:y2="17cm">
          <text:p/>
        </draw:line>
        <draw:line draw:style-name="gr270" draw:text-style-name="P16" draw:layer="layout" svg:x1="5cm" svg:y1="15.75cm" svg:x2="6cm" svg:y2="15.75cm">
          <text:p/>
        </draw:line>
        <draw:line draw:style-name="gr271" draw:text-style-name="P16" draw:layer="layout" svg:x1="8.25cm" svg:y1="15.75cm" svg:x2="9cm" svg:y2="15.75cm">
          <text:p/>
        </draw:line>
        <draw:line draw:style-name="gr272" draw:text-style-name="P16" draw:layer="layout" svg:x1="10.5cm" svg:y1="15.75cm" svg:x2="12.25cm" svg:y2="15.75cm">
          <text:p/>
        </draw:line>
        <draw:line draw:style-name="gr273" draw:text-style-name="P16" draw:layer="layout" svg:x1="14.5cm" svg:y1="15.75cm" svg:x2="18cm" svg:y2="15.75cm">
          <text:p/>
        </draw:line>
        <draw:custom-shape draw:style-name="gr2" draw:text-style-name="P4" draw:layer="layout" svg:width="3.25cm" svg:height="1cm" svg:x="4.75cm" svg:y="19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2.25cm" svg:y="19cm">
          <text:p text:style-name="P7"><text:span text:style-name="T3">F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8.5cm" svg:y="19cm">
          <text:p text:style-name="P7"><text:span text:style-name="T3">: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10.5cm" svg:y="19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8" draw:layer="layout" svg:width="3cm" svg:height="1cm" svg:x="14.5cm" svg:y="17.75cm">
          <text:p text:style-name="P7"><text:span text:style-name="T3">DOW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14.5cm" svg:y="19cm">
          <text:p text:style-name="P7"><text:span text:style-name="T3">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75cm" svg:y="20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20.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cm" svg:y="20.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71" draw:text-style-name="P16" draw:layer="layout" svg:x1="8cm" svg:y1="21cm" svg:x2="8.75cm" svg:y2="21cm">
          <text:p/>
        </draw:line>
        <draw:line draw:style-name="gr272" draw:text-style-name="P16" draw:layer="layout" svg:x1="10.25cm" svg:y1="21cm" svg:x2="12cm" svg:y2="21cm">
          <text:p/>
        </draw:line>
        <draw:line draw:style-name="gr274" draw:text-style-name="P16" draw:layer="layout" svg:x1="1.75cm" svg:y1="19.5cm" svg:x2="2.25cm" svg:y2="19.5cm">
          <text:p/>
        </draw:line>
        <draw:line draw:style-name="gr275" draw:text-style-name="P16" draw:layer="layout" svg:x1="4.25cm" svg:y1="19.5cm" svg:x2="4.75cm" svg:y2="19.5cm">
          <text:p/>
        </draw:line>
        <draw:line draw:style-name="gr276" draw:text-style-name="P16" draw:layer="layout" svg:x1="8cm" svg:y1="19.5cm" svg:x2="8.5cm" svg:y2="19.5cm">
          <text:p/>
        </draw:line>
        <draw:line draw:style-name="gr277" draw:text-style-name="P16" draw:layer="layout" svg:x1="10cm" svg:y1="19.5cm" svg:x2="10.5cm" svg:y2="19.5cm">
          <text:p/>
        </draw:line>
        <draw:line draw:style-name="gr278" draw:text-style-name="P16" draw:layer="layout" svg:x1="13.75cm" svg:y1="19.5cm" svg:x2="14.5cm" svg:y2="19.5cm">
          <text:p/>
        </draw:line>
        <draw:line draw:style-name="gr279" draw:text-style-name="P16" draw:layer="layout" svg:x1="14cm" svg:y1="18.25cm" svg:x2="14.5cm" svg:y2="18.25cm">
          <text:p/>
        </draw:line>
        <draw:line draw:style-name="gr7" draw:text-style-name="P16" draw:layer="layout" svg:x1="14cm" svg:y1="19.5cm" svg:x2="14cm" svg:y2="18.25cm">
          <text:p/>
        </draw:line>
        <draw:line draw:style-name="gr7" draw:text-style-name="P16" draw:layer="layout" svg:x1="17.75cm" svg:y1="18.25cm" svg:x2="17.75cm" svg:y2="20.25cm">
          <text:p/>
        </draw:line>
        <draw:line draw:style-name="gr7" draw:text-style-name="P16" draw:layer="layout" svg:x1="17.75cm" svg:y1="20.25cm" svg:x2="5cm" svg:y2="20.25cm">
          <text:p/>
        </draw:line>
        <draw:line draw:style-name="gr280" draw:text-style-name="P16" draw:layer="layout" svg:x1="5cm" svg:y1="21cm" svg:x2="5.75cm" svg:y2="21cm">
          <text:p/>
        </draw:line>
        <draw:line draw:style-name="gr7" draw:text-style-name="P16" draw:layer="layout" svg:x1="5cm" svg:y1="20.25cm" svg:x2="5cm" svg:y2="21cm">
          <text:p/>
        </draw:line>
        <draw:line draw:style-name="gr281" draw:text-style-name="P16" draw:layer="layout" svg:x1="14.25cm" svg:y1="21cm" svg:x2="18cm" svg:y2="21cm">
          <text:p/>
        </draw:line>
        <draw:line draw:style-name="gr282" draw:text-style-name="P16" draw:layer="layout" svg:x1="16cm" svg:y1="19.5cm" svg:x2="17.75cm" svg:y2="19.5cm">
          <text:p/>
        </draw:line>
        <draw:line draw:style-name="gr7" draw:text-style-name="P16" draw:layer="layout" svg:x1="17.5cm" svg:y1="18.25cm" svg:x2="17.75cm" svg:y2="18.25cm">
          <text:p/>
        </draw:line>
        <draw:custom-shape draw:style-name="gr242" draw:text-style-name="P8" draw:layer="layout" svg:width="2.25cm" svg:height="1cm" svg:x="2.25cm" svg:y="21.75cm">
          <text:p text:style-name="P7"><text:span text:style-name="T3">W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75cm" svg:y="21.75cm">
          <text:p text:style-name="P3"><text:span text:style-name="T2">variable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21.7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cm" svg:y="21.7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71" draw:text-style-name="P16" draw:layer="layout" svg:x1="8cm" svg:y1="22.25cm" svg:x2="8.75cm" svg:y2="22.25cm">
          <text:p/>
        </draw:line>
        <draw:line draw:style-name="gr272" draw:text-style-name="P16" draw:layer="layout" svg:x1="10.25cm" svg:y1="22.25cm" svg:x2="12cm" svg:y2="22.25cm">
          <text:p/>
        </draw:line>
        <draw:line draw:style-name="gr283" draw:text-style-name="P16" draw:layer="layout" svg:x1="1.75cm" svg:y1="22.25cm" svg:x2="2.25cm" svg:y2="22.25cm">
          <text:p/>
        </draw:line>
        <draw:line draw:style-name="gr284" draw:text-style-name="P16" draw:layer="layout" svg:x1="4.5cm" svg:y1="22.25cm" svg:x2="5.75cm" svg:y2="22.25cm">
          <text:p/>
        </draw:line>
        <draw:line draw:style-name="gr285" draw:text-style-name="P16" draw:layer="layout" svg:x1="14.25cm" svg:y1="22.25cm" svg:x2="18cm" svg:y2="22.25cm">
          <text:p/>
        </draw:line>
        <draw:custom-shape draw:style-name="gr4" draw:text-style-name="P8" draw:layer="layout" svg:width="1cm" svg:height="1cm" svg:x="6.25cm" svg:y="23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8.25cm" svg:y1="22.25cm" svg:x2="8.25cm" svg:y2="23.5cm">
          <text:p/>
        </draw:line>
        <draw:line draw:style-name="gr286" draw:text-style-name="P16" draw:layer="layout" svg:x1="8.25cm" svg:y1="23.5cm" svg:x2="7.25cm" svg:y2="23.5cm">
          <text:p/>
        </draw:line>
        <draw:line draw:style-name="gr7" draw:text-style-name="P16" draw:layer="layout" svg:x1="6.25cm" svg:y1="23.5cm" svg:x2="5cm" svg:y2="23.5cm">
          <text:p/>
        </draw:line>
        <draw:line draw:style-name="gr287" draw:text-style-name="P16" draw:layer="layout" svg:x1="5cm" svg:y1="23.5cm" svg:x2="5cm" svg:y2="22.25cm">
          <text:p/>
        </draw:line>
        <draw:custom-shape draw:style-name="gr242" draw:text-style-name="P8" draw:layer="layout" svg:width="2.25cm" svg:height="1cm" svg:x="2.5cm" svg:y="23.75cm">
          <text:p text:style-name="P7"><text:span text:style-name="T3">GO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8.75cm" svg:y="23.75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line draw:style-name="gr288" draw:text-style-name="P16" draw:layer="layout" svg:x1="4.75cm" svg:y1="24.25cm" svg:x2="8.75cm" svg:y2="24.25cm">
          <text:p/>
        </draw:line>
        <draw:line draw:style-name="gr289" draw:text-style-name="P16" draw:layer="layout" svg:x1="1.75cm" svg:y1="24.25cm" svg:x2="2.5cm" svg:y2="24.25cm">
          <text:p/>
        </draw:line>
        <draw:line draw:style-name="gr7" draw:text-style-name="P16" draw:layer="layout" svg:x1="1.75cm" svg:y1="2.5cm" svg:x2="1.75cm" svg:y2="1.75cm">
          <text:p/>
        </draw:line>
        <draw:line draw:style-name="gr7" draw:text-style-name="P16" draw:layer="layout" svg:x1="1.75cm" svg:y1="1.75cm" svg:x2="18cm" svg:y2="1.75cm">
          <text:p/>
        </draw:line>
        <draw:line draw:style-name="gr290" draw:text-style-name="P16" draw:layer="layout" svg:x1="18cm" svg:y1="1.75cm" svg:x2="18cm" svg:y2="4cm">
          <text:p/>
        </draw:line>
        <draw:line draw:style-name="gr7" draw:text-style-name="P16" draw:layer="layout" svg:x1="12cm" svg:y1="24.25cm" svg:x2="18cm" svg:y2="24.25cm">
          <text:p/>
        </draw:line>
      </draw:page>
      <draw:page draw:name="page6" draw:style-name="dp1" draw:master-page-name="Standard">
        <draw:custom-shape draw:style-name="gr233" draw:text-style-name="P8" draw:layer="layout" svg:width="2.75cm" svg:height="1cm" svg:x="3cm" svg:y="2cm">
          <text:p text:style-name="P7"><text:span text:style-name="T3">LAB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cm" svg:y="5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11.75cm" svg:y="5.2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5.75cm" svg:y="3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7cm" svg:y="2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line draw:style-name="gr291" draw:text-style-name="P9" draw:layer="layout" svg:x1="2cm" svg:y1="2.5cm" svg:x2="3cm" svg:y2="2.5cm">
          <text:p/>
        </draw:line>
        <draw:line draw:style-name="gr292" draw:text-style-name="P9" draw:layer="layout" svg:x1="5.75cm" svg:y1="2.5cm" svg:x2="7cm" svg:y2="2.5cm">
          <text:p/>
        </draw:line>
        <draw:line draw:style-name="gr293" draw:text-style-name="P9" draw:layer="layout" svg:x1="6.25cm" svg:y1="3cm" svg:x2="6.25cm" svg:y2="2.5cm">
          <text:p/>
        </draw:line>
        <draw:custom-shape draw:style-name="gr4" draw:text-style-name="P8" draw:layer="layout" svg:width="1cm" svg:height="1cm" svg:x="3.75cm" svg:y="4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4" draw:text-style-name="P9" draw:layer="layout" svg:x1="6.25cm" svg:y1="4.5cm" svg:x2="6.25cm" svg:y2="4cm">
          <text:p/>
        </draw:line>
        <draw:line draw:style-name="gr7" draw:text-style-name="P9" draw:layer="layout" svg:x1="10.25cm" svg:y1="2.5cm" svg:x2="18cm" svg:y2="2.5cm">
          <text:p/>
        </draw:line>
        <draw:line draw:style-name="gr7" draw:text-style-name="P9" draw:layer="layout" svg:x1="18cm" svg:y1="2.5cm" svg:x2="18cm" svg:y2="4.5cm">
          <text:p/>
        </draw:line>
        <draw:line draw:style-name="gr295" draw:text-style-name="P9" draw:layer="layout" svg:x1="18cm" svg:y1="4.5cm" svg:x2="4.75cm" svg:y2="4.5cm">
          <text:p/>
        </draw:line>
        <draw:line draw:style-name="gr7" draw:text-style-name="P9" draw:layer="layout" svg:x1="2.5cm" svg:y1="2.5cm" svg:x2="2.5cm" svg:y2="16cm">
          <text:p/>
        </draw:line>
        <draw:line draw:style-name="gr296" draw:text-style-name="P9" draw:layer="layout" svg:x1="3.75cm" svg:y1="4.5cm" svg:x2="2.5cm" svg:y2="4.5cm">
          <text:p/>
        </draw:line>
        <draw:custom-shape draw:style-name="gr233" draw:text-style-name="P8" draw:layer="layout" svg:width="2.75cm" svg:height="1cm" svg:x="3cm" svg:y="5.25cm">
          <text:p text:style-name="P7"><text:span text:style-name="T3">CON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5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5.75cm" svg:x2="7.026cm" svg:y2="5.75cm">
          <text:p/>
        </draw:line>
        <draw:custom-shape draw:style-name="gr4" draw:text-style-name="P8" draw:layer="layout" svg:width="1cm" svg:height="1cm" svg:x="10cm" svg:y="5.2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5.75cm" svg:x2="3cm" svg:y2="5.75cm">
          <text:p/>
        </draw:line>
        <draw:line draw:style-name="gr298" draw:text-style-name="P9" draw:layer="layout" svg:x1="9.25cm" svg:y1="5.75cm" svg:x2="10cm" svg:y2="5.75cm">
          <text:p/>
        </draw:line>
        <draw:line draw:style-name="gr299" draw:text-style-name="P9" draw:layer="layout" svg:x1="11cm" svg:y1="5.75cm" svg:x2="11.75cm" svg:y2="5.75cm">
          <text:p/>
        </draw:line>
        <draw:line draw:style-name="gr300" draw:text-style-name="P9" draw:layer="layout" svg:x1="14cm" svg:y1="5.75cm" svg:x2="14.75cm" svg:y2="5.75cm">
          <text:p/>
        </draw:line>
        <draw:line draw:style-name="gr7" draw:text-style-name="P9" draw:layer="layout" svg:x1="15.75cm" svg:y1="5.75cm" svg:x2="18cm" svg:y2="5.75cm">
          <text:p/>
        </draw:line>
        <draw:line draw:style-name="gr7" draw:text-style-name="P9" draw:layer="layout" svg:x1="18cm" svg:y1="5.75cm" svg:x2="18cm" svg:y2="6.5cm">
          <text:p/>
        </draw:line>
        <draw:line draw:style-name="gr301" draw:text-style-name="P9" draw:layer="layout" svg:x1="18cm" svg:y1="6.5cm" svg:x2="2.5cm" svg:y2="6.5cm">
          <text:p/>
        </draw:line>
        <draw:line draw:style-name="gr302" draw:text-style-name="P9" draw:layer="layout" svg:x1="6.25cm" svg:y1="6.5cm" svg:x2="6.25cm" svg:y2="5.75cm">
          <text:p/>
        </draw:line>
        <draw:custom-shape draw:style-name="gr240" draw:text-style-name="P4" draw:layer="layout" svg:width="2.25cm" svg:height="1cm" svg:x="7cm" svg:y="6.7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11.75cm" svg:y="6.75cm">
          <text:p text:style-name="P3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3cm" svg:y="6.75cm">
          <text:p text:style-name="P7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6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7.25cm" svg:x2="7.026cm" svg:y2="7.25cm">
          <text:p/>
        </draw:line>
        <draw:custom-shape draw:style-name="gr4" draw:text-style-name="P8" draw:layer="layout" svg:width="1cm" svg:height="1cm" svg:x="10cm" svg:y="6.7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7.25cm" svg:x2="3cm" svg:y2="7.25cm">
          <text:p/>
        </draw:line>
        <draw:line draw:style-name="gr298" draw:text-style-name="P9" draw:layer="layout" svg:x1="9.25cm" svg:y1="7.25cm" svg:x2="10cm" svg:y2="7.25cm">
          <text:p/>
        </draw:line>
        <draw:line draw:style-name="gr299" draw:text-style-name="P9" draw:layer="layout" svg:x1="11cm" svg:y1="7.25cm" svg:x2="11.75cm" svg:y2="7.25cm">
          <text:p/>
        </draw:line>
        <draw:line draw:style-name="gr300" draw:text-style-name="P9" draw:layer="layout" svg:x1="14cm" svg:y1="7.25cm" svg:x2="14.75cm" svg:y2="7.25cm">
          <text:p/>
        </draw:line>
        <draw:line draw:style-name="gr7" draw:text-style-name="P9" draw:layer="layout" svg:x1="15.75cm" svg:y1="7.25cm" svg:x2="18cm" svg:y2="7.25cm">
          <text:p/>
        </draw:line>
        <draw:line draw:style-name="gr7" draw:text-style-name="P9" draw:layer="layout" svg:x1="18cm" svg:y1="7.25cm" svg:x2="18cm" svg:y2="8cm">
          <text:p/>
        </draw:line>
        <draw:line draw:style-name="gr301" draw:text-style-name="P9" draw:layer="layout" svg:x1="18cm" svg:y1="8cm" svg:x2="2.5cm" svg:y2="8cm">
          <text:p/>
        </draw:line>
        <draw:line draw:style-name="gr302" draw:text-style-name="P9" draw:layer="layout" svg:x1="6.25cm" svg:y1="8cm" svg:x2="6.25cm" svg:y2="7.25cm">
          <text:p/>
        </draw:line>
        <draw:custom-shape draw:style-name="gr240" draw:text-style-name="P4" draw:layer="layout" svg:width="2.25cm" svg:height="1cm" svg:x="7cm" svg:y="8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17" draw:layer="layout" svg:width="2.25cm" svg:height="1cm" svg:x="11.75cm" svg:y="8.25cm">
          <text:p text:style-name="P14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3cm" svg:y="8.25cm">
          <text:p text:style-name="P7"><text:span text:style-name="T3">V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8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8.75cm" svg:x2="7.026cm" svg:y2="8.75cm">
          <text:p/>
        </draw:line>
        <draw:custom-shape draw:style-name="gr4" draw:text-style-name="P8" draw:layer="layout" svg:width="1cm" svg:height="1cm" svg:x="10cm" svg:y="8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8.75cm" svg:x2="3cm" svg:y2="8.75cm">
          <text:p/>
        </draw:line>
        <draw:line draw:style-name="gr298" draw:text-style-name="P9" draw:layer="layout" svg:x1="9.25cm" svg:y1="8.75cm" svg:x2="10cm" svg:y2="8.75cm">
          <text:p/>
        </draw:line>
        <draw:line draw:style-name="gr299" draw:text-style-name="P9" draw:layer="layout" svg:x1="11cm" svg:y1="8.75cm" svg:x2="11.75cm" svg:y2="8.75cm">
          <text:p/>
        </draw:line>
        <draw:line draw:style-name="gr300" draw:text-style-name="P9" draw:layer="layout" svg:x1="14cm" svg:y1="8.75cm" svg:x2="14.75cm" svg:y2="8.75cm">
          <text:p/>
        </draw:line>
        <draw:line draw:style-name="gr7" draw:text-style-name="P9" draw:layer="layout" svg:x1="15.75cm" svg:y1="8.75cm" svg:x2="18cm" svg:y2="8.75cm">
          <text:p/>
        </draw:line>
        <draw:line draw:style-name="gr7" draw:text-style-name="P9" draw:layer="layout" svg:x1="18cm" svg:y1="8.75cm" svg:x2="18cm" svg:y2="10.75cm">
          <text:p/>
        </draw:line>
        <draw:line draw:style-name="gr301" draw:text-style-name="P9" draw:layer="layout" svg:x1="18cm" svg:y1="10.75cm" svg:x2="2.5cm" svg:y2="10.75cm">
          <text:p/>
        </draw:line>
        <draw:line draw:style-name="gr302" draw:text-style-name="P9" draw:layer="layout" svg:x1="6.25cm" svg:y1="10.75cm" svg:x2="6.25cm" svg:y2="8.75cm">
          <text:p/>
        </draw:line>
        <draw:custom-shape draw:style-name="gr4" draw:text-style-name="P8" draw:layer="layout" svg:width="1cm" svg:height="1cm" svg:x="7.501cm" svg:y="9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.5cm" svg:y1="8.75cm" svg:x2="9.5cm" svg:y2="10cm">
          <text:p/>
        </draw:line>
        <draw:line draw:style-name="gr303" draw:text-style-name="P9" draw:layer="layout" svg:x1="9.5cm" svg:y1="10cm" svg:x2="8.5cm" svg:y2="10cm">
          <text:p/>
        </draw:line>
        <draw:line draw:style-name="gr304" draw:text-style-name="P9" draw:layer="layout" svg:x1="7.5cm" svg:y1="10cm" svg:x2="6.25cm" svg:y2="10cm">
          <text:p/>
        </draw:line>
        <draw:custom-shape draw:style-name="gr305" draw:text-style-name="P8" draw:layer="layout" svg:width="3.25cm" svg:height="1cm" svg:x="7cm" svg:y="11cm">
          <text:p text:style-name="P7"><text:span text:style-name="T3">FORWAR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1.75cm" svg:y="11.75cm">
          <text:p text:style-name="P3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4.502cm" svg:y="11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11.751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6" draw:text-style-name="P9" draw:layer="layout" svg:x1="14.75cm" svg:y1="12.25cm" svg:x2="14cm" svg:y2="12.25cm">
          <text:p/>
        </draw:line>
        <draw:line draw:style-name="gr307" draw:text-style-name="P9" draw:layer="layout" svg:x1="11.75cm" svg:y1="12.25cm" svg:x2="5.5cm" svg:y2="12.25cm">
          <text:p/>
        </draw:line>
        <draw:line draw:style-name="gr308" draw:text-style-name="P9" draw:layer="layout" svg:x1="4.5cm" svg:y1="12.25cm" svg:x2="2.5cm" svg:y2="12.25cm">
          <text:p/>
        </draw:line>
        <draw:line draw:style-name="gr7" draw:text-style-name="P9" draw:layer="layout" svg:x1="7cm" svg:y1="11.5cm" svg:x2="6.25cm" svg:y2="11.5cm">
          <text:p/>
        </draw:line>
        <draw:line draw:style-name="gr309" draw:text-style-name="P9" draw:layer="layout" svg:x1="6.25cm" svg:y1="11.5cm" svg:x2="6.25cm" svg:y2="12.25cm">
          <text:p/>
        </draw:line>
        <draw:line draw:style-name="gr7" draw:text-style-name="P9" draw:layer="layout" svg:x1="14.5cm" svg:y1="12.25cm" svg:x2="14.5cm" svg:y2="11.5cm">
          <text:p/>
        </draw:line>
        <draw:line draw:style-name="gr310" draw:text-style-name="P9" draw:layer="layout" svg:x1="14.5cm" svg:y1="11.5cm" svg:x2="10.25cm" svg:y2="11.5cm">
          <text:p/>
        </draw:line>
        <draw:custom-shape draw:style-name="gr311" draw:text-style-name="P8" draw:layer="layout" svg:width="3.999cm" svg:height="1cm" svg:x="3.001cm" svg:y="13cm">
          <text:p text:style-name="P7"><text:span text:style-name="T3">PROCED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8" draw:layer="layout" svg:width="3.999cm" svg:height="1cm" svg:x="3.001cm" svg:y="14.25cm">
          <text:p text:style-name="P7"><text:span text:style-name="T3">FUN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.5cm" svg:y="13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7.5cm" svg:y="14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0.25cm" svg:y="14.25cm">
          <text:p text:style-name="P3"><text:span text:style-name="T2">parameter list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0.25cm" svg:y="13cm">
          <text:p text:style-name="P3"><text:span text:style-name="T2">parameter 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.5cm" svg:y="14.251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2.75cm" svg:height="1cm" svg:x="15cm" svg:y="14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75cm" svg:y1="14.75cm" svg:x2="18cm" svg:y2="14.75cm">
          <text:p/>
        </draw:line>
        <draw:line draw:style-name="gr7" draw:text-style-name="P9" draw:layer="layout" svg:x1="18cm" svg:y1="14.75cm" svg:x2="18cm" svg:y2="12.25cm">
          <text:p/>
        </draw:line>
        <draw:line draw:style-name="gr312" draw:text-style-name="P9" draw:layer="layout" svg:x1="18cm" svg:y1="12.25cm" svg:x2="15.75cm" svg:y2="12.25cm">
          <text:p/>
        </draw:line>
        <draw:line draw:style-name="gr313" draw:text-style-name="P9" draw:layer="layout" svg:x1="13cm" svg:y1="13.5cm" svg:x2="18cm" svg:y2="13.5cm">
          <text:p/>
        </draw:line>
        <draw:line draw:style-name="gr314" draw:text-style-name="P9" draw:layer="layout" svg:x1="2.5cm" svg:y1="13.5cm" svg:x2="3cm" svg:y2="13.5cm">
          <text:p/>
        </draw:line>
        <draw:line draw:style-name="gr315" draw:text-style-name="P9" draw:layer="layout" svg:x1="2.5cm" svg:y1="14.75cm" svg:x2="3cm" svg:y2="14.75cm">
          <text:p/>
        </draw:line>
        <draw:line draw:style-name="gr316" draw:text-style-name="P9" draw:layer="layout" svg:x1="7cm" svg:y1="13.5cm" svg:x2="7.5cm" svg:y2="13.5cm">
          <text:p/>
        </draw:line>
        <draw:line draw:style-name="gr317" draw:text-style-name="P9" draw:layer="layout" svg:x1="7cm" svg:y1="14.75cm" svg:x2="7.5cm" svg:y2="14.75cm">
          <text:p/>
        </draw:line>
        <draw:line draw:style-name="gr318" draw:text-style-name="P9" draw:layer="layout" svg:x1="9.75cm" svg:y1="13.5cm" svg:x2="10.25cm" svg:y2="13.5cm">
          <text:p/>
        </draw:line>
        <draw:line draw:style-name="gr319" draw:text-style-name="P9" draw:layer="layout" svg:x1="9.75cm" svg:y1="14.75cm" svg:x2="10.25cm" svg:y2="14.75cm">
          <text:p/>
        </draw:line>
        <draw:line draw:style-name="gr320" draw:text-style-name="P9" draw:layer="layout" svg:x1="13cm" svg:y1="14.75cm" svg:x2="13.5cm" svg:y2="14.75cm">
          <text:p/>
        </draw:line>
        <draw:line draw:style-name="gr321" draw:text-style-name="P9" draw:layer="layout" svg:x1="14.5cm" svg:y1="14.75cm" svg:x2="15cm" svg:y2="14.75cm">
          <text:p/>
        </draw:line>
        <draw:custom-shape draw:style-name="gr233" draw:text-style-name="P8" draw:layer="layout" svg:width="2.75cm" svg:height="1cm" svg:x="3.001cm" svg:y="15.5cm">
          <text:p text:style-name="P7"><text:span text:style-name="T3">BE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.5cm" svg:y="15.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10.75cm" svg:y="15.501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2" draw:text-style-name="P9" draw:layer="layout" svg:x1="2.5cm" svg:y1="16cm" svg:x2="3cm" svg:y2="16cm">
          <text:p/>
        </draw:line>
        <draw:line draw:style-name="gr323" draw:text-style-name="P9" draw:layer="layout" svg:x1="5.75cm" svg:y1="16cm" svg:x2="7.5cm" svg:y2="16cm">
          <text:p/>
        </draw:line>
        <draw:line draw:style-name="gr324" draw:text-style-name="P9" draw:layer="layout" svg:x1="9.75cm" svg:y1="16cm" svg:x2="10.75cm" svg:y2="16cm">
          <text:p/>
        </draw:line>
        <draw:line draw:style-name="gr325" draw:text-style-name="P9" draw:layer="layout" svg:x1="12.75cm" svg:y1="16cm" svg:x2="18.25cm" svg:y2="16cm">
          <text:p/>
        </draw:line>
        <draw:custom-shape draw:style-name="gr305" draw:text-style-name="P8" draw:layer="layout" svg:width="3.248cm" svg:height="1cm" svg:x="3.002cm" svg:y="17.5cm">
          <text:p text:style-name="P7"><text:span text:style-name="T3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.75cm" svg:y="17.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13.55cm" svg:y="17.501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2" draw:text-style-name="P9" draw:layer="layout" svg:x1="2.25cm" svg:y1="18cm" svg:x2="3cm" svg:y2="18cm">
          <text:p/>
        </draw:line>
        <draw:custom-shape draw:style-name="gr4" draw:text-style-name="P8" draw:layer="layout" svg:width="1cm" svg:height="1cm" svg:x="9.5cm" svg:y="17.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4" draw:layer="layout" svg:width="2cm" svg:height="1cm" svg:x="11cm" svg:y="17.5cm">
          <text:p text:style-name="P3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6cm" svg:y="17.5cm">
          <text:p text:style-name="P7"><text:span text:style-name="T3">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6" draw:text-style-name="P9" draw:layer="layout" svg:x1="6.25cm" svg:y1="18cm" svg:x2="6.75cm" svg:y2="18cm">
          <text:p/>
        </draw:line>
        <draw:line draw:style-name="gr327" draw:text-style-name="P9" draw:layer="layout" svg:x1="9cm" svg:y1="18cm" svg:x2="9.5cm" svg:y2="18cm">
          <text:p/>
        </draw:line>
        <draw:line draw:style-name="gr328" draw:text-style-name="P9" draw:layer="layout" svg:x1="10.5cm" svg:y1="18cm" svg:x2="11cm" svg:y2="18cm">
          <text:p/>
        </draw:line>
        <draw:line draw:style-name="gr329" draw:text-style-name="P9" draw:layer="layout" svg:x1="13cm" svg:y1="18cm" svg:x2="13.5cm" svg:y2="18cm">
          <text:p/>
        </draw:line>
        <draw:line draw:style-name="gr330" draw:text-style-name="P9" draw:layer="layout" svg:x1="15.5cm" svg:y1="18cm" svg:x2="16cm" svg:y2="18cm">
          <text:p/>
        </draw:line>
        <draw:line draw:style-name="gr331" draw:text-style-name="P9" draw:layer="layout" svg:x1="17cm" svg:y1="18cm" svg:x2="17.75cm" svg:y2="18cm">
          <text:p/>
        </draw:line>
        <draw:custom-shape draw:style-name="gr32" draw:text-style-name="P6" draw:layer="layout" svg:width="2.25cm" svg:height="1cm" svg:x="8.5cm" svg:y="20.75cm">
          <text:p text:style-name="P5"><text:span text:style-name="T1">let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.5cm" svg:y="20.75cm">
          <text:p text:style-name="P7"><text:span text:style-name="T3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.75cm" svg:y="22.2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75cm" svg:y="20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75cm" svg:y="21.5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1.25cm" svg:y1="20.5cm" svg:x2="11.75cm" svg:y2="20.5cm">
          <text:p/>
        </draw:line>
        <draw:line draw:style-name="gr17" draw:text-style-name="P9" draw:layer="layout" svg:x1="11.25cm" svg:y1="22cm" svg:x2="11.75cm" svg:y2="22cm">
          <text:p/>
        </draw:line>
        <draw:line draw:style-name="gr7" draw:text-style-name="P9" draw:layer="layout" svg:x1="11.25cm" svg:y1="20.5cm" svg:x2="11.25cm" svg:y2="22cm">
          <text:p/>
        </draw:line>
        <draw:line draw:style-name="gr18" draw:text-style-name="P9" draw:layer="layout" svg:x1="13cm" svg:y1="22cm" svg:x2="13cm" svg:y2="21.25cm">
          <text:p/>
        </draw:line>
        <draw:line draw:style-name="gr19" draw:text-style-name="P9" draw:layer="layout" svg:x1="13cm" svg:y1="20.5cm" svg:x2="13cm" svg:y2="21.25cm">
          <text:p/>
        </draw:line>
        <draw:line draw:style-name="gr7" draw:text-style-name="P9" draw:layer="layout" svg:x1="12.75cm" svg:y1="20.5cm" svg:x2="13cm" svg:y2="20.5cm">
          <text:p/>
        </draw:line>
        <draw:line draw:style-name="gr7" draw:text-style-name="P9" draw:layer="layout" svg:x1="12.75cm" svg:y1="22cm" svg:x2="13cm" svg:y2="22cm">
          <text:p/>
        </draw:line>
        <draw:line draw:style-name="gr22" draw:text-style-name="P9" draw:layer="layout" svg:x1="10.75cm" svg:y1="21.25cm" svg:x2="14.75cm" svg:y2="21.25cm">
          <text:p/>
        </draw:line>
        <draw:line draw:style-name="gr332" draw:text-style-name="P9" draw:layer="layout" svg:x1="4.75cm" svg:y1="21.25cm" svg:x2="6.5cm" svg:y2="21.25cm">
          <text:p/>
        </draw:line>
        <draw:line draw:style-name="gr333" draw:text-style-name="P9" draw:layer="layout" svg:x1="7.5cm" svg:y1="21.25cm" svg:x2="8.5cm" svg:y2="21.25cm">
          <text:p/>
        </draw:line>
        <draw:line draw:style-name="gr7" draw:text-style-name="P9" draw:layer="layout" svg:x1="13.5cm" svg:y1="21.25cm" svg:x2="13.5cm" svg:y2="22.75cm">
          <text:p/>
        </draw:line>
        <draw:line draw:style-name="gr334" draw:text-style-name="P9" draw:layer="layout" svg:x1="13.5cm" svg:y1="22.75cm" svg:x2="10.75cm" svg:y2="22.75cm">
          <text:p/>
        </draw:line>
        <draw:line draw:style-name="gr7" draw:text-style-name="P9" draw:layer="layout" svg:x1="9.75cm" svg:y1="22.75cm" svg:x2="7.75cm" svg:y2="22.75cm">
          <text:p/>
        </draw:line>
        <draw:line draw:style-name="gr335" draw:text-style-name="P9" draw:layer="layout" svg:x1="7.75cm" svg:y1="22.75cm" svg:x2="7.75cm" svg:y2="21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00" draw:display-name="Linienspitzen 100" svg:viewBox="0 0 20 20" svg:d="M0 20l10-20 10 20z"/>
    <draw:marker draw:name="Linienspitzen_20_101" draw:display-name="Linienspitzen 101" svg:viewBox="0 0 20 20" svg:d="M0 20l10-20 10 20z"/>
    <draw:marker draw:name="Linienspitzen_20_102" draw:display-name="Linienspitzen 102" svg:viewBox="0 0 20 20" svg:d="M0 20l10-20 10 20z"/>
    <draw:marker draw:name="Linienspitzen_20_103" draw:display-name="Linienspitzen 103" svg:viewBox="0 0 20 20" svg:d="M0 20l10-20 10 20z"/>
    <draw:marker draw:name="Linienspitzen_20_104" draw:display-name="Linienspitzen 104" svg:viewBox="0 0 20 20" svg:d="M0 20l10-20 10 20z"/>
    <draw:marker draw:name="Linienspitzen_20_105" draw:display-name="Linienspitzen 105" svg:viewBox="0 0 20 20" svg:d="M0 20l10-20 10 20z"/>
    <draw:marker draw:name="Linienspitzen_20_106" draw:display-name="Linienspitzen 106" svg:viewBox="0 0 20 20" svg:d="M0 20l10-20 10 20z"/>
    <draw:marker draw:name="Linienspitzen_20_107" draw:display-name="Linienspitzen 107" svg:viewBox="0 0 20 20" svg:d="M0 20l10-20 10 20z"/>
    <draw:marker draw:name="Linienspitzen_20_108" draw:display-name="Linienspitzen 108" svg:viewBox="0 0 20 20" svg:d="M0 20l10-20 10 20z"/>
    <draw:marker draw:name="Linienspitzen_20_109" draw:display-name="Linienspitzen 109" svg:viewBox="0 0 20 20" svg:d="M0 20l10-20 10 20z"/>
    <draw:marker draw:name="Linienspitzen_20_110" draw:display-name="Linienspitzen 110" svg:viewBox="0 0 20 20" svg:d="M0 20l10-20 10 20z"/>
    <draw:marker draw:name="Linienspitzen_20_111" draw:display-name="Linienspitzen 111" svg:viewBox="0 0 20 20" svg:d="M0 20l10-20 10 20z"/>
    <draw:marker draw:name="Linienspitzen_20_112" draw:display-name="Linienspitzen 112" svg:viewBox="0 0 20 20" svg:d="M0 20l10-20 10 20z"/>
    <draw:marker draw:name="Linienspitzen_20_113" draw:display-name="Linienspitzen 113" svg:viewBox="0 0 20 20" svg:d="M0 20l10-20 10 20z"/>
    <draw:marker draw:name="Linienspitzen_20_114" draw:display-name="Linienspitzen 114" svg:viewBox="0 0 20 20" svg:d="M0 20l10-20 10 20z"/>
    <draw:marker draw:name="Linienspitzen_20_115" draw:display-name="Linienspitzen 115" svg:viewBox="0 0 20 20" svg:d="M0 20l10-20 10 20z"/>
    <draw:marker draw:name="Linienspitzen_20_116" draw:display-name="Linienspitzen 116" svg:viewBox="0 0 20 20" svg:d="M0 20l10-20 10 20z"/>
    <draw:marker draw:name="Linienspitzen_20_117" draw:display-name="Linienspitzen 117" svg:viewBox="0 0 20 20" svg:d="M0 20l10-20 10 20z"/>
    <draw:marker draw:name="Linienspitzen_20_118" draw:display-name="Linienspitzen 118" svg:viewBox="0 0 20 20" svg:d="M0 20l10-20 10 20z"/>
    <draw:marker draw:name="Linienspitzen_20_119" draw:display-name="Linienspitzen 119" svg:viewBox="0 0 20 20" svg:d="M0 20l10-20 10 20z"/>
    <draw:marker draw:name="Linienspitzen_20_120" draw:display-name="Linienspitzen 120" svg:viewBox="0 0 20 20" svg:d="M0 20l10-20 10 20z"/>
    <draw:marker draw:name="Linienspitzen_20_121" draw:display-name="Linienspitzen 121" svg:viewBox="0 0 20 20" svg:d="M0 20l10-20 10 20z"/>
    <draw:marker draw:name="Linienspitzen_20_122" draw:display-name="Linienspitzen 122" svg:viewBox="0 0 20 20" svg:d="M0 20l10-20 10 20z"/>
    <draw:marker draw:name="Linienspitzen_20_123" draw:display-name="Linienspitzen 123" svg:viewBox="0 0 20 20" svg:d="M0 20l10-20 10 20z"/>
    <draw:marker draw:name="Linienspitzen_20_124" draw:display-name="Linienspitzen 124" svg:viewBox="0 0 20 20" svg:d="M0 20l10-20 10 20z"/>
    <draw:marker draw:name="Linienspitzen_20_125" draw:display-name="Linienspitzen 125" svg:viewBox="0 0 20 20" svg:d="M0 20l10-20 10 20z"/>
    <draw:marker draw:name="Linienspitzen_20_126" draw:display-name="Linienspitzen 126" svg:viewBox="0 0 20 20" svg:d="M0 20l10-20 10 20z"/>
    <draw:marker draw:name="Linienspitzen_20_127" draw:display-name="Linienspitzen 127" svg:viewBox="0 0 20 20" svg:d="M0 20l10-20 10 20z"/>
    <draw:marker draw:name="Linienspitzen_20_128" draw:display-name="Linienspitzen 128" svg:viewBox="0 0 20 20" svg:d="M0 20l10-20 10 20z"/>
    <draw:marker draw:name="Linienspitzen_20_129" draw:display-name="Linienspitzen 129" svg:viewBox="0 0 20 20" svg:d="M0 20l10-20 10 20z"/>
    <draw:marker draw:name="Linienspitzen_20_130" draw:display-name="Linienspitzen 130" svg:viewBox="0 0 20 20" svg:d="M0 20l10-20 10 20z"/>
    <draw:marker draw:name="Linienspitzen_20_131" draw:display-name="Linienspitzen 131" svg:viewBox="0 0 20 20" svg:d="M0 20l10-20 10 20z"/>
    <draw:marker draw:name="Linienspitzen_20_132" draw:display-name="Linienspitzen 132" svg:viewBox="0 0 20 20" svg:d="M0 20l10-20 10 20z"/>
    <draw:marker draw:name="Linienspitzen_20_133" draw:display-name="Linienspitzen 133" svg:viewBox="0 0 20 20" svg:d="M0 20l10-20 10 20z"/>
    <draw:marker draw:name="Linienspitzen_20_135" draw:display-name="Linienspitzen 135" svg:viewBox="0 0 20 20" svg:d="M0 20l10-20 10 20z"/>
    <draw:marker draw:name="Linienspitzen_20_136" draw:display-name="Linienspitzen 136" svg:viewBox="0 0 20 20" svg:d="M0 20l10-20 10 20z"/>
    <draw:marker draw:name="Linienspitzen_20_137" draw:display-name="Linienspitzen 137" svg:viewBox="0 0 20 20" svg:d="M0 20l10-20 10 20z"/>
    <draw:marker draw:name="Linienspitzen_20_138" draw:display-name="Linienspitzen 138" svg:viewBox="0 0 20 20" svg:d="M0 20l10-20 10 20z"/>
    <draw:marker draw:name="Linienspitzen_20_139" draw:display-name="Linienspitzen 139" svg:viewBox="0 0 20 20" svg:d="M0 20l10-20 10 20z"/>
    <draw:marker draw:name="Linienspitzen_20_14" draw:display-name="Linienspitzen 14" svg:viewBox="0 0 20 20" svg:d="M0 20l10-20 10 20z"/>
    <draw:marker draw:name="Linienspitzen_20_140" draw:display-name="Linienspitzen 140" svg:viewBox="0 0 20 20" svg:d="M0 20l10-20 10 20z"/>
    <draw:marker draw:name="Linienspitzen_20_141" draw:display-name="Linienspitzen 141" svg:viewBox="0 0 20 20" svg:d="M0 20l10-20 10 20z"/>
    <draw:marker draw:name="Linienspitzen_20_142" draw:display-name="Linienspitzen 142" svg:viewBox="0 0 20 20" svg:d="M0 20l10-20 10 20z"/>
    <draw:marker draw:name="Linienspitzen_20_143" draw:display-name="Linienspitzen 143" svg:viewBox="0 0 20 20" svg:d="M0 20l10-20 10 20z"/>
    <draw:marker draw:name="Linienspitzen_20_144" draw:display-name="Linienspitzen 144" svg:viewBox="0 0 20 20" svg:d="M0 20l10-20 10 20z"/>
    <draw:marker draw:name="Linienspitzen_20_145" draw:display-name="Linienspitzen 145" svg:viewBox="0 0 20 20" svg:d="M0 20l10-20 10 20z"/>
    <draw:marker draw:name="Linienspitzen_20_146" draw:display-name="Linienspitzen 146" svg:viewBox="0 0 20 20" svg:d="M0 20l10-20 10 20z"/>
    <draw:marker draw:name="Linienspitzen_20_147" draw:display-name="Linienspitzen 147" svg:viewBox="0 0 20 20" svg:d="M0 20l10-20 10 20z"/>
    <draw:marker draw:name="Linienspitzen_20_148" draw:display-name="Linienspitzen 148" svg:viewBox="0 0 20 20" svg:d="M0 20l10-20 10 20z"/>
    <draw:marker draw:name="Linienspitzen_20_149" draw:display-name="Linienspitzen 149" svg:viewBox="0 0 20 20" svg:d="M0 20l10-20 10 20z"/>
    <draw:marker draw:name="Linienspitzen_20_150" draw:display-name="Linienspitzen 150" svg:viewBox="0 0 20 20" svg:d="M0 20l10-20 10 20z"/>
    <draw:marker draw:name="Linienspitzen_20_151" draw:display-name="Linienspitzen 151" svg:viewBox="0 0 20 20" svg:d="M0 20l10-20 10 20z"/>
    <draw:marker draw:name="Linienspitzen_20_152" draw:display-name="Linienspitzen 152" svg:viewBox="0 0 20 20" svg:d="M0 20l10-20 10 20z"/>
    <draw:marker draw:name="Linienspitzen_20_153" draw:display-name="Linienspitzen 153" svg:viewBox="0 0 20 20" svg:d="M0 20l10-20 10 20z"/>
    <draw:marker draw:name="Linienspitzen_20_154" draw:display-name="Linienspitzen 154" svg:viewBox="0 0 20 20" svg:d="M0 20l10-20 10 20z"/>
    <draw:marker draw:name="Linienspitzen_20_155" draw:display-name="Linienspitzen 155" svg:viewBox="0 0 20 20" svg:d="M0 20l10-20 10 20z"/>
    <draw:marker draw:name="Linienspitzen_20_156" draw:display-name="Linienspitzen 156" svg:viewBox="0 0 20 20" svg:d="M0 20l10-20 10 20z"/>
    <draw:marker draw:name="Linienspitzen_20_157" draw:display-name="Linienspitzen 157" svg:viewBox="0 0 20 20" svg:d="M0 20l10-20 10 20z"/>
    <draw:marker draw:name="Linienspitzen_20_158" draw:display-name="Linienspitzen 158" svg:viewBox="0 0 20 20" svg:d="M0 20l10-20 10 20z"/>
    <draw:marker draw:name="Linienspitzen_20_159" draw:display-name="Linienspitzen 159" svg:viewBox="0 0 20 20" svg:d="M0 20l10-20 10 20z"/>
    <draw:marker draw:name="Linienspitzen_20_160" draw:display-name="Linienspitzen 160" svg:viewBox="0 0 20 20" svg:d="M0 20l10-20 10 20z"/>
    <draw:marker draw:name="Linienspitzen_20_161" draw:display-name="Linienspitzen 161" svg:viewBox="0 0 20 20" svg:d="M0 20l10-20 10 20z"/>
    <draw:marker draw:name="Linienspitzen_20_162" draw:display-name="Linienspitzen 162" svg:viewBox="0 0 20 20" svg:d="M0 20l10-20 10 20z"/>
    <draw:marker draw:name="Linienspitzen_20_163" draw:display-name="Linienspitzen 163" svg:viewBox="0 0 20 20" svg:d="M0 20l10-20 10 20z"/>
    <draw:marker draw:name="Linienspitzen_20_164" draw:display-name="Linienspitzen 164" svg:viewBox="0 0 20 20" svg:d="M0 20l10-20 10 20z"/>
    <draw:marker draw:name="Linienspitzen_20_165" draw:display-name="Linienspitzen 165" svg:viewBox="0 0 20 20" svg:d="M0 20l10-20 10 20z"/>
    <draw:marker draw:name="Linienspitzen_20_166" draw:display-name="Linienspitzen 166" svg:viewBox="0 0 20 20" svg:d="M0 20l10-20 10 20z"/>
    <draw:marker draw:name="Linienspitzen_20_167" draw:display-name="Linienspitzen 167" svg:viewBox="0 0 20 20" svg:d="M0 20l10-20 10 20z"/>
    <draw:marker draw:name="Linienspitzen_20_168" draw:display-name="Linienspitzen 168" svg:viewBox="0 0 20 20" svg:d="M0 20l10-20 10 20z"/>
    <draw:marker draw:name="Linienspitzen_20_169" draw:display-name="Linienspitzen 169" svg:viewBox="0 0 20 20" svg:d="M0 20l10-20 10 20z"/>
    <draw:marker draw:name="Linienspitzen_20_17" draw:display-name="Linienspitzen 17" svg:viewBox="0 0 20 20" svg:d="M0 20l10-20 10 20z"/>
    <draw:marker draw:name="Linienspitzen_20_170" draw:display-name="Linienspitzen 170" svg:viewBox="0 0 20 20" svg:d="M0 20l10-20 10 20z"/>
    <draw:marker draw:name="Linienspitzen_20_171" draw:display-name="Linienspitzen 171" svg:viewBox="0 0 20 20" svg:d="M0 20l10-20 10 20z"/>
    <draw:marker draw:name="Linienspitzen_20_172" draw:display-name="Linienspitzen 172" svg:viewBox="0 0 20 20" svg:d="M0 20l10-20 10 20z"/>
    <draw:marker draw:name="Linienspitzen_20_173" draw:display-name="Linienspitzen 173" svg:viewBox="0 0 20 20" svg:d="M0 20l10-20 10 20z"/>
    <draw:marker draw:name="Linienspitzen_20_174" draw:display-name="Linienspitzen 174" svg:viewBox="0 0 20 20" svg:d="M0 20l10-20 10 20z"/>
    <draw:marker draw:name="Linienspitzen_20_175" draw:display-name="Linienspitzen 175" svg:viewBox="0 0 20 20" svg:d="M0 20l10-20 10 20z"/>
    <draw:marker draw:name="Linienspitzen_20_176" draw:display-name="Linienspitzen 176" svg:viewBox="0 0 20 20" svg:d="M0 20l10-20 10 20z"/>
    <draw:marker draw:name="Linienspitzen_20_177" draw:display-name="Linienspitzen 177" svg:viewBox="0 0 20 20" svg:d="M0 20l10-20 10 20z"/>
    <draw:marker draw:name="Linienspitzen_20_178" draw:display-name="Linienspitzen 178" svg:viewBox="0 0 20 20" svg:d="M0 20l10-20 10 20z"/>
    <draw:marker draw:name="Linienspitzen_20_179" draw:display-name="Linienspitzen 179" svg:viewBox="0 0 20 20" svg:d="M0 20l10-20 10 20z"/>
    <draw:marker draw:name="Linienspitzen_20_180" draw:display-name="Linienspitzen 180" svg:viewBox="0 0 20 20" svg:d="M0 20l10-20 10 20z"/>
    <draw:marker draw:name="Linienspitzen_20_181" draw:display-name="Linienspitzen 181" svg:viewBox="0 0 20 20" svg:d="M0 20l10-20 10 20z"/>
    <draw:marker draw:name="Linienspitzen_20_182" draw:display-name="Linienspitzen 182" svg:viewBox="0 0 20 20" svg:d="M0 20l10-20 10 20z"/>
    <draw:marker draw:name="Linienspitzen_20_183" draw:display-name="Linienspitzen 183" svg:viewBox="0 0 20 20" svg:d="M0 20l10-20 10 20z"/>
    <draw:marker draw:name="Linienspitzen_20_184" draw:display-name="Linienspitzen 184" svg:viewBox="0 0 20 20" svg:d="M0 20l10-20 10 20z"/>
    <draw:marker draw:name="Linienspitzen_20_185" draw:display-name="Linienspitzen 185" svg:viewBox="0 0 20 20" svg:d="M0 20l10-20 10 20z"/>
    <draw:marker draw:name="Linienspitzen_20_186" draw:display-name="Linienspitzen 186" svg:viewBox="0 0 20 20" svg:d="M0 20l10-20 10 20z"/>
    <draw:marker draw:name="Linienspitzen_20_187" draw:display-name="Linienspitzen 187" svg:viewBox="0 0 20 20" svg:d="M0 20l10-20 10 20z"/>
    <draw:marker draw:name="Linienspitzen_20_188" draw:display-name="Linienspitzen 188" svg:viewBox="0 0 20 20" svg:d="M0 20l10-20 10 20z"/>
    <draw:marker draw:name="Linienspitzen_20_189" draw:display-name="Linienspitzen 189" svg:viewBox="0 0 20 20" svg:d="M0 20l10-20 10 20z"/>
    <draw:marker draw:name="Linienspitzen_20_19" draw:display-name="Linienspitzen 19" svg:viewBox="0 0 20 20" svg:d="M0 20l10-20 10 20z"/>
    <draw:marker draw:name="Linienspitzen_20_190" draw:display-name="Linienspitzen 190" svg:viewBox="0 0 20 20" svg:d="M0 20l10-20 10 20z"/>
    <draw:marker draw:name="Linienspitzen_20_191" draw:display-name="Linienspitzen 191" svg:viewBox="0 0 20 20" svg:d="M0 20l10-20 10 20z"/>
    <draw:marker draw:name="Linienspitzen_20_192" draw:display-name="Linienspitzen 192" svg:viewBox="0 0 20 20" svg:d="M0 20l10-20 10 20z"/>
    <draw:marker draw:name="Linienspitzen_20_193" draw:display-name="Linienspitzen 193" svg:viewBox="0 0 20 20" svg:d="M0 20l10-20 10 20z"/>
    <draw:marker draw:name="Linienspitzen_20_194" draw:display-name="Linienspitzen 194" svg:viewBox="0 0 20 20" svg:d="M0 20l10-20 10 20z"/>
    <draw:marker draw:name="Linienspitzen_20_195" draw:display-name="Linienspitzen 195" svg:viewBox="0 0 20 20" svg:d="M0 20l10-20 10 20z"/>
    <draw:marker draw:name="Linienspitzen_20_196" draw:display-name="Linienspitzen 196" svg:viewBox="0 0 20 20" svg:d="M0 20l10-20 10 20z"/>
    <draw:marker draw:name="Linienspitzen_20_197" draw:display-name="Linienspitzen 197" svg:viewBox="0 0 20 20" svg:d="M0 20l10-20 10 20z"/>
    <draw:marker draw:name="Linienspitzen_20_198" draw:display-name="Linienspitzen 198" svg:viewBox="0 0 20 20" svg:d="M0 20l10-20 10 20z"/>
    <draw:marker draw:name="Linienspitzen_20_199" draw:display-name="Linienspitzen 199" svg:viewBox="0 0 20 20" svg:d="M0 20l10-20 10 20z"/>
    <draw:marker draw:name="Linienspitzen_20_200" draw:display-name="Linienspitzen 200" svg:viewBox="0 0 20 20" svg:d="M0 20l10-20 10 20z"/>
    <draw:marker draw:name="Linienspitzen_20_201" draw:display-name="Linienspitzen 201" svg:viewBox="0 0 20 20" svg:d="M0 20l10-20 10 20z"/>
    <draw:marker draw:name="Linienspitzen_20_202" draw:display-name="Linienspitzen 202" svg:viewBox="0 0 20 20" svg:d="M0 20l10-20 10 20z"/>
    <draw:marker draw:name="Linienspitzen_20_203" draw:display-name="Linienspitzen 203" svg:viewBox="0 0 20 20" svg:d="M0 20l10-20 10 20z"/>
    <draw:marker draw:name="Linienspitzen_20_204" draw:display-name="Linienspitzen 204" svg:viewBox="0 0 20 20" svg:d="M0 20l10-20 10 20z"/>
    <draw:marker draw:name="Linienspitzen_20_206" draw:display-name="Linienspitzen 206" svg:viewBox="0 0 20 20" svg:d="M0 20l10-20 10 20z"/>
    <draw:marker draw:name="Linienspitzen_20_207" draw:display-name="Linienspitzen 207" svg:viewBox="0 0 20 20" svg:d="M0 20l10-20 10 20z"/>
    <draw:marker draw:name="Linienspitzen_20_208" draw:display-name="Linienspitzen 208" svg:viewBox="0 0 20 20" svg:d="M0 20l10-20 10 20z"/>
    <draw:marker draw:name="Linienspitzen_20_209" draw:display-name="Linienspitzen 209" svg:viewBox="0 0 20 20" svg:d="M0 20l10-20 10 20z"/>
    <draw:marker draw:name="Linienspitzen_20_21" draw:display-name="Linienspitzen 21" svg:viewBox="0 0 20 20" svg:d="M0 20l10-20 10 20z"/>
    <draw:marker draw:name="Linienspitzen_20_210" draw:display-name="Linienspitzen 210" svg:viewBox="0 0 20 20" svg:d="M0 20l10-20 10 20z"/>
    <draw:marker draw:name="Linienspitzen_20_211" draw:display-name="Linienspitzen 211" svg:viewBox="0 0 20 20" svg:d="M0 20l10-20 10 20z"/>
    <draw:marker draw:name="Linienspitzen_20_212" draw:display-name="Linienspitzen 212" svg:viewBox="0 0 20 20" svg:d="M0 20l10-20 10 20z"/>
    <draw:marker draw:name="Linienspitzen_20_213" draw:display-name="Linienspitzen 213" svg:viewBox="0 0 20 20" svg:d="M0 20l10-20 10 20z"/>
    <draw:marker draw:name="Linienspitzen_20_214" draw:display-name="Linienspitzen 214" svg:viewBox="0 0 20 20" svg:d="M0 20l10-20 10 20z"/>
    <draw:marker draw:name="Linienspitzen_20_215" draw:display-name="Linienspitzen 215" svg:viewBox="0 0 20 20" svg:d="M0 20l10-20 10 20z"/>
    <draw:marker draw:name="Linienspitzen_20_216" draw:display-name="Linienspitzen 216" svg:viewBox="0 0 20 20" svg:d="M0 20l10-20 10 20z"/>
    <draw:marker draw:name="Linienspitzen_20_217" draw:display-name="Linienspitzen 217" svg:viewBox="0 0 20 20" svg:d="M0 20l10-20 10 20z"/>
    <draw:marker draw:name="Linienspitzen_20_218" draw:display-name="Linienspitzen 218" svg:viewBox="0 0 20 20" svg:d="M0 20l10-20 10 20z"/>
    <draw:marker draw:name="Linienspitzen_20_219" draw:display-name="Linienspitzen 219" svg:viewBox="0 0 20 20" svg:d="M0 20l10-20 10 20z"/>
    <draw:marker draw:name="Linienspitzen_20_22" draw:display-name="Linienspitzen 22" svg:viewBox="0 0 20 20" svg:d="M0 20l10-20 10 20z"/>
    <draw:marker draw:name="Linienspitzen_20_220" draw:display-name="Linienspitzen 220" svg:viewBox="0 0 20 20" svg:d="M0 20l10-20 10 20z"/>
    <draw:marker draw:name="Linienspitzen_20_221" draw:display-name="Linienspitzen 221" svg:viewBox="0 0 20 20" svg:d="M0 20l10-20 10 20z"/>
    <draw:marker draw:name="Linienspitzen_20_222" draw:display-name="Linienspitzen 222" svg:viewBox="0 0 20 20" svg:d="M0 20l10-20 10 20z"/>
    <draw:marker draw:name="Linienspitzen_20_223" draw:display-name="Linienspitzen 223" svg:viewBox="0 0 20 20" svg:d="M0 20l10-20 10 20z"/>
    <draw:marker draw:name="Linienspitzen_20_224" draw:display-name="Linienspitzen 224" svg:viewBox="0 0 20 20" svg:d="M0 20l10-20 10 20z"/>
    <draw:marker draw:name="Linienspitzen_20_225" draw:display-name="Linienspitzen 225" svg:viewBox="0 0 20 20" svg:d="M0 20l10-20 10 20z"/>
    <draw:marker draw:name="Linienspitzen_20_227" draw:display-name="Linienspitzen 227" svg:viewBox="0 0 20 20" svg:d="M0 20l10-20 10 20z"/>
    <draw:marker draw:name="Linienspitzen_20_228" draw:display-name="Linienspitzen 228" svg:viewBox="0 0 20 20" svg:d="M0 20l10-20 10 20z"/>
    <draw:marker draw:name="Linienspitzen_20_229" draw:display-name="Linienspitzen 229" svg:viewBox="0 0 20 20" svg:d="M0 20l10-20 10 20z"/>
    <draw:marker draw:name="Linienspitzen_20_230" draw:display-name="Linienspitzen 230" svg:viewBox="0 0 20 20" svg:d="M0 20l10-20 10 20z"/>
    <draw:marker draw:name="Linienspitzen_20_231" draw:display-name="Linienspitzen 231" svg:viewBox="0 0 20 20" svg:d="M0 20l10-20 10 20z"/>
    <draw:marker draw:name="Linienspitzen_20_232" draw:display-name="Linienspitzen 232" svg:viewBox="0 0 20 20" svg:d="M0 20l10-20 10 20z"/>
    <draw:marker draw:name="Linienspitzen_20_233" draw:display-name="Linienspitzen 233" svg:viewBox="0 0 20 20" svg:d="M0 20l10-20 10 20z"/>
    <draw:marker draw:name="Linienspitzen_20_234" draw:display-name="Linienspitzen 234" svg:viewBox="0 0 20 20" svg:d="M0 20l10-20 10 20z"/>
    <draw:marker draw:name="Linienspitzen_20_235" draw:display-name="Linienspitzen 235" svg:viewBox="0 0 20 20" svg:d="M0 20l10-20 10 20z"/>
    <draw:marker draw:name="Linienspitzen_20_237" draw:display-name="Linienspitzen 237" svg:viewBox="0 0 20 20" svg:d="M0 20l10-20 10 20z"/>
    <draw:marker draw:name="Linienspitzen_20_238" draw:display-name="Linienspitzen 238" svg:viewBox="0 0 20 20" svg:d="M0 20l10-20 10 20z"/>
    <draw:marker draw:name="Linienspitzen_20_239" draw:display-name="Linienspitzen 239" svg:viewBox="0 0 20 20" svg:d="M0 20l10-20 10 20z"/>
    <draw:marker draw:name="Linienspitzen_20_24" draw:display-name="Linienspitzen 24" svg:viewBox="0 0 20 20" svg:d="M0 20l10-20 10 20z"/>
    <draw:marker draw:name="Linienspitzen_20_240" draw:display-name="Linienspitzen 240" svg:viewBox="0 0 20 20" svg:d="M0 20l10-20 10 20z"/>
    <draw:marker draw:name="Linienspitzen_20_242" draw:display-name="Linienspitzen 242" svg:viewBox="0 0 20 20" svg:d="M0 20l10-20 10 20z"/>
    <draw:marker draw:name="Linienspitzen_20_243" draw:display-name="Linienspitzen 243" svg:viewBox="0 0 20 20" svg:d="M0 20l10-20 10 20z"/>
    <draw:marker draw:name="Linienspitzen_20_245" draw:display-name="Linienspitzen 245" svg:viewBox="0 0 20 20" svg:d="M0 20l10-20 10 20z"/>
    <draw:marker draw:name="Linienspitzen_20_246" draw:display-name="Linienspitzen 246" svg:viewBox="0 0 20 20" svg:d="M0 20l10-20 10 20z"/>
    <draw:marker draw:name="Linienspitzen_20_247" draw:display-name="Linienspitzen 247" svg:viewBox="0 0 20 20" svg:d="M0 20l10-20 10 20z"/>
    <draw:marker draw:name="Linienspitzen_20_248" draw:display-name="Linienspitzen 248" svg:viewBox="0 0 20 20" svg:d="M0 20l10-20 10 20z"/>
    <draw:marker draw:name="Linienspitzen_20_249" draw:display-name="Linienspitzen 249" svg:viewBox="0 0 20 20" svg:d="M0 20l10-20 10 20z"/>
    <draw:marker draw:name="Linienspitzen_20_25" draw:display-name="Linienspitzen 25" svg:viewBox="0 0 20 20" svg:d="M0 20l10-20 10 20z"/>
    <draw:marker draw:name="Linienspitzen_20_250" draw:display-name="Linienspitzen 250" svg:viewBox="0 0 20 20" svg:d="M0 20l10-20 10 20z"/>
    <draw:marker draw:name="Linienspitzen_20_251" draw:display-name="Linienspitzen 251" svg:viewBox="0 0 20 20" svg:d="M0 20l10-20 10 20z"/>
    <draw:marker draw:name="Linienspitzen_20_252" draw:display-name="Linienspitzen 252" svg:viewBox="0 0 20 20" svg:d="M0 20l10-20 10 20z"/>
    <draw:marker draw:name="Linienspitzen_20_253" draw:display-name="Linienspitzen 253" svg:viewBox="0 0 20 20" svg:d="M0 20l10-20 10 20z"/>
    <draw:marker draw:name="Linienspitzen_20_254" draw:display-name="Linienspitzen 254" svg:viewBox="0 0 20 20" svg:d="M0 20l10-20 10 20z"/>
    <draw:marker draw:name="Linienspitzen_20_255" draw:display-name="Linienspitzen 255" svg:viewBox="0 0 20 20" svg:d="M0 20l10-20 10 20z"/>
    <draw:marker draw:name="Linienspitzen_20_256" draw:display-name="Linienspitzen 256" svg:viewBox="0 0 20 20" svg:d="M0 20l10-20 10 20z"/>
    <draw:marker draw:name="Linienspitzen_20_257" draw:display-name="Linienspitzen 257" svg:viewBox="0 0 20 20" svg:d="M0 20l10-20 10 20z"/>
    <draw:marker draw:name="Linienspitzen_20_258" draw:display-name="Linienspitzen 258" svg:viewBox="0 0 20 20" svg:d="M0 20l10-20 10 20z"/>
    <draw:marker draw:name="Linienspitzen_20_259" draw:display-name="Linienspitzen 259" svg:viewBox="0 0 20 20" svg:d="M0 20l10-20 10 20z"/>
    <draw:marker draw:name="Linienspitzen_20_26" draw:display-name="Linienspitzen 26" svg:viewBox="0 0 20 20" svg:d="M0 20l10-20 10 20z"/>
    <draw:marker draw:name="Linienspitzen_20_260" draw:display-name="Linienspitzen 260" svg:viewBox="0 0 20 20" svg:d="M0 20l10-20 10 20z"/>
    <draw:marker draw:name="Linienspitzen_20_261" draw:display-name="Linienspitzen 261" svg:viewBox="0 0 20 20" svg:d="M0 20l10-20 10 20z"/>
    <draw:marker draw:name="Linienspitzen_20_262" draw:display-name="Linienspitzen 262" svg:viewBox="0 0 20 20" svg:d="M0 20l10-20 10 20z"/>
    <draw:marker draw:name="Linienspitzen_20_263" draw:display-name="Linienspitzen 263" svg:viewBox="0 0 20 20" svg:d="M0 20l10-20 10 20z"/>
    <draw:marker draw:name="Linienspitzen_20_264" draw:display-name="Linienspitzen 264" svg:viewBox="0 0 20 20" svg:d="M0 20l10-20 10 20z"/>
    <draw:marker draw:name="Linienspitzen_20_265" draw:display-name="Linienspitzen 265" svg:viewBox="0 0 20 20" svg:d="M0 20l10-20 10 20z"/>
    <draw:marker draw:name="Linienspitzen_20_266" draw:display-name="Linienspitzen 266" svg:viewBox="0 0 20 20" svg:d="M0 20l10-20 10 20z"/>
    <draw:marker draw:name="Linienspitzen_20_27" draw:display-name="Linienspitzen 27" svg:viewBox="0 0 20 20" svg:d="M0 20l10-20 10 20z"/>
    <draw:marker draw:name="Linienspitzen_20_270" draw:display-name="Linienspitzen 270" svg:viewBox="0 0 20 20" svg:d="M0 20l10-20 10 20z"/>
    <draw:marker draw:name="Linienspitzen_20_271" draw:display-name="Linienspitzen 271" svg:viewBox="0 0 20 20" svg:d="M0 20l10-20 10 20z"/>
    <draw:marker draw:name="Linienspitzen_20_272" draw:display-name="Linienspitzen 272" svg:viewBox="0 0 20 20" svg:d="M0 20l10-20 10 20z"/>
    <draw:marker draw:name="Linienspitzen_20_273" draw:display-name="Linienspitzen 273" svg:viewBox="0 0 20 20" svg:d="M0 20l10-20 10 20z"/>
    <draw:marker draw:name="Linienspitzen_20_274" draw:display-name="Linienspitzen 274" svg:viewBox="0 0 20 20" svg:d="M0 20l10-20 10 20z"/>
    <draw:marker draw:name="Linienspitzen_20_275" draw:display-name="Linienspitzen 275" svg:viewBox="0 0 20 20" svg:d="M0 20l10-20 10 20z"/>
    <draw:marker draw:name="Linienspitzen_20_276" draw:display-name="Linienspitzen 276" svg:viewBox="0 0 20 20" svg:d="M0 20l10-20 10 20z"/>
    <draw:marker draw:name="Linienspitzen_20_277" draw:display-name="Linienspitzen 277" svg:viewBox="0 0 20 20" svg:d="M0 20l10-20 10 20z"/>
    <draw:marker draw:name="Linienspitzen_20_278" draw:display-name="Linienspitzen 278" svg:viewBox="0 0 20 20" svg:d="M0 20l10-20 10 20z"/>
    <draw:marker draw:name="Linienspitzen_20_279" draw:display-name="Linienspitzen 279" svg:viewBox="0 0 20 20" svg:d="M0 20l10-20 10 20z"/>
    <draw:marker draw:name="Linienspitzen_20_28" draw:display-name="Linienspitzen 28" svg:viewBox="0 0 20 20" svg:d="M0 20l10-20 10 20z"/>
    <draw:marker draw:name="Linienspitzen_20_280" draw:display-name="Linienspitzen 280" svg:viewBox="0 0 20 20" svg:d="M0 20l10-20 10 20z"/>
    <draw:marker draw:name="Linienspitzen_20_281" draw:display-name="Linienspitzen 281" svg:viewBox="0 0 20 20" svg:d="M0 20l10-20 10 20z"/>
    <draw:marker draw:name="Linienspitzen_20_282" draw:display-name="Linienspitzen 282" svg:viewBox="0 0 20 20" svg:d="M0 20l10-20 10 20z"/>
    <draw:marker draw:name="Linienspitzen_20_283" draw:display-name="Linienspitzen 283" svg:viewBox="0 0 20 20" svg:d="M0 20l10-20 10 20z"/>
    <draw:marker draw:name="Linienspitzen_20_284" draw:display-name="Linienspitzen 284" svg:viewBox="0 0 20 20" svg:d="M0 20l10-20 10 20z"/>
    <draw:marker draw:name="Linienspitzen_20_285" draw:display-name="Linienspitzen 285" svg:viewBox="0 0 20 20" svg:d="M0 20l10-20 10 20z"/>
    <draw:marker draw:name="Linienspitzen_20_286" draw:display-name="Linienspitzen 286" svg:viewBox="0 0 20 20" svg:d="M0 20l10-20 10 20z"/>
    <draw:marker draw:name="Linienspitzen_20_287" draw:display-name="Linienspitzen 287" svg:viewBox="0 0 20 20" svg:d="M0 20l10-20 10 20z"/>
    <draw:marker draw:name="Linienspitzen_20_288" draw:display-name="Linienspitzen 288" svg:viewBox="0 0 20 20" svg:d="M0 20l10-20 10 20z"/>
    <draw:marker draw:name="Linienspitzen_20_289" draw:display-name="Linienspitzen 289" svg:viewBox="0 0 20 20" svg:d="M0 20l10-20 10 20z"/>
    <draw:marker draw:name="Linienspitzen_20_29" draw:display-name="Linienspitzen 29" svg:viewBox="0 0 20 20" svg:d="M0 20l10-20 10 20z"/>
    <draw:marker draw:name="Linienspitzen_20_290" draw:display-name="Linienspitzen 290" svg:viewBox="0 0 20 20" svg:d="M0 20l10-20 10 20z"/>
    <draw:marker draw:name="Linienspitzen_20_291" draw:display-name="Linienspitzen 291" svg:viewBox="0 0 20 20" svg:d="M0 20l10-20 10 20z"/>
    <draw:marker draw:name="Linienspitzen_20_292" draw:display-name="Linienspitzen 292" svg:viewBox="0 0 20 20" svg:d="M0 20l10-20 10 20z"/>
    <draw:marker draw:name="Linienspitzen_20_293" draw:display-name="Linienspitzen 293" svg:viewBox="0 0 20 20" svg:d="M0 20l10-20 10 20z"/>
    <draw:marker draw:name="Linienspitzen_20_296" draw:display-name="Linienspitzen 296" svg:viewBox="0 0 20 20" svg:d="M0 20l10-20 10 20z"/>
    <draw:marker draw:name="Linienspitzen_20_298" draw:display-name="Linienspitzen 298" svg:viewBox="0 0 20 20" svg:d="M0 20l10-20 10 20z"/>
    <draw:marker draw:name="Linienspitzen_20_299" draw:display-name="Linienspitzen 299" svg:viewBox="0 0 20 20" svg:d="M0 20l10-20 10 20z"/>
    <draw:marker draw:name="Linienspitzen_20_30" draw:display-name="Linienspitzen 30" svg:viewBox="0 0 20 20" svg:d="M0 20l10-20 10 20z"/>
    <draw:marker draw:name="Linienspitzen_20_300" draw:display-name="Linienspitzen 300" svg:viewBox="0 0 20 20" svg:d="M0 20l10-20 10 20z"/>
    <draw:marker draw:name="Linienspitzen_20_301" draw:display-name="Linienspitzen 301" svg:viewBox="0 0 20 20" svg:d="M0 20l10-20 10 20z"/>
    <draw:marker draw:name="Linienspitzen_20_302" draw:display-name="Linienspitzen 302" svg:viewBox="0 0 20 20" svg:d="M0 20l10-20 10 20z"/>
    <draw:marker draw:name="Linienspitzen_20_303" draw:display-name="Linienspitzen 303" svg:viewBox="0 0 20 20" svg:d="M0 20l10-20 10 20z"/>
    <draw:marker draw:name="Linienspitzen_20_304" draw:display-name="Linienspitzen 304" svg:viewBox="0 0 20 20" svg:d="M0 20l10-20 10 20z"/>
    <draw:marker draw:name="Linienspitzen_20_305" draw:display-name="Linienspitzen 305" svg:viewBox="0 0 20 20" svg:d="M0 20l10-20 10 20z"/>
    <draw:marker draw:name="Linienspitzen_20_306" draw:display-name="Linienspitzen 306" svg:viewBox="0 0 20 20" svg:d="M0 20l10-20 10 20z"/>
    <draw:marker draw:name="Linienspitzen_20_307" draw:display-name="Linienspitzen 307" svg:viewBox="0 0 20 20" svg:d="M0 20l10-20 10 20z"/>
    <draw:marker draw:name="Linienspitzen_20_308" draw:display-name="Linienspitzen 308" svg:viewBox="0 0 20 20" svg:d="M0 20l10-20 10 20z"/>
    <draw:marker draw:name="Linienspitzen_20_309" draw:display-name="Linienspitzen 309" svg:viewBox="0 0 20 20" svg:d="M0 20l10-20 10 20z"/>
    <draw:marker draw:name="Linienspitzen_20_31" draw:display-name="Linienspitzen 31" svg:viewBox="0 0 20 20" svg:d="M0 20l10-20 10 20z"/>
    <draw:marker draw:name="Linienspitzen_20_310" draw:display-name="Linienspitzen 310" svg:viewBox="0 0 20 20" svg:d="M0 20l10-20 10 20z"/>
    <draw:marker draw:name="Linienspitzen_20_311" draw:display-name="Linienspitzen 311" svg:viewBox="0 0 20 20" svg:d="M0 20l10-20 10 20z"/>
    <draw:marker draw:name="Linienspitzen_20_312" draw:display-name="Linienspitzen 312" svg:viewBox="0 0 20 20" svg:d="M0 20l10-20 10 20z"/>
    <draw:marker draw:name="Linienspitzen_20_313" draw:display-name="Linienspitzen 313" svg:viewBox="0 0 20 20" svg:d="M0 20l10-20 10 20z"/>
    <draw:marker draw:name="Linienspitzen_20_315" draw:display-name="Linienspitzen 315" svg:viewBox="0 0 20 20" svg:d="M0 20l10-20 10 20z"/>
    <draw:marker draw:name="Linienspitzen_20_316" draw:display-name="Linienspitzen 316" svg:viewBox="0 0 20 20" svg:d="M0 20l10-20 10 20z"/>
    <draw:marker draw:name="Linienspitzen_20_317" draw:display-name="Linienspitzen 317" svg:viewBox="0 0 20 20" svg:d="M0 20l10-20 10 20z"/>
    <draw:marker draw:name="Linienspitzen_20_318" draw:display-name="Linienspitzen 318" svg:viewBox="0 0 20 20" svg:d="M0 20l10-20 10 20z"/>
    <draw:marker draw:name="Linienspitzen_20_319" draw:display-name="Linienspitzen 319" svg:viewBox="0 0 20 20" svg:d="M0 20l10-20 10 20z"/>
    <draw:marker draw:name="Linienspitzen_20_32" draw:display-name="Linienspitzen 32" svg:viewBox="0 0 20 20" svg:d="M0 20l10-20 10 20z"/>
    <draw:marker draw:name="Linienspitzen_20_320" draw:display-name="Linienspitzen 320" svg:viewBox="0 0 20 20" svg:d="M0 20l10-20 10 20z"/>
    <draw:marker draw:name="Linienspitzen_20_321" draw:display-name="Linienspitzen 321" svg:viewBox="0 0 20 20" svg:d="M0 20l10-20 10 20z"/>
    <draw:marker draw:name="Linienspitzen_20_322" draw:display-name="Linienspitzen 322" svg:viewBox="0 0 20 20" svg:d="M0 20l10-20 10 20z"/>
    <draw:marker draw:name="Linienspitzen_20_323" draw:display-name="Linienspitzen 323" svg:viewBox="0 0 20 20" svg:d="M0 20l10-20 10 20z"/>
    <draw:marker draw:name="Linienspitzen_20_324" draw:display-name="Linienspitzen 324" svg:viewBox="0 0 20 20" svg:d="M0 20l10-20 10 20z"/>
    <draw:marker draw:name="Linienspitzen_20_326" draw:display-name="Linienspitzen 326" svg:viewBox="0 0 20 20" svg:d="M0 20l10-20 10 20z"/>
    <draw:marker draw:name="Linienspitzen_20_327" draw:display-name="Linienspitzen 327" svg:viewBox="0 0 20 20" svg:d="M0 20l10-20 10 20z"/>
    <draw:marker draw:name="Linienspitzen_20_328" draw:display-name="Linienspitzen 328" svg:viewBox="0 0 20 20" svg:d="M0 20l10-20 10 20z"/>
    <draw:marker draw:name="Linienspitzen_20_329" draw:display-name="Linienspitzen 329" svg:viewBox="0 0 20 20" svg:d="M0 20l10-20 10 20z"/>
    <draw:marker draw:name="Linienspitzen_20_33" draw:display-name="Linienspitzen 33" svg:viewBox="0 0 20 20" svg:d="M0 20l10-20 10 20z"/>
    <draw:marker draw:name="Linienspitzen_20_330" draw:display-name="Linienspitzen 330" svg:viewBox="0 0 20 20" svg:d="M0 20l10-20 10 20z"/>
    <draw:marker draw:name="Linienspitzen_20_331" draw:display-name="Linienspitzen 331" svg:viewBox="0 0 20 20" svg:d="M0 20l10-20 10 20z"/>
    <draw:marker draw:name="Linienspitzen_20_332" draw:display-name="Linienspitzen 332" svg:viewBox="0 0 20 20" svg:d="M0 20l10-20 10 20z"/>
    <draw:marker draw:name="Linienspitzen_20_333" draw:display-name="Linienspitzen 333" svg:viewBox="0 0 20 20" svg:d="M0 20l10-20 10 20z"/>
    <draw:marker draw:name="Linienspitzen_20_334" draw:display-name="Linienspitzen 334" svg:viewBox="0 0 20 20" svg:d="M0 20l10-20 10 20z"/>
    <draw:marker draw:name="Linienspitzen_20_335" draw:display-name="Linienspitzen 335" svg:viewBox="0 0 20 20" svg:d="M0 20l10-20 10 20z"/>
    <draw:marker draw:name="Linienspitzen_20_337" draw:display-name="Linienspitzen 337" svg:viewBox="0 0 20 20" svg:d="M0 20l10-20 10 20z"/>
    <draw:marker draw:name="Linienspitzen_20_338" draw:display-name="Linienspitzen 338" svg:viewBox="0 0 20 20" svg:d="M0 20l10-20 10 20z"/>
    <draw:marker draw:name="Linienspitzen_20_339" draw:display-name="Linienspitzen 339" svg:viewBox="0 0 20 20" svg:d="M0 20l10-20 10 20z"/>
    <draw:marker draw:name="Linienspitzen_20_340" draw:display-name="Linienspitzen 340" svg:viewBox="0 0 20 20" svg:d="M0 20l10-20 10 20z"/>
    <draw:marker draw:name="Linienspitzen_20_341" draw:display-name="Linienspitzen 341" svg:viewBox="0 0 20 20" svg:d="M0 20l10-20 10 20z"/>
    <draw:marker draw:name="Linienspitzen_20_342" draw:display-name="Linienspitzen 342" svg:viewBox="0 0 20 20" svg:d="M0 20l10-20 10 20z"/>
    <draw:marker draw:name="Linienspitzen_20_343" draw:display-name="Linienspitzen 343" svg:viewBox="0 0 20 20" svg:d="M0 20l10-20 10 20z"/>
    <draw:marker draw:name="Linienspitzen_20_344" draw:display-name="Linienspitzen 344" svg:viewBox="0 0 20 20" svg:d="M0 20l10-20 10 20z"/>
    <draw:marker draw:name="Linienspitzen_20_345" draw:display-name="Linienspitzen 345" svg:viewBox="0 0 20 20" svg:d="M0 20l10-20 10 20z"/>
    <draw:marker draw:name="Linienspitzen_20_35" draw:display-name="Linienspitzen 35" svg:viewBox="0 0 20 20" svg:d="M0 20l10-20 10 20z"/>
    <draw:marker draw:name="Linienspitzen_20_36" draw:display-name="Linienspitzen 36" svg:viewBox="0 0 20 20" svg:d="M0 20l10-20 10 20z"/>
    <draw:marker draw:name="Linienspitzen_20_37" draw:display-name="Linienspitzen 37" svg:viewBox="0 0 20 20" svg:d="M0 20l10-20 10 20z"/>
    <draw:marker draw:name="Linienspitzen_20_38" draw:display-name="Linienspitzen 38" svg:viewBox="0 0 20 20" svg:d="M0 20l10-20 10 20z"/>
    <draw:marker draw:name="Linienspitzen_20_39" draw:display-name="Linienspitzen 39" svg:viewBox="0 0 20 20" svg:d="M0 20l10-20 10 20z"/>
    <draw:marker draw:name="Linienspitzen_20_40" draw:display-name="Linienspitzen 40" svg:viewBox="0 0 20 20" svg:d="M0 20l10-20 10 20z"/>
    <draw:marker draw:name="Linienspitzen_20_41" draw:display-name="Linienspitzen 41" svg:viewBox="0 0 20 20" svg:d="M0 20l10-20 10 20z"/>
    <draw:marker draw:name="Linienspitzen_20_42" draw:display-name="Linienspitzen 42" svg:viewBox="0 0 20 20" svg:d="M0 20l10-20 10 20z"/>
    <draw:marker draw:name="Linienspitzen_20_43" draw:display-name="Linienspitzen 43" svg:viewBox="0 0 20 20" svg:d="M0 20l10-20 10 20z"/>
    <draw:marker draw:name="Linienspitzen_20_44" draw:display-name="Linienspitzen 44" svg:viewBox="0 0 20 20" svg:d="M0 20l10-20 10 20z"/>
    <draw:marker draw:name="Linienspitzen_20_45" draw:display-name="Linienspitzen 45" svg:viewBox="0 0 20 20" svg:d="M0 20l10-20 10 20z"/>
    <draw:marker draw:name="Linienspitzen_20_46" draw:display-name="Linienspitzen 46" svg:viewBox="0 0 20 20" svg:d="M0 20l10-20 10 20z"/>
    <draw:marker draw:name="Linienspitzen_20_47" draw:display-name="Linienspitzen 47" svg:viewBox="0 0 20 20" svg:d="M0 20l10-20 10 20z"/>
    <draw:marker draw:name="Linienspitzen_20_48" draw:display-name="Linienspitzen 48" svg:viewBox="0 0 20 20" svg:d="M0 20l10-20 10 20z"/>
    <draw:marker draw:name="Linienspitzen_20_49" draw:display-name="Linienspitzen 49" svg:viewBox="0 0 20 20" svg:d="M0 20l10-20 10 20z"/>
    <draw:marker draw:name="Linienspitzen_20_50" draw:display-name="Linienspitzen 50" svg:viewBox="0 0 20 20" svg:d="M0 20l10-20 10 20z"/>
    <draw:marker draw:name="Linienspitzen_20_51" draw:display-name="Linienspitzen 51" svg:viewBox="0 0 20 20" svg:d="M0 20l10-20 10 20z"/>
    <draw:marker draw:name="Linienspitzen_20_52" draw:display-name="Linienspitzen 52" svg:viewBox="0 0 20 20" svg:d="M0 20l10-20 10 20z"/>
    <draw:marker draw:name="Linienspitzen_20_53" draw:display-name="Linienspitzen 53" svg:viewBox="0 0 20 20" svg:d="M0 20l10-20 10 20z"/>
    <draw:marker draw:name="Linienspitzen_20_54" draw:display-name="Linienspitzen 54" svg:viewBox="0 0 20 20" svg:d="M0 20l10-20 10 20z"/>
    <draw:marker draw:name="Linienspitzen_20_55" draw:display-name="Linienspitzen 55" svg:viewBox="0 0 20 20" svg:d="M0 20l10-20 10 20z"/>
    <draw:marker draw:name="Linienspitzen_20_56" draw:display-name="Linienspitzen 56" svg:viewBox="0 0 20 20" svg:d="M0 20l10-20 10 20z"/>
    <draw:marker draw:name="Linienspitzen_20_57" draw:display-name="Linienspitzen 57" svg:viewBox="0 0 20 20" svg:d="M0 20l10-20 10 20z"/>
    <draw:marker draw:name="Linienspitzen_20_58" draw:display-name="Linienspitzen 58" svg:viewBox="0 0 20 20" svg:d="M0 20l10-20 10 20z"/>
    <draw:marker draw:name="Linienspitzen_20_59" draw:display-name="Linienspitzen 59" svg:viewBox="0 0 20 20" svg:d="M0 20l10-20 10 20z"/>
    <draw:marker draw:name="Linienspitzen_20_60" draw:display-name="Linienspitzen 60" svg:viewBox="0 0 20 20" svg:d="M0 20l10-20 10 20z"/>
    <draw:marker draw:name="Linienspitzen_20_61" draw:display-name="Linienspitzen 61" svg:viewBox="0 0 20 20" svg:d="M0 20l10-20 10 20z"/>
    <draw:marker draw:name="Linienspitzen_20_62" draw:display-name="Linienspitzen 62" svg:viewBox="0 0 20 20" svg:d="M0 20l10-20 10 20z"/>
    <draw:marker draw:name="Linienspitzen_20_63" draw:display-name="Linienspitzen 63" svg:viewBox="0 0 20 20" svg:d="M0 20l10-20 10 20z"/>
    <draw:marker draw:name="Linienspitzen_20_64" draw:display-name="Linienspitzen 64" svg:viewBox="0 0 20 20" svg:d="M0 20l10-20 10 20z"/>
    <draw:marker draw:name="Linienspitzen_20_66" draw:display-name="Linienspitzen 66" svg:viewBox="0 0 20 20" svg:d="M0 20l10-20 10 20z"/>
    <draw:marker draw:name="Linienspitzen_20_67" draw:display-name="Linienspitzen 67" svg:viewBox="0 0 20 20" svg:d="M0 20l10-20 10 20z"/>
    <draw:marker draw:name="Linienspitzen_20_68" draw:display-name="Linienspitzen 68" svg:viewBox="0 0 20 20" svg:d="M0 20l10-20 10 20z"/>
    <draw:marker draw:name="Linienspitzen_20_69" draw:display-name="Linienspitzen 69" svg:viewBox="0 0 20 20" svg:d="M0 20l10-20 10 20z"/>
    <draw:marker draw:name="Linienspitzen_20_70" draw:display-name="Linienspitzen 70" svg:viewBox="0 0 20 20" svg:d="M0 20l10-20 10 20z"/>
    <draw:marker draw:name="Linienspitzen_20_71" draw:display-name="Linienspitzen 71" svg:viewBox="0 0 20 20" svg:d="M0 20l10-20 10 20z"/>
    <draw:marker draw:name="Linienspitzen_20_72" draw:display-name="Linienspitzen 72" svg:viewBox="0 0 20 20" svg:d="M0 20l10-20 10 20z"/>
    <draw:marker draw:name="Linienspitzen_20_73" draw:display-name="Linienspitzen 73" svg:viewBox="0 0 20 20" svg:d="M0 20l10-20 10 20z"/>
    <draw:marker draw:name="Linienspitzen_20_74" draw:display-name="Linienspitzen 74" svg:viewBox="0 0 20 20" svg:d="M0 20l10-20 10 20z"/>
    <draw:marker draw:name="Linienspitzen_20_75" draw:display-name="Linienspitzen 75" svg:viewBox="0 0 20 20" svg:d="M0 20l10-20 10 20z"/>
    <draw:marker draw:name="Linienspitzen_20_76" draw:display-name="Linienspitzen 76" svg:viewBox="0 0 20 20" svg:d="M0 20l10-20 10 20z"/>
    <draw:marker draw:name="Linienspitzen_20_77" draw:display-name="Linienspitzen 77" svg:viewBox="0 0 20 20" svg:d="M0 20l10-20 10 20z"/>
    <draw:marker draw:name="Linienspitzen_20_78" draw:display-name="Linienspitzen 78" svg:viewBox="0 0 20 20" svg:d="M0 20l10-20 10 20z"/>
    <draw:marker draw:name="Linienspitzen_20_79" draw:display-name="Linienspitzen 79" svg:viewBox="0 0 20 20" svg:d="M0 20l10-20 10 20z"/>
    <draw:marker draw:name="Linienspitzen_20_80" draw:display-name="Linienspitzen 80" svg:viewBox="0 0 20 20" svg:d="M0 20l10-20 10 20z"/>
    <draw:marker draw:name="Linienspitzen_20_81" draw:display-name="Linienspitzen 81" svg:viewBox="0 0 20 20" svg:d="M0 20l10-20 10 20z"/>
    <draw:marker draw:name="Linienspitzen_20_82" draw:display-name="Linienspitzen 82" svg:viewBox="0 0 20 20" svg:d="M0 20l10-20 10 20z"/>
    <draw:marker draw:name="Linienspitzen_20_83" draw:display-name="Linienspitzen 83" svg:viewBox="0 0 20 20" svg:d="M0 20l10-20 10 20z"/>
    <draw:marker draw:name="Linienspitzen_20_84" draw:display-name="Linienspitzen 84" svg:viewBox="0 0 20 20" svg:d="M0 20l10-20 10 20z"/>
    <draw:marker draw:name="Linienspitzen_20_85" draw:display-name="Linienspitzen 85" svg:viewBox="0 0 20 20" svg:d="M0 20l10-20 10 20z"/>
    <draw:marker draw:name="Linienspitzen_20_86" draw:display-name="Linienspitzen 86" svg:viewBox="0 0 20 20" svg:d="M0 20l10-20 10 20z"/>
    <draw:marker draw:name="Linienspitzen_20_87" draw:display-name="Linienspitzen 87" svg:viewBox="0 0 20 20" svg:d="M0 20l10-20 10 20z"/>
    <draw:marker draw:name="Linienspitzen_20_88" draw:display-name="Linienspitzen 88" svg:viewBox="0 0 20 20" svg:d="M0 20l10-20 10 20z"/>
    <draw:marker draw:name="Linienspitzen_20_89" draw:display-name="Linienspitzen 89" svg:viewBox="0 0 20 20" svg:d="M0 20l10-20 10 20z"/>
    <draw:marker draw:name="Linienspitzen_20_90" draw:display-name="Linienspitzen 90" svg:viewBox="0 0 20 20" svg:d="M0 20l10-20 10 20z"/>
    <draw:marker draw:name="Linienspitzen_20_91" draw:display-name="Linienspitzen 91" svg:viewBox="0 0 20 20" svg:d="M0 20l10-20 10 20z"/>
    <draw:marker draw:name="Linienspitzen_20_92" draw:display-name="Linienspitzen 92" svg:viewBox="0 0 20 20" svg:d="M0 20l10-20 10 20z"/>
    <draw:marker draw:name="Linienspitzen_20_93" draw:display-name="Linienspitzen 93" svg:viewBox="0 0 20 20" svg:d="M0 20l10-20 10 20z"/>
    <draw:marker draw:name="Linienspitzen_20_94" draw:display-name="Linienspitzen 94" svg:viewBox="0 0 20 20" svg:d="M0 20l10-20 10 20z"/>
    <draw:marker draw:name="Linienspitzen_20_95" draw:display-name="Linienspitzen 95" svg:viewBox="0 0 20 20" svg:d="M0 20l10-20 10 20z"/>
    <draw:marker draw:name="Linienspitzen_20_96" draw:display-name="Linienspitzen 96" svg:viewBox="0 0 20 20" svg:d="M0 20l10-20 10 20z"/>
    <draw:marker draw:name="Linienspitzen_20_97" draw:display-name="Linienspitzen 97" svg:viewBox="0 0 20 20" svg:d="M0 20l10-20 10 20z"/>
    <draw:marker draw:name="Linienspitzen_20_98" draw:display-name="Linienspitzen 98" svg:viewBox="0 0 20 20" svg:d="M0 20l10-20 10 20z"/>
    <draw:marker draw:name="Linienspitzen_20_99" draw:display-name="Linienspitzen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21:26:49.926487215</meta:creation-date>
    <meta:editing-duration>PT5H15M31S</meta:editing-duration>
    <meta:editing-cycles>47</meta:editing-cycles>
    <meta:generator>LibreOffice/24.2.7.2$Linux_X86_64 LibreOffice_project/420$Build-2</meta:generator>
    <dc:date>2025-05-28T21:27:35.085768510</dc:date>
    <meta:document-statistic meta:object-count="711"/>
  </office:meta>
</office:document-meta>
</file>